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urich XBlk BT" svg:font-family="'Zurich XBlk BT'" style:font-family-generic="roman" style:font-pitch="variable"/>
    <style:font-face style:name="Arial1"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Book Antiqua1" svg:font-family="'Book Antiqua'"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Zurich XBlk BT1" svg:font-family="'Zurich XBlk BT'" style:font-family-generic="system" style:font-pitch="variable"/>
  </office:font-face-decls>
  <office:automatic-styles>
    <style:style style:name="Tabla2" style:family="table">
      <style:table-properties style:width="10.522cm" fo:margin-left="4.639cm" fo:margin-top="0cm" fo:margin-bottom="0cm" table:align="left" style:writing-mode="lr-tb"/>
    </style:style>
    <style:style style:name="Tabla2.A" style:family="table-column">
      <style:table-column-properties style:column-width="3.784cm"/>
    </style:style>
    <style:style style:name="Tabla2.B" style:family="table-column">
      <style:table-column-properties style:column-width="1.453cm"/>
    </style:style>
    <style:style style:name="Tabla2.C" style:family="table-column">
      <style:table-column-properties style:column-width="5.285cm"/>
    </style:style>
    <style:style style:name="Tabla2.1" style:family="table-row">
      <style:table-row-properties fo:keep-together="auto"/>
    </style:style>
    <style:style style:name="Tabla2.A1" style:family="table-cell">
      <style:table-cell-properties fo:background-color="#ffffff" fo:padding-left="0.018cm" fo:padding-right="0.018cm" fo:padding-top="0cm" fo:padding-bottom="0cm" fo:border="0.25pt solid #000001">
        <style:background-image/>
      </style:table-cell-properties>
    </style:style>
    <style:style style:name="Tabla3" style:family="table">
      <style:table-properties style:width="15.335cm" fo:margin-left="-0.215cm" fo:margin-top="0cm" fo:margin-bottom="0cm" table:align="left" style:writing-mode="lr-tb"/>
    </style:style>
    <style:style style:name="Tabla3.A" style:family="table-column">
      <style:table-column-properties style:column-width="2.129cm"/>
    </style:style>
    <style:style style:name="Tabla3.B" style:family="table-column">
      <style:table-column-properties style:column-width="1.905cm"/>
    </style:style>
    <style:style style:name="Tabla3.C" style:family="table-column">
      <style:table-column-properties style:column-width="5.396cm"/>
    </style:style>
    <style:style style:name="Tabla3.D" style:family="table-column">
      <style:table-column-properties style:column-width="5.906cm"/>
    </style:style>
    <style:style style:name="Tabla3.1" style:family="table-row">
      <style:table-row-properties fo:keep-together="auto"/>
    </style:style>
    <style:style style:name="Tabla3.A1" style:family="table-cell">
      <style:table-cell-properties fo:background-color="#ffffff" fo:padding-left="0.018cm" fo:padding-right="0.018cm" fo:padding-top="0cm" fo:padding-bottom="0cm" fo:border-left="0.5pt solid #808080" fo:border-right="0.25pt solid #000001" fo:border-top="0.5pt solid #808080" fo:border-bottom="0.5pt solid #808080">
        <style:background-image/>
      </style:table-cell-properties>
    </style:style>
    <style:style style:name="Tabla3.D1" style:family="table-cell">
      <style:table-cell-properties fo:background-color="#ffffff" fo:padding-left="0.018cm" fo:padding-right="0.018cm" fo:padding-top="0cm" fo:padding-bottom="0cm" fo:border="0.5pt solid #808080">
        <style:background-image/>
      </style:table-cell-properties>
    </style:style>
    <style:style style:name="Tabla4" style:family="table">
      <style:table-properties style:width="15.337cm" fo:margin-left="0cm" fo:margin-top="0cm" fo:margin-bottom="0cm" table:align="left" style:writing-mode="lr-tb"/>
    </style:style>
    <style:style style:name="Tabla4.A" style:family="table-column">
      <style:table-column-properties style:column-width="7.661cm"/>
    </style:style>
    <style:style style:name="Tabla4.B" style:family="table-column">
      <style:table-column-properties style:column-width="7.676cm"/>
    </style:style>
    <style:style style:name="Tabla4.1" style:family="table-row">
      <style:table-row-properties fo:keep-together="auto"/>
    </style:style>
    <style:style style:name="Tabla4.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4.B1" style:family="table-cell">
      <style:table-cell-properties fo:background-color="#ffffff" fo:padding-left="0.018cm" fo:padding-right="0.018cm" fo:padding-top="0cm" fo:padding-bottom="0cm" fo:border="0.5pt solid #000001">
        <style:background-image/>
      </style:table-cell-properties>
    </style:style>
    <style:style style:name="Tabla13" style:family="table">
      <style:table-properties style:width="13.832cm" fo:margin-left="1.214cm" fo:margin-top="0cm" fo:margin-bottom="0cm" table:align="left" style:writing-mode="lr-tb"/>
    </style:style>
    <style:style style:name="Tabla13.A" style:family="table-column">
      <style:table-column-properties style:column-width="4.193cm"/>
    </style:style>
    <style:style style:name="Tabla13.B" style:family="table-column">
      <style:table-column-properties style:column-width="9.64cm"/>
    </style:style>
    <style:style style:name="Tabla13.1" style:family="table-row">
      <style:table-row-properties fo:keep-together="auto"/>
    </style:style>
    <style:style style:name="Tabla13.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3.B1" style:family="table-cell">
      <style:table-cell-properties fo:background-color="#ffffff" fo:padding-left="0.018cm" fo:padding-right="0.018cm" fo:padding-top="0cm" fo:padding-bottom="0cm" fo:border="0.25pt solid #000001">
        <style:background-image/>
      </style:table-cell-properties>
    </style:style>
    <style:style style:name="Tabla14" style:family="table">
      <style:table-properties style:width="16.011cm" fo:margin-left="1.441cm" fo:margin-top="0cm" fo:margin-bottom="0cm" table:align="left" style:writing-mode="lr-tb"/>
    </style:style>
    <style:style style:name="Tabla14.A" style:family="table-column">
      <style:table-column-properties style:column-width="4.186cm"/>
    </style:style>
    <style:style style:name="Tabla14.B" style:family="table-column">
      <style:table-column-properties style:column-width="11.825cm"/>
    </style:style>
    <style:style style:name="Tabla14.1" style:family="table-row">
      <style:table-row-properties fo:keep-together="auto"/>
    </style:style>
    <style:style style:name="Tabla14.A1" style:family="table-cell">
      <style:table-cell-properties style:vertical-align="middle" fo:background-color="#ffffff" fo:padding-left="0.127cm" fo:padding-right="0.123cm" fo:padding-top="0cm" fo:padding-bottom="0cm" fo:border="0.25pt solid #000001">
        <style:background-image/>
      </style:table-cell-properties>
    </style:style>
    <style:style style:name="Tabla14.A3" style:family="table-cell">
      <style:table-cell-properties style:vertical-align="middle" fo:padding-left="0.127cm" fo:padding-right="0.123cm" fo:padding-top="0cm" fo:padding-bottom="0cm" fo:border="0.25pt solid #000001"/>
    </style:style>
    <style:style style:name="Tabla14.B3" style:family="table-cell">
      <style:table-cell-properties style:vertical-align="middle" fo:padding-left="0.127cm" fo:padding-right="0.123cm" fo:padding-top="0cm" fo:padding-bottom="0cm" fo:border="0.25pt solid #000001"/>
    </style:style>
    <style:style style:name="Tabla14.A4" style:family="table-cell">
      <style:table-cell-properties style:vertical-align="middle" fo:padding-left="0.127cm" fo:padding-right="0.123cm" fo:padding-top="0cm" fo:padding-bottom="0cm" fo:border="0.25pt solid #000001"/>
    </style:style>
    <style:style style:name="Tabla14.B4" style:family="table-cell">
      <style:table-cell-properties style:vertical-align="middle" fo:padding-left="0.127cm" fo:padding-right="0.123cm" fo:padding-top="0cm" fo:padding-bottom="0cm" fo:border="0.25pt solid #000001"/>
    </style:style>
    <style:style style:name="Tabla14.A5" style:family="table-cell">
      <style:table-cell-properties style:vertical-align="middle" fo:padding-left="0.127cm" fo:padding-right="0.123cm" fo:padding-top="0cm" fo:padding-bottom="0cm" fo:border="0.25pt solid #000001"/>
    </style:style>
    <style:style style:name="Tabla14.B5" style:family="table-cell">
      <style:table-cell-properties style:vertical-align="middle" fo:padding-left="0.127cm" fo:padding-right="0.123cm" fo:padding-top="0cm" fo:padding-bottom="0cm" fo:border="0.25pt solid #000001"/>
    </style:style>
    <style:style style:name="Tabla14.A6" style:family="table-cell">
      <style:table-cell-properties style:vertical-align="middle" fo:padding-left="0.127cm" fo:padding-right="0.123cm" fo:padding-top="0cm" fo:padding-bottom="0cm" fo:border="0.25pt solid #000001"/>
    </style:style>
    <style:style style:name="Tabla14.B6" style:family="table-cell">
      <style:table-cell-properties style:vertical-align="middle" fo:padding-left="0.127cm" fo:padding-right="0.123cm" fo:padding-top="0cm" fo:padding-bottom="0cm" fo:border="0.25pt solid #000001"/>
    </style:style>
    <style:style style:name="Tabla14.A7" style:family="table-cell">
      <style:table-cell-properties style:vertical-align="middle" fo:padding-left="0.127cm" fo:padding-right="0.123cm" fo:padding-top="0cm" fo:padding-bottom="0cm" fo:border="0.25pt solid #000001"/>
    </style:style>
    <style:style style:name="Tabla14.B7" style:family="table-cell">
      <style:table-cell-properties style:vertical-align="middle" fo:padding-left="0.127cm" fo:padding-right="0.123cm" fo:padding-top="0cm" fo:padding-bottom="0cm" fo:border="0.25pt solid #000001"/>
    </style:style>
    <style:style style:name="Tabla14.A8" style:family="table-cell">
      <style:table-cell-properties style:vertical-align="middle" fo:padding-left="0.127cm" fo:padding-right="0.123cm" fo:padding-top="0cm" fo:padding-bottom="0cm" fo:border="0.25pt solid #000001"/>
    </style:style>
    <style:style style:name="Tabla14.B8" style:family="table-cell">
      <style:table-cell-properties style:vertical-align="middle" fo:padding-left="0.127cm" fo:padding-right="0.123cm" fo:padding-top="0cm" fo:padding-bottom="0cm" fo:border="0.25pt solid #000001"/>
    </style:style>
    <style:style style:name="Tabla14.A9" style:family="table-cell">
      <style:table-cell-properties style:vertical-align="middle" fo:padding-left="0.127cm" fo:padding-right="0.123cm" fo:padding-top="0cm" fo:padding-bottom="0cm" fo:border="0.25pt solid #000001"/>
    </style:style>
    <style:style style:name="Tabla14.B9" style:family="table-cell">
      <style:table-cell-properties style:vertical-align="middle" fo:padding-left="0.127cm" fo:padding-right="0.123cm" fo:padding-top="0cm" fo:padding-bottom="0cm" fo:border="0.25pt solid #000001"/>
    </style:style>
    <style:style style:name="Tabla14.A10" style:family="table-cell">
      <style:table-cell-properties style:vertical-align="middle" fo:padding-left="0.127cm" fo:padding-right="0.123cm" fo:padding-top="0cm" fo:padding-bottom="0cm" fo:border="0.25pt solid #000001"/>
    </style:style>
    <style:style style:name="Tabla14.B10" style:family="table-cell">
      <style:table-cell-properties style:vertical-align="middle" fo:padding-left="0.127cm" fo:padding-right="0.123cm" fo:padding-top="0cm" fo:padding-bottom="0cm" fo:border="0.25pt solid #000001"/>
    </style:style>
    <style:style style:name="Tabla14.A11" style:family="table-cell">
      <style:table-cell-properties style:vertical-align="middle" fo:padding-left="0.127cm" fo:padding-right="0.123cm" fo:padding-top="0cm" fo:padding-bottom="0cm" fo:border="0.25pt solid #000001"/>
    </style:style>
    <style:style style:name="Tabla14.B11" style:family="table-cell">
      <style:table-cell-properties style:vertical-align="middle" fo:padding-left="0.127cm" fo:padding-right="0.123cm" fo:padding-top="0cm" fo:padding-bottom="0cm" fo:border="0.25pt solid #000001"/>
    </style:style>
    <style:style style:name="Tabla14.A12" style:family="table-cell">
      <style:table-cell-properties style:vertical-align="middle" fo:padding-left="0.127cm" fo:padding-right="0.123cm" fo:padding-top="0cm" fo:padding-bottom="0cm" fo:border="0.25pt solid #000001"/>
    </style:style>
    <style:style style:name="Tabla14.B12" style:family="table-cell">
      <style:table-cell-properties style:vertical-align="middle" fo:padding-left="0.127cm" fo:padding-right="0.123cm" fo:padding-top="0cm" fo:padding-bottom="0cm" fo:border="0.25pt solid #000001"/>
    </style:style>
    <style:style style:name="Tabla14.A13" style:family="table-cell">
      <style:table-cell-properties style:vertical-align="middle" fo:padding-left="0.127cm" fo:padding-right="0.123cm" fo:padding-top="0cm" fo:padding-bottom="0cm" fo:border="0.25pt solid #000001"/>
    </style:style>
    <style:style style:name="Tabla14.B13" style:family="table-cell">
      <style:table-cell-properties style:vertical-align="middle" fo:padding-left="0.127cm" fo:padding-right="0.123cm" fo:padding-top="0cm" fo:padding-bottom="0cm" fo:border="0.25pt solid #000001"/>
    </style:style>
    <style:style style:name="Tabla15" style:family="table">
      <style:table-properties style:width="16.043cm" fo:margin-top="0cm" fo:margin-bottom="0cm" table:align="right" style:writing-mode="lr-tb"/>
    </style:style>
    <style:style style:name="Tabla15.A" style:family="table-column">
      <style:table-column-properties style:column-width="2.598cm"/>
    </style:style>
    <style:style style:name="Tabla15.B" style:family="table-column">
      <style:table-column-properties style:column-width="13.444cm"/>
    </style:style>
    <style:style style:name="Tabla15.1" style:family="table-row">
      <style:table-row-properties fo:keep-together="auto"/>
    </style:style>
    <style:style style:name="Tabla15.A1" style:family="table-cell">
      <style:table-cell-properties style:vertical-align="middle" fo:background-color="#ffffff" fo:padding-left="0.127cm" fo:padding-right="0.123cm" fo:padding-top="0cm" fo:padding-bottom="0cm" fo:border="0.25pt solid #000001">
        <style:background-image/>
      </style:table-cell-properties>
    </style:style>
    <style:style style:name="Tabla15.A3" style:family="table-cell">
      <style:table-cell-properties style:vertical-align="middle" fo:padding-left="0.127cm" fo:padding-right="0.123cm" fo:padding-top="0cm" fo:padding-bottom="0cm" fo:border="0.25pt solid #000001"/>
    </style:style>
    <style:style style:name="Tabla15.B3" style:family="table-cell">
      <style:table-cell-properties fo:padding-left="0.127cm" fo:padding-right="0.123cm" fo:padding-top="0cm" fo:padding-bottom="0cm" fo:border="0.25pt solid #000001"/>
    </style:style>
    <style:style style:name="Tabla15.A4" style:family="table-cell">
      <style:table-cell-properties fo:padding-left="0.127cm" fo:padding-right="0.123cm" fo:padding-top="0cm" fo:padding-bottom="0cm" fo:border="0.25pt solid #000001"/>
    </style:style>
    <style:style style:name="Tabla15.B4" style:family="table-cell">
      <style:table-cell-properties fo:padding-left="0.127cm" fo:padding-right="0.123cm" fo:padding-top="0cm" fo:padding-bottom="0cm" fo:border="0.25pt solid #000001"/>
    </style:style>
    <style:style style:name="Tabla15.A5" style:family="table-cell">
      <style:table-cell-properties style:vertical-align="middle" fo:padding-left="0.127cm" fo:padding-right="0.123cm" fo:padding-top="0cm" fo:padding-bottom="0cm" fo:border="0.25pt solid #000001"/>
    </style:style>
    <style:style style:name="Tabla15.B5" style:family="table-cell">
      <style:table-cell-properties fo:padding-left="0.127cm" fo:padding-right="0.123cm" fo:padding-top="0cm" fo:padding-bottom="0cm" fo:border="0.25pt solid #000001"/>
    </style:style>
    <style:style style:name="Tabla15.A6" style:family="table-cell">
      <style:table-cell-properties style:vertical-align="middle" fo:padding-left="0.127cm" fo:padding-right="0.123cm" fo:padding-top="0cm" fo:padding-bottom="0cm" fo:border="0.25pt solid #000001"/>
    </style:style>
    <style:style style:name="Tabla15.B6" style:family="table-cell">
      <style:table-cell-properties fo:padding-left="0.127cm" fo:padding-right="0.123cm" fo:padding-top="0cm" fo:padding-bottom="0cm" fo:border="0.25pt solid #000001"/>
    </style:style>
    <style:style style:name="Tabla16" style:family="table">
      <style:table-properties style:width="15.732cm" fo:margin-left="1.536cm" fo:margin-top="0cm" fo:margin-bottom="0cm" table:align="left" style:writing-mode="lr-tb"/>
    </style:style>
    <style:style style:name="Tabla16.A" style:family="table-column">
      <style:table-column-properties style:column-width="1.804cm"/>
    </style:style>
    <style:style style:name="Tabla16.B" style:family="table-column">
      <style:table-column-properties style:column-width="2.718cm"/>
    </style:style>
    <style:style style:name="Tabla16.C" style:family="table-column">
      <style:table-column-properties style:column-width="5.292cm"/>
    </style:style>
    <style:style style:name="Tabla16.D" style:family="table-column">
      <style:table-column-properties style:column-width="3.607cm"/>
    </style:style>
    <style:style style:name="Tabla16.E" style:family="table-column">
      <style:table-column-properties style:column-width="2.311cm"/>
    </style:style>
    <style:style style:name="Tabla16.1" style:family="table-row">
      <style:table-row-properties fo:keep-together="auto"/>
    </style:style>
    <style:style style:name="Tabla16.A1" style:family="table-cell">
      <style:table-cell-properties fo:background-color="#ffffff" fo:padding-left="0.018cm" fo:padding-right="0.018cm" fo:padding-top="0cm" fo:padding-bottom="0cm" fo:border="0.25pt solid #000001">
        <style:background-image/>
      </style:table-cell-properties>
    </style:style>
    <style:style style:name="Tabla16.A3"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6.E3" style:family="table-cell">
      <style:table-cell-properties fo:background-color="#ffffff" fo:padding-left="0.018cm" fo:padding-right="0.018cm" fo:padding-top="0cm" fo:padding-bottom="0cm" fo:border="0.5pt solid #000001">
        <style:background-image/>
      </style:table-cell-properties>
    </style:style>
    <style:style style:name="Tabla30" style:family="table">
      <style:table-properties style:width="13.767cm" fo:margin-left="1.561cm" fo:margin-top="0cm" fo:margin-bottom="0cm" table:align="left" style:writing-mode="lr-tb"/>
    </style:style>
    <style:style style:name="Tabla30.A" style:family="table-column">
      <style:table-column-properties style:column-width="4.136cm"/>
    </style:style>
    <style:style style:name="Tabla30.B" style:family="table-column">
      <style:table-column-properties style:column-width="9.631cm"/>
    </style:style>
    <style:style style:name="Tabla30.1" style:family="table-row">
      <style:table-row-properties fo:keep-together="auto"/>
    </style:style>
    <style:style style:name="Tabla30.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0.B1" style:family="table-cell">
      <style:table-cell-properties fo:background-color="#ffffff" fo:padding-left="0.018cm" fo:padding-right="0.018cm" fo:padding-top="0cm" fo:padding-bottom="0cm" fo:border="0.25pt solid #000001">
        <style:background-image/>
      </style:table-cell-properties>
    </style:style>
    <style:style style:name="Tabla31" style:family="table">
      <style:table-properties style:width="13.67cm" fo:margin-left="1.658cm" fo:margin-top="0cm" fo:margin-bottom="0cm" table:align="left" style:writing-mode="lr-tb"/>
    </style:style>
    <style:style style:name="Tabla31.A" style:family="table-column">
      <style:table-column-properties style:column-width="4.041cm"/>
    </style:style>
    <style:style style:name="Tabla31.B" style:family="table-column">
      <style:table-column-properties style:column-width="9.629cm"/>
    </style:style>
    <style:style style:name="Tabla31.1" style:family="table-row">
      <style:table-row-properties fo:keep-together="auto"/>
    </style:style>
    <style:style style:name="Tabla31.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1.B1" style:family="table-cell">
      <style:table-cell-properties fo:background-color="#ffffff" fo:padding-left="0.018cm" fo:padding-right="0.018cm" fo:padding-top="0cm" fo:padding-bottom="0cm" fo:border="0.25pt solid #000001">
        <style:background-image/>
      </style:table-cell-properties>
    </style:style>
    <style:style style:name="Tabla32" style:family="table">
      <style:table-properties style:width="13.598cm" fo:margin-left="1.73cm" fo:margin-top="0cm" fo:margin-bottom="0cm" table:align="left" style:writing-mode="lr-tb"/>
    </style:style>
    <style:style style:name="Tabla32.A" style:family="table-column">
      <style:table-column-properties style:column-width="3.969cm"/>
    </style:style>
    <style:style style:name="Tabla32.B" style:family="table-column">
      <style:table-column-properties style:column-width="9.629cm"/>
    </style:style>
    <style:style style:name="Tabla32.1" style:family="table-row">
      <style:table-row-properties fo:keep-together="auto"/>
    </style:style>
    <style:style style:name="Tabla32.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2.B1" style:family="table-cell">
      <style:table-cell-properties fo:background-color="#ffffff" fo:padding-left="0.018cm" fo:padding-right="0.018cm" fo:padding-top="0cm" fo:padding-bottom="0cm" fo:border="0.25pt solid #000001">
        <style:background-image/>
      </style:table-cell-properties>
    </style:style>
    <style:style style:name="Tabla25" style:family="table">
      <style:table-properties style:width="12.457cm" fo:margin-top="0cm" fo:margin-bottom="0cm" table:align="center" style:writing-mode="lr-tb"/>
    </style:style>
    <style:style style:name="Tabla25.A" style:family="table-column">
      <style:table-column-properties style:column-width="5.248cm"/>
    </style:style>
    <style:style style:name="Tabla25.B" style:family="table-column">
      <style:table-column-properties style:column-width="7.209cm"/>
    </style:style>
    <style:style style:name="Tabla25.1" style:family="table-row">
      <style:table-row-properties fo:keep-together="auto"/>
    </style:style>
    <style:style style:name="Tabla25.A1" style:family="table-cell">
      <style:table-cell-properties fo:background-color="#808080" fo:padding-left="0.191cm" fo:padding-right="0.191cm" fo:padding-top="0cm" fo:padding-bottom="0cm" fo:border-left="none" fo:border-right="none" fo:border-top="2.25pt solid #00000a" fo:border-bottom="2.25pt solid #00000a">
        <style:background-image/>
      </style:table-cell-properties>
    </style:style>
    <style:style style:name="Tabla25.2" style:family="table-row">
      <style:table-row-properties style:min-row-height="0.226cm" fo:keep-together="auto"/>
    </style:style>
    <style:style style:name="Tabla25.A2" style:family="table-cell">
      <style:table-cell-properties fo:background-color="#808080" fo:padding-left="0.191cm" fo:padding-right="0.191cm" fo:padding-top="0cm" fo:padding-bottom="0cm" fo:border-left="none" fo:border-right="none" fo:border-top="none" fo:border-bottom="2.25pt solid #00000a">
        <style:background-image/>
      </style:table-cell-properties>
    </style:style>
    <style:style style:name="Tabla25.B2" style:family="table-cell">
      <style:table-cell-properties fo:background-color="#d8d8d8" fo:padding-left="0.191cm" fo:padding-right="0.191cm" fo:padding-top="0cm" fo:padding-bottom="0cm" fo:border="none">
        <style:background-image/>
      </style:table-cell-properties>
    </style:style>
    <style:style style:name="Tabla25.3" style:family="table-row">
      <style:table-row-properties style:min-row-height="0.168cm" fo:keep-together="auto"/>
    </style:style>
    <style:style style:name="Tabla25.B3" style:family="table-cell">
      <style:table-cell-properties fo:padding-left="0.191cm" fo:padding-right="0.191cm" fo:padding-top="0cm" fo:padding-bottom="0cm" fo:border="none"/>
    </style:style>
    <style:style style:name="Tabla25.4" style:family="table-row">
      <style:table-row-properties style:min-row-height="0.18cm" fo:keep-together="auto"/>
    </style:style>
    <style:style style:name="Tabla25.B5" style:family="table-cell">
      <style:table-cell-properties fo:padding-left="0.191cm" fo:padding-right="0.191cm" fo:padding-top="0cm" fo:padding-bottom="0cm" fo:border="none"/>
    </style:style>
    <style:style style:name="Tabla25.B7" style:family="table-cell">
      <style:table-cell-properties fo:padding-left="0.191cm" fo:padding-right="0.191cm" fo:padding-top="0cm" fo:padding-bottom="0cm" fo:border="none"/>
    </style:style>
    <style:style style:name="Tabla25.B9" style:family="table-cell">
      <style:table-cell-properties fo:padding-left="0.191cm" fo:padding-right="0.191cm" fo:padding-top="0cm" fo:padding-bottom="0cm" fo:border="none"/>
    </style:style>
    <style:style style:name="Tabla25.B11" style:family="table-cell">
      <style:table-cell-properties fo:padding-left="0.191cm" fo:padding-right="0.191cm" fo:padding-top="0cm" fo:padding-bottom="0cm" fo:border="none"/>
    </style:style>
    <style:style style:name="Tabla25.B13" style:family="table-cell">
      <style:table-cell-properties fo:padding-left="0.191cm" fo:padding-right="0.191cm" fo:padding-top="0cm" fo:padding-bottom="0cm" fo:border="none"/>
    </style:style>
    <style:style style:name="Tabla25.B15" style:family="table-cell">
      <style:table-cell-properties fo:padding-left="0.191cm" fo:padding-right="0.191cm" fo:padding-top="0cm" fo:padding-bottom="0cm" fo:border-left="none" fo:border-right="none" fo:border-top="none" fo:border-bottom="2.25pt solid #00000a"/>
    </style:style>
    <style:style style:name="Tabla25.B16" style:family="table-cell">
      <style:table-cell-properties fo:padding-left="0.191cm" fo:padding-right="0.191cm" fo:padding-top="0cm" fo:padding-bottom="0cm" fo:border-left="none" fo:border-right="none" fo:border-top="none" fo:border-bottom="2.25pt solid #00000a"/>
    </style:style>
    <style:style style:name="Tabla18" style:family="table">
      <style:table-properties style:width="14.492cm" fo:margin-left="0.66cm" fo:margin-top="0cm" fo:margin-bottom="0cm" table:align="left" style:writing-mode="lr-tb"/>
    </style:style>
    <style:style style:name="Tabla18.A" style:family="table-column">
      <style:table-column-properties style:column-width="4.419cm"/>
    </style:style>
    <style:style style:name="Tabla18.B" style:family="table-column">
      <style:table-column-properties style:column-width="3.168cm"/>
    </style:style>
    <style:style style:name="Tabla18.C" style:family="table-column">
      <style:table-column-properties style:column-width="3.484cm"/>
    </style:style>
    <style:style style:name="Tabla18.D" style:family="table-column">
      <style:table-column-properties style:column-width="3.35cm"/>
    </style:style>
    <style:style style:name="Tabla18.E" style:family="table-column">
      <style:table-column-properties style:column-width="0.072cm"/>
    </style:style>
    <style:style style:name="Tabla18.1" style:family="table-row">
      <style:table-row-properties fo:keep-together="auto"/>
    </style:style>
    <style:style style:name="Tabla1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8.B1" style:family="table-cell">
      <style:table-cell-properties fo:background-color="#ffffff" fo:padding-left="0.018cm" fo:padding-right="0.018cm" fo:padding-top="0cm" fo:padding-bottom="0cm" fo:border="0.25pt solid #000001">
        <style:background-image/>
      </style:table-cell-properties>
    </style:style>
    <style:style style:name="Tabla18.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18.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1" style:family="table">
      <style:table-properties style:width="13.832cm" fo:margin-left="1.214cm" fo:margin-top="0cm" fo:margin-bottom="0cm" table:align="left" style:writing-mode="lr-tb"/>
    </style:style>
    <style:style style:name="Tabla1.A" style:family="table-column">
      <style:table-column-properties style:column-width="4.193cm"/>
    </style:style>
    <style:style style:name="Tabla1.B" style:family="table-column">
      <style:table-column-properties style:column-width="9.64cm"/>
    </style:style>
    <style:style style:name="Tabla1.1" style:family="table-row">
      <style:table-row-properties fo:keep-together="auto"/>
    </style:style>
    <style:style style:name="Tabla1.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B1" style:family="table-cell">
      <style:table-cell-properties fo:background-color="#ffffff" fo:padding-left="0.018cm" fo:padding-right="0.018cm" fo:padding-top="0cm" fo:padding-bottom="0cm" fo:border="0.25pt solid #000001">
        <style:background-image/>
      </style:table-cell-properties>
    </style:style>
    <style:style style:name="Tabla8" style:family="table">
      <style:table-properties style:width="13.832cm" fo:margin-left="1.214cm" fo:margin-top="0cm" fo:margin-bottom="0cm" table:align="left" style:writing-mode="lr-tb"/>
    </style:style>
    <style:style style:name="Tabla8.A" style:family="table-column">
      <style:table-column-properties style:column-width="4.193cm"/>
    </style:style>
    <style:style style:name="Tabla8.B" style:family="table-column">
      <style:table-column-properties style:column-width="9.64cm"/>
    </style:style>
    <style:style style:name="Tabla8.1" style:family="table-row">
      <style:table-row-properties fo:keep-together="auto"/>
    </style:style>
    <style:style style:name="Tabla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8.B1" style:family="table-cell">
      <style:table-cell-properties fo:background-color="#ffffff" fo:padding-left="0.018cm" fo:padding-right="0.018cm" fo:padding-top="0cm" fo:padding-bottom="0cm" fo:border="0.25pt solid #000001">
        <style:background-image/>
      </style:table-cell-properties>
    </style:style>
    <style:style style:name="Tabla10" style:family="table">
      <style:table-properties style:width="13.832cm" fo:margin-left="1.214cm" fo:margin-top="0cm" fo:margin-bottom="0cm" table:align="left" style:writing-mode="lr-tb"/>
    </style:style>
    <style:style style:name="Tabla10.A" style:family="table-column">
      <style:table-column-properties style:column-width="4.193cm"/>
    </style:style>
    <style:style style:name="Tabla10.B" style:family="table-column">
      <style:table-column-properties style:column-width="9.64cm"/>
    </style:style>
    <style:style style:name="Tabla10.1" style:family="table-row">
      <style:table-row-properties fo:keep-together="auto"/>
    </style:style>
    <style:style style:name="Tabla10.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0.B1" style:family="table-cell">
      <style:table-cell-properties fo:background-color="#ffffff" fo:padding-left="0.018cm" fo:padding-right="0.018cm" fo:padding-top="0cm" fo:padding-bottom="0cm" fo:border="0.25pt solid #000001">
        <style:background-image/>
      </style:table-cell-properties>
    </style:style>
    <style:style style:name="Tabla11" style:family="table">
      <style:table-properties style:width="14.288cm" fo:margin-left="1.466cm" fo:margin-top="0cm" fo:margin-bottom="0cm" table:align="left" style:writing-mode="lr-tb"/>
    </style:style>
    <style:style style:name="Tabla11.A" style:family="table-column">
      <style:table-column-properties style:column-width="1.997cm"/>
    </style:style>
    <style:style style:name="Tabla11.B" style:family="table-column">
      <style:table-column-properties style:column-width="3.799cm"/>
    </style:style>
    <style:style style:name="Tabla11.C" style:family="table-column">
      <style:table-column-properties style:column-width="6.302cm"/>
    </style:style>
    <style:style style:name="Tabla11.D" style:family="table-column">
      <style:table-column-properties style:column-width="2.189cm"/>
    </style:style>
    <style:style style:name="Tabla11.1" style:family="table-row">
      <style:table-row-properties fo:keep-together="auto"/>
    </style:style>
    <style:style style:name="Tabla11.A1" style:family="table-cell">
      <style:table-cell-properties fo:background-color="#808080" fo:padding-left="0.191cm" fo:padding-right="0.191cm" fo:padding-top="0cm" fo:padding-bottom="0cm" fo:border-left="none" fo:border-right="none" fo:border-top="2.25pt solid #00000a" fo:border-bottom="2.25pt solid #00000a">
        <style:background-image/>
      </style:table-cell-properties>
    </style:style>
    <style:style style:name="Tabla11.A2" style:family="table-cell">
      <style:table-cell-properties fo:background-color="#808080" fo:padding-left="0.191cm" fo:padding-right="0.191cm" fo:padding-top="0cm" fo:padding-bottom="0cm" fo:border-left="none" fo:border-right="none" fo:border-top="none" fo:border-bottom="2.25pt solid #00000a">
        <style:background-image/>
      </style:table-cell-properties>
    </style:style>
    <style:style style:name="Tabla11.B2" style:family="table-cell">
      <style:table-cell-properties fo:padding-left="0.191cm" fo:padding-right="0.191cm" fo:padding-top="0cm" fo:padding-bottom="0cm" fo:border="none"/>
    </style:style>
    <style:style style:name="Tabla11.C2" style:family="table-cell">
      <style:table-cell-properties fo:padding-left="0.191cm" fo:padding-right="0.191cm" fo:padding-top="0cm" fo:padding-bottom="0cm" fo:border="none"/>
    </style:style>
    <style:style style:name="Tabla11.D2" style:family="table-cell">
      <style:table-cell-properties fo:padding-left="0.191cm" fo:padding-right="0.191cm" fo:padding-top="0cm" fo:padding-bottom="0cm" fo:border="none"/>
    </style:style>
    <style:style style:name="Tabla11.B3" style:family="table-cell">
      <style:table-cell-properties fo:background-color="#d8d8d8" fo:padding-left="0.191cm" fo:padding-right="0.191cm" fo:padding-top="0cm" fo:padding-bottom="0cm" fo:border="none">
        <style:background-image/>
      </style:table-cell-properties>
    </style:style>
    <style:style style:name="Tabla11.B4" style:family="table-cell">
      <style:table-cell-properties fo:padding-left="0.191cm" fo:padding-right="0.191cm" fo:padding-top="0cm" fo:padding-bottom="0cm" fo:border-left="none" fo:border-right="none" fo:border-top="none" fo:border-bottom="2.25pt solid #00000a"/>
    </style:style>
    <style:style style:name="Tabla11.C4" style:family="table-cell">
      <style:table-cell-properties fo:padding-left="0.191cm" fo:padding-right="0.191cm" fo:padding-top="0cm" fo:padding-bottom="0cm" fo:border-left="none" fo:border-right="none" fo:border-top="none" fo:border-bottom="2.25pt solid #00000a"/>
    </style:style>
    <style:style style:name="Tabla11.D4" style:family="table-cell">
      <style:table-cell-properties fo:padding-left="0.191cm" fo:padding-right="0.191cm" fo:padding-top="0cm" fo:padding-bottom="0cm" fo:border-left="none" fo:border-right="none" fo:border-top="none" fo:border-bottom="2.25pt solid #00000a"/>
    </style:style>
    <style:style style:name="P1" style:family="paragraph" style:parent-style-name="Header">
      <style:paragraph-properties fo:text-align="end" style:justify-single-word="false" fo:orphans="2" fo:widows="2"/>
      <style:text-properties fo:font-size="12pt" fo:language="es" fo:country="AR" style:font-size-asian="12pt" style:font-size-complex="12pt"/>
    </style:style>
    <style:style style:name="P2"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P3"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P4" style:family="paragraph" style:parent-style-name="Header">
      <style:paragraph-properties fo:orphans="2" fo:widows="2"/>
      <style:text-properties fo:font-size="12pt" fo:language="es" fo:country="AR" style:font-size-asian="12pt" style:font-size-complex="12pt"/>
    </style:style>
    <style:style style:name="P5" style:family="paragraph" style:parent-style-name="Header">
      <style:paragraph-properties fo:text-align="center" style:justify-single-word="false" fo:orphans="2" fo:widows="2"/>
      <style:text-properties fo:language="es" fo:country="AR" style:font-size-complex="12pt"/>
    </style:style>
    <style:style style:name="P6"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P7"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P8" style:family="paragraph" style:parent-style-name="Header">
      <style:paragraph-properties fo:orphans="2" fo:widows="2"/>
      <style:text-properties fo:language="es" fo:country="AR" style:font-size-complex="12pt"/>
    </style:style>
    <style:style style:name="P9" style:family="paragraph" style:parent-style-name="Head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P10"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style>
    <style:style style:name="P11"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color="#000080" fo:language="es" fo:country="AR" fo:font-weight="bold" style:font-weight-asian="bold" style:font-size-complex="12pt"/>
    </style:style>
    <style:style style:name="P12"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language="es" fo:country="AR" style:font-size-complex="12pt"/>
    </style:style>
    <style:style style:name="P13"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font-size="8pt" fo:language="es" fo:country="AR" style:font-size-asian="8pt" style:font-size-complex="12pt"/>
    </style:style>
    <style:style style:name="P14" style:family="paragraph" style:parent-style-name="Standard">
      <style:paragraph-properties fo:orphans="2" fo:widows="2"/>
      <style:text-properties fo:font-size="12pt" fo:language="es" fo:country="AR" style:font-size-asian="12pt" style:font-size-complex="12pt"/>
    </style:style>
    <style:style style:name="P15" style:family="paragraph" style:parent-style-name="Standard">
      <style:paragraph-properties fo:text-align="center" style:justify-single-word="false" fo:orphans="2" fo:widows="2"/>
      <style:text-properties fo:font-size="12pt" fo:language="es" fo:country="AR" style:font-size-asian="12pt" style:font-size-complex="12pt"/>
    </style:style>
    <style:style style:name="P16" style:family="paragraph" style:parent-style-name="Standard">
      <style:text-properties fo:language="es" fo:country="AR"/>
    </style:style>
    <style:style style:name="P17" style:family="paragraph" style:parent-style-name="Standard">
      <style:paragraph-properties fo:orphans="2" fo:widows="2"/>
      <style:text-properties fo:language="es" fo:country="AR" style:font-size-complex="12pt"/>
    </style:style>
    <style:style style:name="P18" style:family="paragraph" style:parent-style-name="Standard">
      <style:paragraph-properties fo:text-align="end" style:justify-single-word="false" fo:orphans="2" fo:widows="2"/>
      <style:text-properties fo:language="es" fo:country="AR" style:font-size-complex="12pt"/>
    </style:style>
    <style:style style:name="P19" style:family="paragraph" style:parent-style-name="Standard">
      <style:paragraph-properties fo:text-align="center" style:justify-single-word="false" fo:orphans="2" fo:widows="2"/>
      <style:text-properties fo:language="es" fo:country="AR" style:font-size-complex="12pt"/>
    </style:style>
    <style:style style:name="P20" style:family="paragraph" style:parent-style-name="Standard">
      <style:paragraph-properties fo:orphans="2" fo:widows="2"/>
      <style:text-properties fo:language="es" fo:country="AR"/>
    </style:style>
    <style:style style:name="P21" style:family="paragraph" style:parent-style-name="Standard">
      <style:text-properties fo:language="es" fo:country="AR" officeooo:paragraph-rsid="00234233"/>
    </style:style>
    <style:style style:name="P22" style:family="paragraph" style:parent-style-name="Standard">
      <style:text-properties fo:language="es" fo:country="AR" officeooo:paragraph-rsid="000da43b"/>
    </style:style>
    <style:style style:name="P23" style:family="paragraph" style:parent-style-name="Standard">
      <style:text-properties fo:language="es" fo:country="AR" officeooo:paragraph-rsid="000e66a4"/>
    </style:style>
    <style:style style:name="P24" style:family="paragraph" style:parent-style-name="Standard">
      <style:paragraph-properties fo:text-align="center" style:justify-single-word="false" fo:orphans="2" fo:widows="2"/>
      <style:text-properties fo:language="es" fo:country="AR" fo:font-weight="bold" style:font-weight-asian="bold" style:font-size-complex="12pt"/>
    </style:style>
    <style:style style:name="P25" style:family="paragraph" style:parent-style-name="Standard">
      <style:text-properties fo:language="es" fo:country="AR" style:language-asian="ja" style:country-asian="JP"/>
    </style:style>
    <style:style style:name="P26" style:family="paragraph" style:parent-style-name="Standard">
      <style:paragraph-properties fo:orphans="2" fo:widows="2"/>
      <style:text-properties fo:font-size="8pt" fo:language="es" fo:country="AR" style:font-size-asian="8pt" style:font-size-complex="12pt"/>
    </style:style>
    <style:style style:name="P27" style:family="paragraph" style:parent-style-name="Standard">
      <style:paragraph-properties fo:orphans="2" fo:widows="2"/>
      <style:text-properties style:font-name="Times New Roman" fo:font-size="12pt" fo:language="es" fo:country="AR" style:font-size-asian="12pt" style:font-size-complex="12pt"/>
    </style:style>
    <style:style style:name="P28" style:family="paragraph" style:parent-style-name="Standard">
      <style:text-properties style:font-name="Arial1" fo:font-size="10pt" fo:language="es" fo:country="AR" style:font-size-asian="10pt" style:font-size-complex="10pt"/>
    </style:style>
    <style:style style:name="P29" style:family="paragraph" style:parent-style-name="Foot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P30" style:family="paragraph" style:parent-style-name="Heading_20_1">
      <style:paragraph-properties fo:orphans="2" fo:widows="2">
        <style:tab-stops>
          <style:tab-stop style:position="0.635cm"/>
          <style:tab-stop style:position="0.76cm"/>
        </style:tab-stops>
      </style:paragraph-properties>
      <style:text-properties fo:language="es" fo:country="AR"/>
    </style:style>
    <style:style style:name="P31" style:family="paragraph" style:parent-style-name="Heading_20_1">
      <style:paragraph-properties fo:orphans="2" fo:widows="2">
        <style:tab-stops>
          <style:tab-stop style:position="0.635cm"/>
          <style:tab-stop style:position="0.76cm"/>
        </style:tab-stops>
      </style:paragraph-properties>
      <style:text-properties fo:language="es" fo:country="AR" style:font-size-complex="12pt" style:font-weight-complex="normal"/>
    </style:style>
    <style:style style:name="P32" style:family="paragraph" style:parent-style-name="Heading_20_2">
      <style:paragraph-properties fo:orphans="2" fo:widows="2">
        <style:tab-stops>
          <style:tab-stop style:position="1.016cm"/>
          <style:tab-stop style:position="2.328cm"/>
        </style:tab-stops>
      </style:paragraph-properties>
      <style:text-properties fo:language="es" fo:country="AR"/>
    </style:style>
    <style:style style:name="P33" style:family="paragraph" style:parent-style-name="Heading_20_2">
      <style:paragraph-properties fo:orphans="2" fo:widows="2">
        <style:tab-stops>
          <style:tab-stop style:position="1.016cm"/>
          <style:tab-stop style:position="2.328cm"/>
        </style:tab-stops>
      </style:paragraph-properties>
      <style:text-properties fo:language="es" fo:country="AR" style:font-size-complex="12pt" style:font-weight-complex="normal"/>
    </style:style>
    <style:style style:name="P34" style:family="paragraph" style:parent-style-name="Heading_20_2">
      <style:paragraph-properties fo:orphans="2" fo:widows="2">
        <style:tab-stops>
          <style:tab-stop style:position="1.016cm"/>
          <style:tab-stop style:position="2.328cm"/>
        </style:tab-stops>
      </style:paragraph-properties>
      <style:text-properties fo:language="es" fo:country="AR" style:font-size-complex="12pt" style:font-style-complex="normal" style:font-weight-complex="normal"/>
    </style:style>
    <style:style style:name="P35" style:family="paragraph" style:parent-style-name="Standard">
      <style:paragraph-properties fo:margin-left="1.27cm" fo:margin-right="0cm" fo:text-align="justify" style:justify-single-word="false" fo:text-indent="0cm" style:auto-text-indent="false"/>
      <style:text-properties fo:language="es" fo:country="AR"/>
    </style:style>
    <style:style style:name="P36" style:family="paragraph" style:parent-style-name="Standard">
      <style:paragraph-properties fo:margin-top="0cm" fo:margin-bottom="0cm" style:contextual-spacing="false" fo:text-align="center" style:justify-single-word="false"/>
      <style:text-properties fo:color="#ffffff" fo:language="es" fo:country="AR" fo:font-weight="bold" officeooo:paragraph-rsid="00201396" style:font-weight-asian="bold" style:font-weight-complex="bold"/>
    </style:style>
    <style:style style:name="P37" style:family="paragraph" style:parent-style-name="Standard">
      <style:paragraph-properties fo:margin-top="0cm" fo:margin-bottom="0cm" style:contextual-spacing="false" fo:text-align="center" style:justify-single-word="false"/>
      <style:text-properties fo:color="#ffffff" fo:language="es" fo:country="AR" fo:font-weight="bold" officeooo:paragraph-rsid="000da43b" style:font-weight-asian="bold" style:font-weight-complex="bold"/>
    </style:style>
    <style:style style:name="P38" style:family="paragraph" style:parent-style-name="Standard">
      <style:paragraph-properties fo:margin-top="0cm" fo:margin-bottom="0cm" style:contextual-spacing="false"/>
      <style:text-properties fo:color="#ffffff" fo:language="es" fo:country="AR" fo:font-weight="bold" officeooo:paragraph-rsid="00201396" style:font-weight-asian="bold" style:font-weight-complex="bold"/>
    </style:style>
    <style:style style:name="P39" style:family="paragraph" style:parent-style-name="Standard">
      <style:paragraph-properties fo:margin-top="0cm" fo:margin-bottom="0cm" style:contextual-spacing="false"/>
      <style:text-properties fo:color="#ffffff" fo:language="es" fo:country="AR" fo:font-weight="bold" officeooo:paragraph-rsid="00201396" style:font-weight-asian="bold" style:font-name-complex="Arial2" style:font-weight-complex="bold"/>
    </style:style>
    <style:style style:name="P40" style:family="paragraph" style:parent-style-name="Standard">
      <style:paragraph-properties fo:margin-top="0cm" fo:margin-bottom="0cm" style:contextual-spacing="false"/>
      <style:text-properties fo:color="#ffffff" fo:language="es" fo:country="AR" fo:font-weight="bold" officeooo:paragraph-rsid="001b4c68" style:language-asian="es" style:country-asian="CO" style:font-weight-asian="bold" style:font-weight-complex="bold"/>
    </style:style>
    <style:style style:name="P41" style:family="paragraph" style:parent-style-name="Standard">
      <style:paragraph-properties fo:margin-top="0cm" fo:margin-bottom="0cm" style:contextual-spacing="false"/>
      <style:text-properties fo:color="#ffffff" fo:language="es" fo:country="AR" officeooo:paragraph-rsid="001b4c68" style:language-asian="es" style:country-asian="CO"/>
    </style:style>
    <style:style style:name="P42" style:family="paragraph" style:parent-style-name="Standard">
      <style:paragraph-properties fo:margin-top="0cm" fo:margin-bottom="0cm" style:contextual-spacing="false"/>
      <style:text-properties officeooo:paragraph-rsid="001b4c68"/>
    </style:style>
    <style:style style:name="P43" style:family="paragraph" style:parent-style-name="Standard">
      <style:paragraph-properties fo:margin-top="0cm" fo:margin-bottom="0cm" style:contextual-spacing="false"/>
      <style:text-properties officeooo:paragraph-rsid="00201396"/>
    </style:style>
    <style:style style:name="P44" style:family="paragraph" style:parent-style-name="Standard">
      <style:paragraph-properties fo:margin-top="0cm" fo:margin-bottom="0cm" style:contextual-spacing="false"/>
      <style:text-properties fo:language="es" fo:country="AR" officeooo:paragraph-rsid="00201396"/>
    </style:style>
    <style:style style:name="P45" style:family="paragraph" style:parent-style-name="Standard">
      <style:paragraph-properties fo:margin-top="0cm" fo:margin-bottom="0cm" style:contextual-spacing="false"/>
      <style:text-properties fo:language="es" fo:country="AR" officeooo:rsid="000da43b" officeooo:paragraph-rsid="000da43b"/>
    </style:style>
    <style:style style:name="P46" style:family="paragraph" style:parent-style-name="Standard">
      <style:paragraph-properties fo:margin-top="0cm" fo:margin-bottom="0cm" style:contextual-spacing="false"/>
      <style:text-properties fo:language="es" fo:country="AR" officeooo:paragraph-rsid="000da43b"/>
    </style:style>
    <style:style style:name="P47" style:family="paragraph" style:parent-style-name="Standard">
      <style:paragraph-properties fo:margin-top="0cm" fo:margin-bottom="0cm" style:contextual-spacing="false"/>
      <style:text-properties fo:language="es" fo:country="AR" fo:font-weight="bold" officeooo:paragraph-rsid="001b4c68" style:font-weight-asian="bold" style:font-weight-complex="bold"/>
    </style:style>
    <style:style style:name="P48" style:family="paragraph" style:parent-style-name="Standard">
      <style:paragraph-properties fo:margin-top="0cm" fo:margin-bottom="0cm" style:contextual-spacing="false"/>
      <style:text-properties fo:language="es" fo:country="AR" officeooo:paragraph-rsid="00201396" style:font-name-complex="Arial2"/>
    </style:style>
    <style:style style:name="P49" style:family="paragraph" style:parent-style-name="Standard">
      <style:paragraph-properties fo:margin-top="0cm" fo:margin-bottom="0cm" style:contextual-spacing="false"/>
      <style:text-properties fo:language="es" fo:country="AR" officeooo:paragraph-rsid="001b4c68" style:language-asian="es" style:country-asian="CO"/>
    </style:style>
    <style:style style:name="P50" style:family="paragraph" style:parent-style-name="Comment">
      <style:paragraph-properties fo:margin-top="0cm" fo:margin-bottom="0cm" style:contextual-spacing="false" fo:text-align="start" style:justify-single-word="false"/>
      <style:text-properties officeooo:paragraph-rsid="00201396"/>
    </style:style>
    <style:style style:name="P51" style:family="paragraph" style:parent-style-name="Contents_20_2">
      <style:paragraph-properties fo:orphans="2" fo:widows="2">
        <style:tab-stops>
          <style:tab-stop style:position="16.986cm" style:type="right"/>
        </style:tab-stops>
      </style:paragraph-properties>
    </style:style>
    <style:style style:name="P52" style:family="paragraph" style:parent-style-name="caption">
      <style:paragraph-properties fo:orphans="2" fo:widows="2"/>
      <style:text-properties fo:language="es" fo:country="AR" officeooo:paragraph-rsid="000da43b" style:font-size-complex="12pt" style:font-style-complex="normal"/>
    </style:style>
    <style:style style:name="P53" style:family="paragraph" style:parent-style-name="Contents_20_1">
      <style:paragraph-properties fo:orphans="2" fo:widows="2">
        <style:tab-stops>
          <style:tab-stop style:position="16.986cm" style:type="right"/>
        </style:tab-stops>
      </style:paragraph-properties>
    </style:style>
    <style:style style:name="P54" style:family="paragraph" style:parent-style-name="guiazul">
      <style:paragraph-properties fo:orphans="2" fo:widows="2"/>
      <style:text-properties fo:color="#00000a" fo:font-size="12pt" fo:language="es" fo:country="AR" fo:font-style="normal" style:font-size-asian="12pt" style:font-style-asian="normal" style:font-size-complex="12pt" style:font-style-complex="normal"/>
    </style:style>
    <style:style style:name="P55" style:family="paragraph" style:parent-style-name="guiazul">
      <style:paragraph-properties fo:orphans="2" fo:widows="2"/>
      <style:text-properties fo:color="#00000a" fo:language="es" fo:country="AR" style:font-size-complex="12pt" style:font-style-complex="normal"/>
    </style:style>
    <style:style style:name="P56" style:family="paragraph" style:parent-style-name="guiazul">
      <style:paragraph-properties fo:orphans="2" fo:widows="2"/>
      <style:text-properties fo:language="es" fo:country="AR" style:font-size-complex="12pt" style:font-style-complex="normal"/>
    </style:style>
    <style:style style:name="P57" style:family="paragraph" style:parent-style-name="guiazul">
      <style:paragraph-properties fo:orphans="2" fo:widows="2">
        <style:tab-stops>
          <style:tab-stop style:position="0cm"/>
          <style:tab-stop style:position="1.884cm"/>
        </style:tab-stops>
      </style:paragraph-properties>
      <style:text-properties fo:language="es" fo:country="AR" style:font-size-complex="12pt" style:font-style-complex="normal"/>
    </style:style>
    <style:style style:name="P58" style:family="paragraph" style:parent-style-name="guiazul">
      <style:paragraph-properties fo:orphans="2" fo:widows="2">
        <style:tab-stops>
          <style:tab-stop style:position="1.884cm"/>
        </style:tab-stops>
      </style:paragraph-properties>
      <style:text-properties fo:language="es" fo:country="AR" style:font-size-complex="12pt" style:font-style-complex="normal"/>
    </style:style>
    <style:style style:name="P59" style:family="paragraph" style:parent-style-name="Contents_20_4">
      <style:paragraph-properties fo:orphans="2" fo:widows="2">
        <style:tab-stops>
          <style:tab-stop style:position="16.986cm" style:type="right"/>
        </style:tab-stops>
      </style:paragraph-properties>
    </style:style>
    <style:style style:name="P60" style:family="paragraph" style:parent-style-name="Estilo_20_Portada_20__2b__20_Arial_20_15_20_pt_20_Negrita_20_Color_20_personalizado_28_RGB_28_36">
      <style:paragraph-properties fo:orphans="2" fo:widows="2"/>
      <style:text-properties fo:language="es" fo:country="AR"/>
    </style:style>
    <style:style style:name="P61" style:family="paragraph" style:parent-style-name="Normal_20_indentado_20_2">
      <style:paragraph-properties fo:orphans="2" fo:widows="2"/>
      <style:text-properties fo:font-size="12pt" fo:language="es" fo:country="AR" style:font-size-asian="12pt" style:font-size-complex="12pt"/>
    </style:style>
    <style:style style:name="P62" style:family="paragraph" style:parent-style-name="Normal_20_indentado_20_2">
      <style:paragraph-properties fo:orphans="2" fo:widows="2"/>
      <style:text-properties fo:font-size="12pt" fo:language="es" fo:country="AR" officeooo:paragraph-rsid="00234233" style:font-size-asian="12pt" style:font-size-complex="12pt"/>
    </style:style>
    <style:style style:name="P63" style:family="paragraph" style:parent-style-name="Normal_20_indentado_20_2">
      <style:paragraph-properties fo:orphans="2" fo:widows="2"/>
      <style:text-properties fo:language="es" fo:country="AR" style:text-underline-style="solid" style:text-underline-width="auto" style:text-underline-color="font-color" style:font-size-complex="12pt" style:font-style-complex="italic"/>
    </style:style>
    <style:style style:name="P64" style:family="paragraph" style:parent-style-name="Normal_20_indentado_20_2">
      <style:paragraph-properties fo:orphans="2" fo:widows="2"/>
      <style:text-properties fo:language="es" fo:country="AR"/>
    </style:style>
    <style:style style:name="P65" style:family="paragraph" style:parent-style-name="Normal_20_indentado_20_2">
      <style:paragraph-properties fo:orphans="2" fo:widows="2"/>
      <style:text-properties fo:language="es" fo:country="AR" style:font-size-complex="12pt"/>
    </style:style>
    <style:style style:name="P66" style:family="paragraph" style:parent-style-name="Normal_20_indentado_20_2">
      <style:paragraph-properties fo:orphans="2" fo:widows="2"/>
      <style:text-properties fo:language="es" fo:country="AR" officeooo:paragraph-rsid="00234233" style:font-size-complex="12pt"/>
    </style:style>
    <style:style style:name="P67" style:family="paragraph" style:parent-style-name="Normal_20_indentado_20_2">
      <style:paragraph-properties fo:orphans="2" fo:widows="2"/>
      <style:text-properties fo:language="es" fo:country="AR" officeooo:rsid="000e66a4" officeooo:paragraph-rsid="00234233" style:font-size-complex="12pt"/>
    </style:style>
    <style:style style:name="P68" style:family="paragraph" style:parent-style-name="Normal_20_indentado_20_2">
      <style:paragraph-properties fo:orphans="2" fo:widows="2"/>
      <style:text-properties fo:language="es" fo:country="AR" officeooo:rsid="000e66a4" officeooo:paragraph-rsid="00234233"/>
    </style:style>
    <style:style style:name="P69" style:family="paragraph" style:parent-style-name="Normal_20_indentado_20_2">
      <style:paragraph-properties fo:orphans="2" fo:widows="2"/>
      <style:text-properties fo:font-size="10pt" fo:language="es" fo:country="AR" fo:font-weight="normal" officeooo:rsid="000e66a4" officeooo:paragraph-rsid="00234233" style:font-size-asian="10pt" style:font-weight-asian="normal" style:font-size-complex="10pt" style:font-weight-complex="normal"/>
    </style:style>
    <style:style style:name="P70" style:family="paragraph" style:parent-style-name="Normal_20_indentado_20_2">
      <style:paragraph-properties fo:orphans="2" fo:widows="2"/>
      <style:text-properties fo:font-size="10pt" fo:language="es" fo:country="AR" fo:font-weight="normal" officeooo:rsid="000e66a4" officeooo:paragraph-rsid="00234233" style:font-size-asian="10pt" style:font-weight-asian="normal" style:font-size-complex="12pt" style:font-weight-complex="normal"/>
    </style:style>
    <style:style style:name="P71" style:family="paragraph" style:parent-style-name="Normal_20_indentado_20_2">
      <style:paragraph-properties fo:orphans="2" fo:widows="2"/>
      <style:text-properties fo:font-size="10pt" fo:language="es" fo:country="AR" officeooo:rsid="000e66a4" officeooo:paragraph-rsid="00234233" style:font-size-asian="10pt" style:font-size-complex="10pt"/>
    </style:style>
    <style:style style:name="P72" style:family="paragraph" style:parent-style-name="Portada">
      <style:paragraph-properties fo:orphans="2" fo:widows="2"/>
      <style:text-properties fo:language="es" fo:country="AR" style:font-name-complex="Arial2" style:font-size-complex="12pt"/>
    </style:style>
    <style:style style:name="P73" style:family="paragraph" style:parent-style-name="Normal_20_indentado_20_1">
      <style:paragraph-properties fo:orphans="2" fo:widows="2"/>
      <style:text-properties fo:font-size="12pt" fo:language="es" fo:country="AR" style:font-size-asian="12pt" style:font-size-complex="12pt"/>
    </style:style>
    <style:style style:name="P74" style:family="paragraph" style:parent-style-name="Normal_20_indentado_20_1">
      <style:text-properties fo:language="es" fo:country="AR"/>
    </style:style>
    <style:style style:name="P75" style:family="paragraph" style:parent-style-name="Normal_20_indentado_20_1">
      <style:paragraph-properties fo:orphans="2" fo:widows="2"/>
      <style:text-properties fo:language="es" fo:country="AR" style:font-size-complex="12pt"/>
    </style:style>
    <style:style style:name="P76" style:family="paragraph" style:parent-style-name="Standard">
      <style:paragraph-properties fo:line-height="130%" fo:text-align="center" style:justify-single-word="false" fo:keep-with-next="always"/>
      <style:text-properties fo:language="es" fo:country="AR" fo:font-weight="bold" style:language-asian="ja" style:country-asian="JP" style:font-weight-asian="bold"/>
    </style:style>
    <style:style style:name="P77" style:family="paragraph" style:parent-style-name="Standard">
      <style:paragraph-properties fo:margin-left="1.199cm" fo:margin-right="0cm" fo:orphans="2" fo:widows="2" fo:text-indent="0cm" style:auto-text-indent="false"/>
      <style:text-properties fo:language="es" fo:country="AR" officeooo:paragraph-rsid="001ba557"/>
    </style:style>
    <style:style style:name="P78" style:family="paragraph" style:parent-style-name="Standard">
      <style:paragraph-properties fo:margin-left="1.199cm" fo:margin-right="0cm" fo:text-indent="0cm" style:auto-text-indent="false"/>
      <style:text-properties style:font-name="Times New Roman" fo:font-size="12pt" fo:language="es" fo:country="AR" style:font-size-asian="12pt" style:font-name-complex="Times New Roman1" style:font-size-complex="12pt"/>
    </style:style>
    <style:style style:name="P79" style:family="paragraph" style:parent-style-name="Standard" style:master-page-name="">
      <style:paragraph-properties fo:margin-left="1.199cm" fo:margin-right="0cm" fo:line-height="0.423cm" fo:text-align="start" style:justify-single-word="false" fo:text-indent="0cm" style:auto-text-indent="false" style:page-number="auto" style:writing-mode="lr-tb"/>
      <style:text-properties style:font-name="Times New Roman" fo:font-size="12pt" fo:language="es" fo:country="AR" style:font-size-asian="12pt" style:font-name-complex="Times New Roman1" style:font-size-complex="12pt"/>
    </style:style>
    <style:style style:name="P80" style:family="paragraph" style:parent-style-name="guiazul" style:master-page-name="">
      <style:paragraph-properties fo:margin-left="1.199cm" fo:margin-right="0cm" fo:orphans="2" fo:widows="2" fo:text-indent="0cm" style:auto-text-indent="false" style:page-number="auto"/>
      <style:text-properties fo:language="es" fo:country="AR" style:font-size-complex="12pt" style:font-style-complex="normal"/>
    </style:style>
    <style:style style:name="P81" style:family="paragraph" style:parent-style-name="Standard">
      <style:paragraph-properties fo:margin-left="1.199cm" fo:margin-right="0cm" fo:line-height="0.423cm" fo:text-align="start" style:justify-single-word="false" fo:orphans="2" fo:widows="2" fo:text-indent="0cm" style:auto-text-indent="false" style:writing-mode="lr-tb"/>
      <style:text-properties fo:language="es" fo:country="AR"/>
    </style:style>
    <style:style style:name="P82" style:family="paragraph" style:parent-style-name="Standard">
      <style:paragraph-properties fo:margin-left="1.199cm" fo:margin-right="0cm" fo:text-align="start" style:justify-single-word="false" fo:text-indent="0cm" style:auto-text-indent="false" style:writing-mode="lr-tb"/>
      <style:text-properties fo:language="es" fo:country="AR"/>
    </style:style>
    <style:style style:name="P83" style:family="paragraph" style:parent-style-name="Standard">
      <style:paragraph-properties fo:margin-left="1.199cm" fo:margin-right="0cm" fo:text-align="start" style:justify-single-word="false" fo:orphans="2" fo:widows="2" fo:text-indent="0cm" style:auto-text-indent="false" style:writing-mode="lr-tb"/>
      <style:text-properties fo:language="es" fo:country="AR"/>
    </style:style>
    <style:style style:name="P84" style:family="paragraph" style:parent-style-name="Standard">
      <style:paragraph-properties fo:margin-left="1.199cm" fo:margin-right="0cm" fo:text-align="start" style:justify-single-word="false" fo:text-indent="0cm" style:auto-text-indent="false" style:writing-mode="lr-tb"/>
      <style:text-properties style:font-name="Times New Roman" fo:font-size="12pt" fo:language="es" fo:country="AR" style:font-size-asian="12pt" style:font-name-complex="Times New Roman1" style:font-size-complex="12pt"/>
    </style:style>
    <style:style style:name="P85" style:family="paragraph" style:parent-style-name="Standard">
      <style:paragraph-properties fo:margin-left="1.199cm" fo:margin-right="0cm" fo:text-align="start"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86" style:family="paragraph" style:parent-style-name="Standard">
      <style:paragraph-properties fo:margin-left="-0.7cm" fo:margin-right="0cm" fo:line-height="130%" fo:text-align="center" style:justify-single-word="false" fo:orphans="0" fo:widows="0" fo:text-indent="0cm" style:auto-text-indent="false" fo:keep-with-next="always" style:writing-mode="lr-tb"/>
      <style:text-properties fo:language="es" fo:country="AR" fo:font-weight="bold" style:language-asian="ja" style:country-asian="JP" style:font-weight-asian="bold"/>
    </style:style>
    <style:style style:name="P87" style:family="paragraph" style:parent-style-name="Standard">
      <style:paragraph-properties fo:margin-left="1.401cm" fo:margin-right="0cm" fo:text-indent="0cm" style:auto-text-indent="false" style:writing-mode="lr-tb"/>
      <style:text-properties fo:language="es" fo:country="AR"/>
    </style:style>
    <style:style style:name="P88" style:family="paragraph" style:parent-style-name="Standard">
      <style:paragraph-properties fo:margin-left="1.401cm" fo:margin-right="0cm" fo:orphans="2" fo:widows="2" fo:text-indent="0cm" style:auto-text-indent="false" style:writing-mode="lr-tb"/>
      <style:text-properties fo:font-size="12pt" fo:language="es" fo:country="AR" style:font-size-asian="12pt" style:font-size-complex="12pt"/>
    </style:style>
    <style:style style:name="P89" style:family="paragraph" style:parent-style-name="Standard" style:master-page-name="">
      <style:paragraph-properties fo:margin-left="1.401cm" fo:margin-right="0cm" fo:text-align="start" style:justify-single-word="false" fo:orphans="0" fo:widows="0" fo:text-indent="0cm" style:auto-text-indent="false" style:page-number="auto" fo:keep-with-next="always" style:writing-mode="lr-tb"/>
      <style:text-properties fo:language="es" fo:country="AR" officeooo:paragraph-rsid="00201396"/>
    </style:style>
    <style:style style:name="P90" style:family="paragraph" style:parent-style-name="Standard" style:master-page-name="">
      <style:paragraph-properties fo:margin-left="1.401cm" fo:margin-right="0cm" fo:text-align="start" style:justify-single-word="false" fo:orphans="0" fo:widows="0" fo:text-indent="0cm" style:auto-text-indent="false" style:page-number="auto" style:writing-mode="lr-tb"/>
      <style:text-properties fo:language="es" fo:country="AR" officeooo:paragraph-rsid="00201396"/>
    </style:style>
    <style:style style:name="P91" style:family="paragraph" style:parent-style-name="Standard" style:master-page-name="">
      <style:paragraph-properties fo:margin-left="1.401cm" fo:margin-right="0cm" fo:text-align="start" style:justify-single-word="false" fo:orphans="0" fo:widows="0" fo:text-indent="0cm" style:auto-text-indent="false" style:page-number="auto" style:writing-mode="lr-tb"/>
      <style:text-properties fo:language="es" fo:country="AR" officeooo:paragraph-rsid="002158a6"/>
    </style:style>
    <style:style style:name="P92" style:family="paragraph" style:parent-style-name="Heading_20_2" style:master-page-name="">
      <style:paragraph-properties fo:margin-left="1.401cm" fo:margin-right="0cm" fo:orphans="2" fo:widows="2" fo:text-indent="0cm" style:auto-text-indent="false" style:page-number="auto" style:writing-mode="lr-tb">
        <style:tab-stops>
          <style:tab-stop style:position="1.016cm"/>
          <style:tab-stop style:position="2.328cm"/>
        </style:tab-stops>
      </style:paragraph-properties>
      <style:text-properties fo:language="es" fo:country="AR" officeooo:paragraph-rsid="00269a3d"/>
    </style:style>
    <style:style style:name="P93" style:family="paragraph" style:parent-style-name="Heading_20_2" style:master-page-name="">
      <style:paragraph-properties fo:margin-left="1.401cm" fo:margin-right="0cm" fo:margin-top="0cm" fo:margin-bottom="0.494cm" style:contextual-spacing="false" fo:text-align="start" style:justify-single-word="false" fo:orphans="2" fo:widows="2" fo:text-indent="0cm" style:auto-text-indent="false" style:page-number="auto" fo:keep-with-next="always" style:writing-mode="lr-tb">
        <style:tab-stops>
          <style:tab-stop style:position="1.016cm"/>
          <style:tab-stop style:position="2.328cm"/>
        </style:tab-stops>
      </style:paragraph-properties>
      <style:text-properties fo:language="es" fo:country="AR" officeooo:paragraph-rsid="00269a3d"/>
    </style:style>
    <style:style style:name="P94" style:family="paragraph" style:parent-style-name="Standard">
      <style:paragraph-properties fo:margin-left="1.499cm" fo:margin-right="0cm" fo:text-align="start" style:justify-single-word="false" fo:orphans="0" fo:widows="0" fo:text-indent="0cm" style:auto-text-indent="false" style:writing-mode="lr-tb"/>
      <style:text-properties fo:language="es" fo:country="AR" officeooo:paragraph-rsid="00201396"/>
    </style:style>
    <style:style style:name="P95" style:family="paragraph" style:parent-style-name="Standard" style:master-page-name="">
      <style:paragraph-properties fo:margin-left="1.499cm" fo:margin-right="0cm" fo:text-align="start" style:justify-single-word="false" fo:orphans="0" fo:widows="0" fo:text-indent="0cm" style:auto-text-indent="false" style:page-number="auto" style:writing-mode="lr-tb"/>
      <style:text-properties fo:language="es" fo:country="AR" officeooo:paragraph-rsid="00201396"/>
    </style:style>
    <style:style style:name="P96" style:family="paragraph" style:parent-style-name="Standard" style:master-page-name="">
      <style:paragraph-properties fo:margin-left="1.499cm" fo:margin-right="0cm" fo:text-align="start" style:justify-single-word="false" fo:orphans="0" fo:widows="0" fo:text-indent="0cm" style:auto-text-indent="false" style:page-number="auto" style:writing-mode="lr-tb"/>
      <style:text-properties fo:language="es" fo:country="AR" officeooo:paragraph-rsid="00234233"/>
    </style:style>
    <style:style style:name="P97" style:family="paragraph" style:parent-style-name="Contents_20_3" style:master-page-name="">
      <style:paragraph-properties fo:margin-left="1.499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98" style:family="paragraph" style:parent-style-name="Heading_20_3" style:master-page-name="">
      <style:paragraph-properties fo:margin-left="1.499cm" fo:margin-right="0cm" fo:text-align="start" style:justify-single-word="false" fo:orphans="2" fo:widows="2" fo:text-indent="0cm" style:auto-text-indent="false" style:page-number="auto">
        <style:tab-stops>
          <style:tab-stop style:position="1.27cm"/>
          <style:tab-stop style:position="3.385cm"/>
        </style:tab-stops>
      </style:paragraph-properties>
      <style:text-properties fo:language="es" fo:country="AR" style:font-size-complex="12pt" style:font-weight-complex="normal"/>
    </style:style>
    <style:style style:name="P99" style:family="paragraph" style:parent-style-name="Heading_20_2" style:master-page-name="">
      <style:paragraph-properties fo:margin-left="1.499cm" fo:margin-right="0cm" fo:text-align="start" style:justify-single-word="false" fo:orphans="2" fo:widows="2" fo:text-indent="0cm" style:auto-text-indent="false" style:page-number="auto">
        <style:tab-stops>
          <style:tab-stop style:position="1.016cm"/>
          <style:tab-stop style:position="2.328cm"/>
        </style:tab-stops>
      </style:paragraph-properties>
      <style:text-properties fo:language="es" fo:country="AR" style:font-size-complex="12pt" style:font-weight-complex="normal"/>
    </style:style>
    <style:style style:name="P100" style:family="paragraph" style:parent-style-name="guiazul" style:master-page-name="">
      <style:paragraph-properties fo:margin-left="1.499cm" fo:margin-right="0cm" fo:orphans="2" fo:widows="2" fo:text-indent="0cm" style:auto-text-indent="false" style:page-number="auto"/>
      <style:text-properties fo:language="es" fo:country="AR"/>
    </style:style>
    <style:style style:name="P101"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language="es" fo:country="AR" style:font-size-complex="12pt"/>
    </style:style>
    <style:style style:name="P102"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language="es" fo:country="AR"/>
    </style:style>
    <style:style style:name="P103"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font-size="12pt" fo:language="es" fo:country="AR" fo:font-weight="bold" style:font-size-asian="12pt" style:font-weight-asian="bold" style:font-size-complex="12pt"/>
    </style:style>
    <style:style style:name="P104"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font-size="12pt" fo:language="es" fo:country="AR" style:font-size-asian="12pt" style:font-size-complex="12pt"/>
    </style:style>
    <style:style style:name="P105"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style:font-name="Times New Roman" fo:font-size="12pt" fo:language="es" fo:country="AR" style:font-size-asian="12pt" style:font-size-complex="12pt"/>
    </style:style>
    <style:style style:name="P106"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font-size="12pt" fo:language="es" fo:country="AR" style:font-size-asian="12pt" style:font-size-complex="12pt" style:font-weight-complex="normal"/>
    </style:style>
    <style:style style:name="P107"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language="es" fo:country="AR"/>
    </style:style>
    <style:style style:name="P108" style:family="paragraph" style:parent-style-name="Heading_20_3">
      <style:paragraph-properties fo:margin-left="1.499cm" fo:margin-right="0cm" fo:text-align="start" style:justify-single-word="false" fo:orphans="2" fo:widows="2" fo:text-indent="0cm" style:auto-text-indent="false">
        <style:tab-stops>
          <style:tab-stop style:position="1.27cm"/>
          <style:tab-stop style:position="3.385cm"/>
        </style:tab-stops>
      </style:paragraph-properties>
      <style:text-properties fo:language="es" fo:country="AR" style:font-size-complex="12pt" style:font-weight-complex="normal"/>
    </style:style>
    <style:style style:name="P109" style:family="paragraph" style:parent-style-name="Heading_20_3">
      <style:paragraph-properties fo:margin-left="1.499cm" fo:margin-right="0cm" fo:line-height="100%" fo:text-align="start" style:justify-single-word="false" fo:orphans="2" fo:widows="2" fo:text-indent="0cm" style:auto-text-indent="false" style:punctuation-wrap="hanging">
        <style:tab-stops>
          <style:tab-stop style:position="1.27cm"/>
          <style:tab-stop style:position="3.385cm"/>
        </style:tab-stops>
      </style:paragraph-properties>
      <style:text-properties fo:language="es" fo:country="AR" style:font-size-complex="12pt" style:font-weight-complex="normal"/>
    </style:style>
    <style:style style:name="P110" style:family="paragraph" style:parent-style-name="Heading_20_3">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font-size="12pt" fo:language="es" fo:country="AR" style:font-size-asian="12pt" style:font-size-complex="12pt" style:font-weight-complex="normal"/>
    </style:style>
    <style:style style:name="P111" style:family="paragraph" style:parent-style-name="Heading_20_2" style:master-page-name="">
      <style:paragraph-properties fo:margin-left="1.499cm" fo:margin-right="0cm" fo:margin-top="0.423cm" fo:margin-bottom="0.106cm" style:contextual-spacing="false" fo:text-align="start" style:justify-single-word="false" fo:orphans="2" fo:widows="2" fo:text-indent="0cm" style:auto-text-indent="false" style:page-number="auto" fo:keep-with-next="always" style:writing-mode="lr-tb">
        <style:tab-stops>
          <style:tab-stop style:position="1.016cm"/>
          <style:tab-stop style:position="2.328cm"/>
        </style:tab-stops>
      </style:paragraph-properties>
      <style:text-properties fo:language="es" fo:country="AR"/>
    </style:style>
    <style:style style:name="P112" style:family="paragraph" style:parent-style-name="Heading_20_2">
      <style:paragraph-properties fo:margin-left="1.499cm" fo:margin-right="0cm" fo:line-height="100%" fo:text-align="start" style:justify-single-word="false" fo:orphans="2" fo:widows="2" fo:text-indent="0cm" style:auto-text-indent="false" style:punctuation-wrap="hanging">
        <style:tab-stops>
          <style:tab-stop style:position="1.016cm"/>
          <style:tab-stop style:position="2.328cm"/>
        </style:tab-stops>
      </style:paragraph-properties>
      <style:text-properties fo:language="es" fo:country="AR" style:font-size-complex="12pt" style:font-weight-complex="normal"/>
    </style:style>
    <style:style style:name="P113" style:family="paragraph" style:parent-style-name="Heading_20_1">
      <style:paragraph-properties fo:margin-left="1.499cm" fo:margin-right="0cm" fo:text-align="start" style:justify-single-word="false" fo:orphans="2" fo:widows="2" fo:text-indent="0cm" style:auto-text-indent="false">
        <style:tab-stops>
          <style:tab-stop style:position="0.635cm"/>
          <style:tab-stop style:position="0.76cm"/>
        </style:tab-stops>
      </style:paragraph-properties>
      <style:text-properties fo:language="es" fo:country="AR" style:font-size-complex="12pt" style:font-weight-complex="normal"/>
    </style:style>
    <style:style style:name="P114" style:family="paragraph" style:parent-style-name="Text_20_Body" style:master-page-name="">
      <style:paragraph-properties fo:margin-left="1.499cm" fo:margin-right="0cm" fo:margin-top="0cm" fo:margin-bottom="0.494cm" style:contextual-spacing="false" fo:text-align="start" style:justify-single-word="false" fo:orphans="2" fo:widows="2" fo:text-indent="0cm" style:auto-text-indent="false" style:page-number="auto" style:writing-mode="lr-tb">
        <style:tab-stops>
          <style:tab-stop style:position="1.256cm"/>
        </style:tab-stops>
      </style:paragraph-properties>
      <style:text-properties fo:language="es" fo:country="AR"/>
    </style:style>
    <style:style style:name="P115" style:family="paragraph" style:parent-style-name="Text_20_Body">
      <style:paragraph-properties fo:margin-left="1.499cm" fo:margin-right="0cm" fo:margin-top="0cm" fo:margin-bottom="0.494cm" style:contextual-spacing="false" fo:text-align="start" style:justify-single-word="false" fo:orphans="2" fo:widows="2" fo:text-indent="0cm" style:auto-text-indent="false" style:writing-mode="lr-tb"/>
      <style:text-properties fo:language="es" fo:country="AR"/>
    </style:style>
    <style:style style:name="P116" style:family="paragraph" style:parent-style-name="Text_20_Body">
      <style:paragraph-properties fo:margin-left="1.499cm" fo:margin-right="0cm" fo:margin-top="0cm" fo:margin-bottom="0.494cm" style:contextual-spacing="false" fo:text-align="start" style:justify-single-word="false" fo:orphans="2" fo:widows="2" fo:text-indent="0cm" style:auto-text-indent="false" style:writing-mode="lr-tb">
        <style:tab-stops>
          <style:tab-stop style:position="1.214cm"/>
        </style:tab-stops>
      </style:paragraph-properties>
      <style:text-properties fo:language="es" fo:country="AR"/>
    </style:style>
    <style:style style:name="P117" style:family="paragraph" style:parent-style-name="guiazul">
      <style:paragraph-properties fo:margin-left="1.499cm" fo:margin-right="0cm" fo:orphans="2" fo:widows="2" fo:text-indent="0cm" style:auto-text-indent="false"/>
      <style:text-properties fo:color="#00000a" style:font-name="Times New Roman" fo:font-size="12pt" fo:language="es" fo:country="AR" style:font-size-asian="12pt" style:font-size-complex="12pt" style:font-style-complex="normal"/>
    </style:style>
    <style:style style:name="P118" style:family="paragraph" style:parent-style-name="guiazul">
      <style:paragraph-properties fo:margin-left="1.499cm" fo:margin-right="0cm" fo:orphans="2" fo:widows="2" fo:text-indent="0cm" style:auto-text-indent="false"/>
      <style:text-properties fo:language="es" fo:country="AR"/>
    </style:style>
    <style:style style:name="P119" style:family="paragraph" style:parent-style-name="guiazul">
      <style:paragraph-properties fo:margin-left="1.499cm" fo:margin-right="0cm" fo:text-align="start" style:justify-single-word="false" fo:orphans="2" fo:widows="2" fo:text-indent="0cm" style:auto-text-indent="false"/>
      <style:text-properties fo:language="es" fo:country="AR" style:font-size-complex="12pt" style:font-style-complex="normal"/>
    </style:style>
    <style:style style:name="P120" style:family="paragraph" style:parent-style-name="guiazul">
      <style:paragraph-properties fo:margin-left="1.499cm" fo:margin-right="0cm" fo:line-height="100%" fo:text-align="start" style:justify-single-word="false" fo:orphans="2" fo:widows="2" fo:text-indent="0cm" style:auto-text-indent="false" style:punctuation-wrap="hanging">
        <style:tab-stops>
          <style:tab-stop style:position="2.75cm"/>
        </style:tab-stops>
      </style:paragraph-properties>
      <style:text-properties fo:language="es" fo:country="AR" style:font-size-complex="12pt" style:font-style-complex="normal"/>
    </style:style>
    <style:style style:name="P121" style:family="paragraph" style:parent-style-name="guiazul">
      <style:paragraph-properties fo:margin-left="1.499cm" fo:margin-right="0cm" fo:line-height="100%" fo:text-align="start" style:justify-single-word="false" fo:orphans="2" fo:widows="2" fo:text-indent="0cm" style:auto-text-indent="false" style:punctuation-wrap="hanging"/>
      <style:text-properties fo:language="es" fo:country="AR" style:font-size-complex="12pt" style:font-style-complex="normal"/>
    </style:style>
    <style:style style:name="P122"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language="es" fo:country="AR" style:font-size-complex="12pt"/>
    </style:style>
    <style:style style:name="P123"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language="es" fo:country="AR"/>
    </style:style>
    <style:style style:name="P124" style:family="paragraph" style:parent-style-name="Standard">
      <style:paragraph-properties fo:margin-left="0.101cm" fo:margin-right="0cm" fo:line-height="130%" fo:text-align="center" style:justify-single-word="false" fo:orphans="0" fo:widows="0" fo:text-indent="0cm" style:auto-text-indent="false" fo:keep-with-next="always" style:writing-mode="lr-tb"/>
      <style:text-properties fo:language="es" fo:country="AR" fo:font-weight="bold" style:language-asian="ja" style:country-asian="JP" style:font-weight-asian="bold"/>
    </style:style>
    <style:style style:name="P125" style:family="paragraph" style:parent-style-name="Standard">
      <style:paragraph-properties fo:margin-left="0.101cm" fo:margin-right="0cm" fo:orphans="0" fo:widows="0" fo:text-indent="0cm" style:auto-text-indent="false" style:writing-mode="lr-tb"/>
      <style:text-properties fo:language="es" fo:country="AR" style:language-asian="ja" style:country-asian="JP"/>
    </style:style>
    <style:style style:name="P126" style:family="paragraph" style:parent-style-name="Standard">
      <style:paragraph-properties fo:margin-left="0.101cm" fo:margin-right="0cm" fo:orphans="0" fo:widows="0" fo:text-indent="0cm" style:auto-text-indent="false" style:writing-mode="lr-tb"/>
      <style:text-properties fo:language="es" fo:country="AR"/>
    </style:style>
    <style:style style:name="P127" style:family="paragraph" style:parent-style-name="Lista_20_2_2a_">
      <style:paragraph-properties fo:orphans="2" fo:widows="2"/>
      <style:text-properties fo:color="#000080" fo:font-size="11pt" fo:language="es" fo:country="AR" style:font-size-asian="11pt" style:font-size-complex="12pt"/>
    </style:style>
    <style:style style:name="P128" style:family="paragraph" style:parent-style-name="Contents_20_1" style:master-page-name="">
      <style:paragraph-properties fo:margin-left="1.3cm" fo:margin-right="1.3cm" fo:margin-top="0.423cm" fo:margin-bottom="0.106cm" style:contextual-spacing="false"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29" style:family="paragraph" style:parent-style-name="Contents_20_3" style:master-page-name="">
      <style:paragraph-properties fo:margin-left="1.7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30" style:family="paragraph" style:parent-style-name="Contents_20_3" style:master-page-name="">
      <style:paragraph-properties fo:margin-left="1.799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31" style:family="paragraph" style:parent-style-name="Contents_20_3" style:master-page-name="">
      <style:paragraph-properties fo:margin-left="2.3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32" style:family="paragraph" style:parent-style-name="Contents_20_3" style:master-page-name="">
      <style:paragraph-properties fo:margin-left="2.401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33" style:family="paragraph" style:parent-style-name="Contents_20_3" style:master-page-name="">
      <style:paragraph-properties fo:margin-left="2.499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34" style:family="paragraph" style:parent-style-name="List_20_Paragraph">
      <style:paragraph-properties fo:orphans="2" fo:widows="2"/>
      <style:text-properties fo:language="es" fo:country="AR" officeooo:rsid="000e66a4" officeooo:paragraph-rsid="00234233" style:font-size-complex="12pt"/>
    </style:style>
    <style:style style:name="P135" style:family="paragraph" style:parent-style-name="List_20_Paragraph">
      <style:paragraph-properties fo:margin-left="2cm" fo:margin-right="0cm" fo:orphans="2" fo:widows="2" fo:text-indent="-0.635cm" style:auto-text-indent="false"/>
      <style:text-properties fo:language="es" fo:country="AR" officeooo:paragraph-rsid="0010ea78" style:font-size-complex="12pt" style:font-style-complex="normal"/>
    </style:style>
    <style:style style:name="P136" style:family="paragraph" style:parent-style-name="List_20_Paragraph">
      <style:paragraph-properties fo:margin-left="1.365cm" fo:margin-right="0cm" fo:orphans="2" fo:widows="2" fo:text-indent="0cm" style:auto-text-indent="false"/>
      <style:text-properties fo:language="es" fo:country="AR" officeooo:paragraph-rsid="0010ea78" style:font-size-complex="12pt" style:font-style-complex="normal"/>
    </style:style>
    <style:style style:name="P137" style:family="paragraph" style:parent-style-name="List_20_Paragraph">
      <style:paragraph-properties fo:margin-left="1.3cm" fo:margin-right="0cm" fo:margin-top="0.564cm" fo:margin-bottom="0.564cm" style:contextual-spacing="true" fo:line-height="150%" fo:text-align="justify" style:justify-single-word="false" fo:orphans="2" fo:widows="2" fo:text-indent="0cm" style:auto-text-indent="false" style:writing-mode="lr-tb"/>
      <style:text-properties style:font-name="Times New Roman" fo:font-size="12pt" fo:language="es" fo:country="AR" officeooo:paragraph-rsid="001d1430" style:font-size-asian="12pt" style:font-name-complex="Times New Roman1" style:font-size-complex="12pt"/>
    </style:style>
    <style:style style:name="P138" style:family="paragraph" style:parent-style-name="List_20_Paragraph">
      <style:paragraph-properties fo:margin-left="1.3cm" fo:margin-right="0cm" fo:margin-top="0.564cm" fo:margin-bottom="0.564cm" style:contextual-spacing="true" fo:line-height="100%" fo:text-align="justify"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139" style:family="paragraph" style:parent-style-name="Text_20_Body">
      <style:paragraph-properties fo:margin-top="0cm" fo:margin-bottom="0.494cm" style:contextual-spacing="false" fo:orphans="2" fo:widows="2"/>
      <style:text-properties style:font-name="Times New Roman" fo:font-size="12pt" fo:language="es" fo:country="AR" fo:font-style="italic" style:font-size-asian="12pt" style:font-style-asian="italic" style:font-size-complex="12pt"/>
    </style:style>
    <style:style style:name="P140" style:family="paragraph" style:parent-style-name="Text_20_Body">
      <style:paragraph-properties fo:margin-top="0cm" fo:margin-bottom="0.494cm" style:contextual-spacing="false" fo:orphans="2" fo:widows="2"/>
      <style:text-properties style:font-name="Times New Roman" fo:font-size="12pt" fo:language="es" fo:country="AR" style:font-size-asian="12pt" style:font-size-complex="12pt"/>
    </style:style>
    <style:style style:name="P141" style:family="paragraph" style:parent-style-name="Text_20_Body">
      <style:paragraph-properties fo:margin-top="0cm" fo:margin-bottom="0.494cm" style:contextual-spacing="false" fo:orphans="2" fo:widows="2">
        <style:tab-stops>
          <style:tab-stop style:position="1.256cm"/>
        </style:tab-stops>
      </style:paragraph-properties>
      <style:text-properties style:font-name="Times New Roman" fo:font-size="12pt" fo:language="es" fo:country="AR" style:font-size-asian="12pt" style:font-size-complex="12pt"/>
    </style:style>
    <style:style style:name="P142" style:family="paragraph" style:parent-style-name="Estilo_20_Portada_20__2b__20_Arial_20_Negrita_20_Color_20_personalizado_28_RGB_28_36">
      <style:paragraph-properties fo:orphans="2" fo:widows="2"/>
      <style:text-properties fo:language="es" fo:country="AR" style:font-size-complex="12pt" style:font-weight-complex="normal"/>
    </style:style>
    <style:style style:name="P143" style:family="paragraph" style:parent-style-name="Titulo_20_1_20_sin_20_numeracion">
      <style:paragraph-properties fo:orphans="2" fo:widows="2">
        <style:tab-stops>
          <style:tab-stop style:position="0.635cm"/>
        </style:tab-stops>
      </style:paragraph-properties>
      <style:text-properties fo:language="es" fo:country="AR" style:font-size-complex="12pt" style:font-weight-complex="normal"/>
    </style:style>
    <style:style style:name="P144" style:family="paragraph" style:parent-style-name="Titulo_20_1_20_sin_20_numeracion">
      <style:paragraph-properties fo:orphans="2" fo:widows="2">
        <style:tab-stops>
          <style:tab-stop style:position="0.635cm"/>
        </style:tab-stops>
      </style:paragraph-properties>
      <style:text-properties fo:font-size="12pt" fo:language="es" fo:country="AR" fo:font-weight="normal" style:font-size-asian="12pt" style:font-weight-asian="normal" style:font-size-complex="12pt" style:font-weight-complex="normal"/>
    </style:style>
    <style:style style:name="P145" style:family="paragraph" style:parent-style-name="Standard">
      <style:paragraph-properties fo:orphans="2" fo:widows="2"/>
      <style:text-properties fo:language="es" fo:country="AR" officeooo:rsid="004b77f0" officeooo:paragraph-rsid="004b77f0" style:font-size-complex="12pt"/>
    </style:style>
    <style:style style:name="P146" style:family="paragraph" style:parent-style-name="Standard">
      <style:paragraph-properties fo:text-align="end" style:justify-single-word="false" fo:orphans="2" fo:widows="2"/>
      <style:text-properties fo:color="#000080" fo:font-size="9pt" fo:language="es" fo:country="AR" officeooo:rsid="004b77f0" officeooo:paragraph-rsid="004b77f0" style:font-size-asian="9pt" style:font-size-complex="12pt"/>
    </style:style>
    <style:style style:name="P147" style:family="paragraph" style:parent-style-name="Standard" style:master-page-name="Standard">
      <style:paragraph-properties fo:orphans="2" fo:widows="2" style:page-number="auto"/>
      <style:text-properties fo:language="es" fo:country="AR"/>
    </style:style>
    <style:style style:name="P148" style:family="paragraph" style:parent-style-name="Standard" style:master-page-name="Converted3">
      <style:paragraph-properties fo:orphans="2" fo:widows="2" style:page-number="auto" fo:break-before="page"/>
      <style:text-properties fo:language="es" fo:country="AR" style:font-size-complex="12pt"/>
    </style:style>
    <style:style style:name="P149" style:family="paragraph" style:parent-style-name="Standard" style:master-page-name="Converted5">
      <style:paragraph-properties fo:orphans="2" fo:widows="2" style:page-number="auto"/>
      <style:text-properties fo:language="es" fo:country="AR" style:font-size-complex="12pt"/>
    </style:style>
    <style:style style:name="P150" style:family="paragraph" style:parent-style-name="Standard">
      <style:paragraph-properties fo:margin-top="0cm" fo:margin-bottom="0cm" style:contextual-spacing="false"/>
      <style:text-properties fo:language="es" fo:country="AR" officeooo:paragraph-rsid="001b4c68" style:language-asian="es" style:country-asian="CO"/>
    </style:style>
    <style:style style:name="P151" style:family="paragraph" style:parent-style-name="Standard">
      <style:paragraph-properties fo:margin-top="0cm" fo:margin-bottom="0cm" style:contextual-spacing="false"/>
      <style:text-properties fo:language="es" fo:country="AR" officeooo:rsid="00436b07" officeooo:paragraph-rsid="00436b07"/>
    </style:style>
    <style:style style:name="P152" style:family="paragraph" style:parent-style-name="Standard">
      <style:paragraph-properties fo:margin-top="0cm" fo:margin-bottom="0cm" style:contextual-spacing="false"/>
      <style:text-properties fo:language="es" fo:country="AR" officeooo:paragraph-rsid="00494605" style:font-name-complex="Arial2"/>
    </style:style>
    <style:style style:name="P153" style:family="paragraph" style:parent-style-name="Standard">
      <style:paragraph-properties fo:margin-top="0cm" fo:margin-bottom="0cm" style:contextual-spacing="false"/>
      <style:text-properties fo:language="es" fo:country="AR" officeooo:paragraph-rsid="00494605"/>
    </style:style>
    <style:style style:name="P154" style:family="paragraph" style:parent-style-name="Standard">
      <style:paragraph-properties fo:margin-top="0cm" fo:margin-bottom="0cm" style:contextual-spacing="false" fo:text-align="center" style:justify-single-word="false"/>
      <style:text-properties fo:color="#ffffff" fo:language="es" fo:country="AR" fo:font-weight="bold" officeooo:paragraph-rsid="00494605" style:font-weight-asian="bold" style:font-weight-complex="bold"/>
    </style:style>
    <style:style style:name="P155" style:family="paragraph" style:parent-style-name="Standard">
      <style:paragraph-properties fo:margin-top="0cm" fo:margin-bottom="0cm" style:contextual-spacing="false" fo:text-align="center" style:justify-single-word="false"/>
      <style:text-properties fo:color="#ffffff" fo:language="es" fo:country="AR" fo:font-weight="bold" officeooo:rsid="00436b07" officeooo:paragraph-rsid="00436b07" style:font-weight-asian="bold" style:font-weight-complex="bold"/>
    </style:style>
    <style:style style:name="P156" style:family="paragraph" style:parent-style-name="Standard">
      <style:paragraph-properties fo:margin-top="0cm" fo:margin-bottom="0cm" style:contextual-spacing="false"/>
      <style:text-properties fo:color="#ffffff" fo:language="es" fo:country="AR" fo:font-weight="bold" officeooo:paragraph-rsid="00494605" style:font-weight-asian="bold" style:font-weight-complex="bold"/>
    </style:style>
    <style:style style:name="P157" style:family="paragraph" style:parent-style-name="Standard">
      <style:paragraph-properties fo:margin-top="0cm" fo:margin-bottom="0cm" style:contextual-spacing="false"/>
      <style:text-properties fo:color="#ffffff" fo:language="es" fo:country="AR" fo:font-weight="bold" officeooo:paragraph-rsid="00494605" style:font-weight-asian="bold" style:font-name-complex="Arial2" style:font-weight-complex="bold"/>
    </style:style>
    <style:style style:name="P158" style:family="paragraph" style:parent-style-name="Standard">
      <style:paragraph-properties fo:margin-top="0cm" fo:margin-bottom="0cm" style:contextual-spacing="false"/>
      <style:text-properties officeooo:paragraph-rsid="00494605"/>
    </style:style>
    <style:style style:name="P159" style:family="paragraph" style:parent-style-name="Standard" style:list-style-name="WWNum5">
      <style:paragraph-properties fo:margin-left="1.499cm" fo:margin-right="0cm" fo:line-height="100%" fo:text-align="start" style:justify-single-word="false" fo:orphans="2" fo:widows="2" fo:text-indent="0cm" style:auto-text-indent="false" style:punctuation-wrap="hanging">
        <style:tab-stops>
          <style:tab-stop style:position="0.635cm"/>
        </style:tab-stops>
      </style:paragraph-properties>
      <style:text-properties fo:language="es" fo:country="AR"/>
    </style:style>
    <style:style style:name="P160" style:family="paragraph" style:parent-style-name="Standard" style:list-style-name="WWNum5">
      <style:paragraph-properties fo:margin-left="1.499cm" fo:margin-right="0cm" fo:line-height="100%" fo:text-align="start" style:justify-single-word="false" fo:orphans="2" fo:widows="2" fo:text-indent="0cm" style:auto-text-indent="false" style:punctuation-wrap="hanging">
        <style:tab-stops>
          <style:tab-stop style:position="0.635cm"/>
        </style:tab-stops>
      </style:paragraph-properties>
      <style:text-properties fo:font-size="12pt" fo:language="es" fo:country="AR" style:font-size-asian="12pt" style:font-size-complex="12pt"/>
    </style:style>
    <style:style style:name="P161" style:family="paragraph" style:parent-style-name="Standard">
      <style:paragraph-properties fo:margin-left="1.499cm" fo:margin-right="0cm" fo:line-height="100%" fo:text-align="start" style:justify-single-word="false" fo:orphans="0" fo:widows="0" fo:text-indent="0cm" style:auto-text-indent="false" style:punctuation-wrap="hanging" style:writing-mode="lr-tb"/>
      <style:text-properties fo:language="es" fo:country="AR" officeooo:paragraph-rsid="00494605" style:font-size-complex="12pt" style:font-style-complex="normal"/>
    </style:style>
    <style:style style:name="P162" style:family="paragraph" style:parent-style-name="Standard" style:list-style-name="">
      <style:paragraph-properties fo:margin-left="1.499cm" fo:margin-right="0cm" fo:text-align="start" style:justify-single-word="false" fo:orphans="2" fo:widows="2" fo:text-indent="0cm" style:auto-text-indent="false" style:writing-mode="lr-tb">
        <style:tab-stops>
          <style:tab-stop style:position="1.016cm"/>
          <style:tab-stop style:position="2.328cm"/>
        </style:tab-stops>
      </style:paragraph-properties>
      <style:text-properties fo:language="es" fo:country="AR" officeooo:paragraph-rsid="00201396"/>
    </style:style>
    <style:style style:name="P163" style:family="paragraph" style:parent-style-name="Standard">
      <style:paragraph-properties fo:margin-left="1.401cm" fo:margin-right="0cm" fo:text-align="start" style:justify-single-word="false" fo:orphans="0" fo:widows="0" fo:text-indent="0cm" style:auto-text-indent="false" style:writing-mode="lr-tb"/>
      <style:text-properties fo:language="es" fo:country="AR" officeooo:paragraph-rsid="001b4c68"/>
    </style:style>
    <style:style style:name="P164" style:family="paragraph" style:parent-style-name="Standard">
      <style:paragraph-properties fo:margin-left="1.401cm" fo:margin-right="0cm" fo:text-align="start" style:justify-single-word="false" fo:orphans="0" fo:widows="0" fo:text-indent="0cm" style:auto-text-indent="false" style:writing-mode="lr-tb"/>
      <style:text-properties fo:language="es" fo:country="AR" officeooo:paragraph-rsid="00201396"/>
    </style:style>
    <style:style style:name="P165" style:family="paragraph" style:parent-style-name="Standard" style:master-page-name="">
      <style:paragraph-properties fo:margin-left="1.401cm" fo:margin-right="0cm" fo:text-align="start" style:justify-single-word="false" fo:orphans="0" fo:widows="0" fo:text-indent="0cm" style:auto-text-indent="false" style:page-number="auto" style:writing-mode="lr-tb"/>
      <style:text-properties fo:language="es" fo:country="AR" officeooo:paragraph-rsid="00494605"/>
    </style:style>
    <style:style style:name="P166" style:family="paragraph" style:parent-style-name="Standard" style:master-page-name="">
      <style:paragraph-properties fo:margin-left="1.401cm" fo:margin-right="0cm" fo:text-align="start" style:justify-single-word="false" fo:orphans="0" fo:widows="0" fo:text-indent="0cm" style:auto-text-indent="false" style:page-number="auto" style:writing-mode="lr-tb"/>
      <style:text-properties fo:language="es" fo:country="AR" officeooo:paragraph-rsid="00494605"/>
    </style:style>
    <style:style style:name="P167" style:family="paragraph" style:parent-style-name="Standard" style:master-page-name="">
      <style:paragraph-properties fo:margin-left="1.401cm" fo:margin-right="0cm" fo:text-align="start" style:justify-single-word="false" fo:orphans="0" fo:widows="0" fo:text-indent="0cm" style:auto-text-indent="false" style:page-number="auto" style:writing-mode="lr-tb"/>
      <style:text-properties fo:language="es" fo:country="AR" officeooo:paragraph-rsid="001b4c68" style:font-size-complex="12pt" style:font-weight-complex="normal"/>
    </style:style>
    <style:style style:name="P168" style:family="paragraph" style:parent-style-name="Heading_20_3" style:list-style-name="WWNum1">
      <style:text-properties fo:language="es" fo:country="AR" officeooo:paragraph-rsid="00201396"/>
    </style:style>
    <style:style style:name="P169" style:family="paragraph" style:parent-style-name="Heading_20_3" style:list-style-name="WWNum1">
      <style:text-properties fo:language="es" fo:country="AR" officeooo:paragraph-rsid="0010ea78"/>
    </style:style>
    <style:style style:name="P170" style:family="paragraph" style:parent-style-name="Heading_20_3" style:list-style-name="WWNum1">
      <style:paragraph-properties fo:margin-left="1.499cm" fo:margin-right="0cm" fo:text-align="start" style:justify-single-word="false" fo:orphans="0" fo:widows="0" fo:text-indent="0cm" style:auto-text-indent="false" style:writing-mode="lr-tb"/>
      <style:text-properties fo:language="es" fo:country="AR" officeooo:paragraph-rsid="00201396"/>
    </style:style>
    <style:style style:name="P171" style:family="paragraph" style:parent-style-name="Heading_20_2">
      <style:paragraph-properties fo:orphans="2" fo:widows="2">
        <style:tab-stops>
          <style:tab-stop style:position="1.016cm"/>
          <style:tab-stop style:position="2.328cm"/>
        </style:tab-stops>
      </style:paragraph-properties>
      <style:text-properties fo:language="es" fo:country="AR" officeooo:paragraph-rsid="002409e8" style:font-size-complex="12pt"/>
    </style:style>
    <style:style style:name="P172" style:family="paragraph" style:parent-style-name="Heading_20_2" style:list-style-name="" style:master-page-name="">
      <style:paragraph-properties fo:margin-left="1.499cm" fo:margin-right="0cm" fo:text-align="start" style:justify-single-word="false" fo:orphans="2" fo:widows="2" fo:text-indent="0cm" style:auto-text-indent="false" style:page-number="auto" style:writing-mode="lr-tb">
        <style:tab-stops>
          <style:tab-stop style:position="1.016cm"/>
          <style:tab-stop style:position="2.328cm"/>
        </style:tab-stops>
      </style:paragraph-properties>
      <style:text-properties fo:language="es" fo:country="AR" style:font-size-complex="12pt" style:font-weight-complex="normal"/>
    </style:style>
    <style:style style:name="P173" style:family="paragraph" style:parent-style-name="Heading_20_1" style:list-style-name="WWNum1">
      <style:text-properties fo:language="es" fo:country="AR" officeooo:paragraph-rsid="001b4c68"/>
    </style:style>
    <style:style style:name="P174" style:family="paragraph" style:parent-style-name="caption">
      <style:paragraph-properties fo:margin-left="1.499cm" fo:margin-right="0cm" fo:text-align="start" style:justify-single-word="false" fo:orphans="0" fo:widows="0" fo:text-indent="0cm" style:auto-text-indent="false" style:writing-mode="lr-tb"/>
      <style:text-properties fo:language="es" fo:country="AR" officeooo:paragraph-rsid="00201396"/>
    </style:style>
    <style:style style:name="P175" style:family="paragraph" style:parent-style-name="caption">
      <style:paragraph-properties fo:margin-left="1.499cm" fo:margin-right="0cm" fo:text-align="start" style:justify-single-word="false" fo:orphans="0" fo:widows="0" fo:text-indent="0cm" style:auto-text-indent="false" style:writing-mode="lr-tb"/>
      <style:text-properties fo:language="es" fo:country="AR" officeooo:paragraph-rsid="00494605"/>
    </style:style>
    <style:style style:name="P176" style:family="paragraph" style:parent-style-name="caption">
      <style:paragraph-properties fo:margin-left="1.499cm" fo:margin-right="0cm" fo:text-align="start" style:justify-single-word="false" fo:orphans="0" fo:widows="0" fo:text-indent="0cm" style:auto-text-indent="false" style:writing-mode="lr-tb"/>
      <style:text-properties fo:language="es" fo:country="AR" officeooo:rsid="0041a3ce" officeooo:paragraph-rsid="0041a3ce"/>
    </style:style>
    <style:style style:name="P177" style:family="paragraph" style:parent-style-name="caption">
      <style:paragraph-properties fo:margin-left="1.499cm" fo:margin-right="0cm" fo:text-align="start" style:justify-single-word="false" fo:orphans="0" fo:widows="0" fo:text-indent="0cm" style:auto-text-indent="false" style:writing-mode="lr-tb"/>
      <style:text-properties fo:language="es" fo:country="AR" officeooo:rsid="0041a3ce" officeooo:paragraph-rsid="00494605"/>
    </style:style>
    <style:style style:name="P178" style:family="paragraph" style:parent-style-name="caption">
      <style:paragraph-properties fo:margin-left="1.499cm" fo:margin-right="0cm" fo:text-align="start" style:justify-single-word="false" fo:orphans="0" fo:widows="0" fo:text-indent="0cm" style:auto-text-indent="false" style:writing-mode="lr-tb"/>
      <style:text-properties fo:language="es" fo:country="AR" officeooo:paragraph-rsid="00494605" style:font-size-complex="12pt" style:font-style-complex="normal"/>
    </style:style>
    <style:style style:name="P179" style:family="paragraph" style:parent-style-name="caption" style:master-page-name="">
      <style:paragraph-properties fo:margin-left="1.499cm" fo:margin-right="0cm" fo:text-align="start" style:justify-single-word="false" fo:orphans="0" fo:widows="0" fo:text-indent="0cm" style:auto-text-indent="false" style:page-number="auto" style:writing-mode="lr-tb"/>
      <style:text-properties fo:language="es" fo:country="AR" officeooo:paragraph-rsid="00201396"/>
    </style:style>
    <style:style style:name="P180" style:family="paragraph" style:parent-style-name="caption" style:master-page-name="">
      <style:paragraph-properties fo:margin-left="1.499cm" fo:margin-right="0cm" fo:text-align="start" style:justify-single-word="false" fo:orphans="0" fo:widows="0" fo:text-indent="0cm" style:auto-text-indent="false" style:page-number="auto" style:writing-mode="lr-tb"/>
      <style:text-properties fo:language="es" fo:country="AR" officeooo:paragraph-rsid="00494605"/>
    </style:style>
    <style:style style:name="P181" style:family="paragraph" style:parent-style-name="List_20_Paragraph" style:list-style-name="WWNum5">
      <style:text-properties fo:language="es" fo:country="AR" officeooo:paragraph-rsid="000e66a4"/>
    </style:style>
    <style:style style:name="P182" style:family="paragraph" style:parent-style-name="List_20_Paragraph" style:list-style-name="WWNum6">
      <style:text-properties fo:language="es" fo:country="AR" officeooo:paragraph-rsid="000e66a4" style:font-size-complex="12pt" style:font-style-complex="normal"/>
    </style:style>
    <style:style style:name="P183" style:family="paragraph" style:parent-style-name="List_20_Paragraph" style:list-style-name="WWNum7" style:master-page-name="">
      <style:paragraph-properties fo:margin-left="1.3cm" fo:margin-right="0cm" fo:margin-top="0.564cm" fo:margin-bottom="0.564cm" style:contextual-spacing="true" fo:line-height="150%" fo:text-align="justify" style:justify-single-word="false" fo:orphans="2" fo:widows="2" fo:text-indent="0cm" style:auto-text-indent="false" style:page-number="auto" style:writing-mode="lr-tb"/>
      <style:text-properties style:font-name="Times New Roman" fo:font-size="12pt" fo:language="es" fo:country="AR" style:font-size-asian="12pt" style:font-name-complex="Times New Roman1" style:font-size-complex="12pt"/>
    </style:style>
    <style:style style:name="P184" style:family="paragraph" style:parent-style-name="List_20_Paragraph" style:list-style-name="WWNum7">
      <style:paragraph-properties fo:margin-left="1.3cm" fo:margin-right="0cm" fo:margin-top="0.564cm" fo:margin-bottom="0.564cm" style:contextual-spacing="true" fo:line-height="150%" fo:text-align="justify"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185" style:family="paragraph" style:parent-style-name="List_20_Paragraph" style:list-style-name="WWNum7">
      <style:paragraph-properties fo:margin-left="1.3cm" fo:margin-right="0cm" fo:margin-top="0.564cm" fo:margin-bottom="0.564cm" style:contextual-spacing="true" fo:line-height="100%" fo:text-align="justify"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186" style:family="paragraph" style:parent-style-name="List_20_Paragraph" style:list-style-name="WWNum7">
      <style:paragraph-properties fo:margin-left="1.3cm" fo:margin-right="0cm" fo:margin-top="0.564cm" fo:margin-bottom="0.564cm" style:contextual-spacing="true" fo:line-height="100%" fo:text-align="justify" style:justify-single-word="false" fo:orphans="2" fo:widows="2" fo:text-indent="0cm" style:auto-text-indent="false" style:writing-mode="lr-tb"/>
      <style:text-properties style:font-name="Times New Roman" fo:font-size="12pt" fo:language="es" fo:country="AR" officeooo:paragraph-rsid="001d1430" style:font-size-asian="12pt" style:font-name-complex="Times New Roman1" style:font-size-complex="12pt"/>
    </style:style>
    <style:style style:name="P187" style:family="paragraph" style:parent-style-name="List_20_Paragraph" style:list-style-name="WWNum6">
      <style:paragraph-properties fo:margin-left="2cm" fo:margin-right="0cm" fo:text-indent="-0.635cm" style:auto-text-indent="false"/>
      <style:text-properties officeooo:paragraph-rsid="001b4c68"/>
    </style:style>
    <style:style style:name="P188" style:family="paragraph" style:parent-style-name="List_20_Paragraph" style:list-style-name="WWNum6">
      <style:paragraph-properties fo:margin-left="2cm" fo:margin-right="0cm" fo:text-indent="-0.635cm" style:auto-text-indent="false"/>
      <style:text-properties fo:language="es" fo:country="AR" officeooo:paragraph-rsid="0010ea78"/>
    </style:style>
    <style:style style:name="P189" style:family="paragraph" style:parent-style-name="List_20_Paragraph" style:list-style-name="WWNum11">
      <style:paragraph-properties fo:margin-left="2cm" fo:margin-right="0cm" fo:text-indent="-0.635cm" style:auto-text-indent="false"/>
      <style:text-properties officeooo:paragraph-rsid="0010ea78"/>
    </style:style>
    <style:style style:name="P190" style:family="paragraph" style:parent-style-name="guiazul" style:list-style-name="WWNum3">
      <style:paragraph-properties fo:orphans="2" fo:widows="2">
        <style:tab-stops>
          <style:tab-stop style:position="0cm"/>
          <style:tab-stop style:position="2.75cm"/>
        </style:tab-stops>
      </style:paragraph-properties>
      <style:text-properties fo:language="es" fo:country="AR" style:font-size-complex="12pt" style:font-style-complex="normal"/>
    </style:style>
    <style:style style:name="P191" style:family="paragraph" style:parent-style-name="guiazul" style:list-style-name="WWNum3">
      <style:paragraph-properties fo:margin-left="1.499cm" fo:margin-right="0cm" fo:text-align="start" style:justify-single-word="false" fo:orphans="2" fo:widows="2" fo:text-indent="0cm" style:auto-text-indent="false">
        <style:tab-stops>
          <style:tab-stop style:position="0cm"/>
          <style:tab-stop style:position="2.75cm"/>
        </style:tab-stops>
      </style:paragraph-properties>
      <style:text-properties fo:language="es" fo:country="AR" style:font-size-complex="12pt" style:font-style-complex="normal"/>
    </style:style>
    <style:style style:name="P192" style:family="paragraph" style:parent-style-name="guiazul" style:list-style-name="WWNum6">
      <style:paragraph-properties fo:margin-left="1.499cm" fo:margin-right="0cm" fo:line-height="100%" fo:text-align="start" style:justify-single-word="false" fo:orphans="2" fo:widows="2" fo:text-indent="0cm" style:auto-text-indent="false" style:punctuation-wrap="hanging">
        <style:tab-stops>
          <style:tab-stop style:position="0cm"/>
          <style:tab-stop style:position="2.75cm"/>
        </style:tab-stops>
      </style:paragraph-properties>
      <style:text-properties fo:language="es" fo:country="AR" style:font-size-complex="12pt" style:font-style-complex="normal"/>
    </style:style>
    <style:style style:name="P193" style:family="paragraph" style:parent-style-name="guiazul">
      <style:paragraph-properties fo:margin-left="2cm" fo:margin-right="0cm" fo:orphans="2" fo:widows="2" fo:text-indent="-0.635cm" style:auto-text-indent="false"/>
      <style:text-properties style:font-name="Arial1" fo:language="es" fo:country="AR" officeooo:paragraph-rsid="002409e8" style:font-size-complex="12pt" style:font-style-complex="normal"/>
    </style:style>
    <style:style style:name="P194" style:family="paragraph" style:parent-style-name="guiazul">
      <style:paragraph-properties fo:margin-left="0cm" fo:margin-right="0cm" fo:text-align="start" style:justify-single-word="false" fo:orphans="2" fo:widows="2" fo:text-indent="0cm" style:auto-text-indent="false"/>
      <style:text-properties fo:language="es" fo:country="AR" style:font-size-complex="12pt" style:font-style-complex="normal"/>
    </style:style>
    <style:style style:name="P195" style:family="paragraph" style:parent-style-name="Normal_20_indentado_20_2">
      <style:paragraph-properties fo:orphans="2" fo:widows="2"/>
      <style:text-properties fo:font-size="12pt" fo:language="es" fo:country="AR" style:font-size-asian="12pt" style:font-size-complex="12pt"/>
    </style:style>
    <style:style style:name="P196" style:family="paragraph" style:parent-style-name="Normal_20_indentado_20_2">
      <style:paragraph-properties fo:orphans="2" fo:widows="2"/>
      <style:text-properties fo:font-size="12pt" fo:language="es" fo:country="AR" officeooo:paragraph-rsid="003ba35f" style:font-size-asian="12pt" style:font-size-complex="12pt"/>
    </style:style>
    <style:style style:name="P197" style:family="paragraph" style:parent-style-name="Normal_20_indentado_20_2">
      <style:paragraph-properties fo:orphans="2" fo:widows="2"/>
      <style:text-properties fo:language="es" fo:country="AR" style:font-size-complex="12pt"/>
    </style:style>
    <style:style style:name="P198" style:family="paragraph" style:parent-style-name="Normal_20_indentado_20_2">
      <style:paragraph-properties fo:orphans="2" fo:widows="2"/>
      <style:text-properties fo:language="es" fo:country="AR" officeooo:paragraph-rsid="003ba35f" style:font-size-complex="12pt"/>
    </style:style>
    <style:style style:name="P199" style:family="paragraph" style:parent-style-name="Normal_20_indentado_20_2">
      <style:paragraph-properties fo:orphans="2" fo:widows="2"/>
      <style:text-properties fo:language="es" fo:country="AR" officeooo:rsid="003ba35f" officeooo:paragraph-rsid="003ba35f" style:font-size-complex="12pt"/>
    </style:style>
    <style:style style:name="P200" style:family="paragraph" style:parent-style-name="Normal_20_indentado_20_2">
      <style:paragraph-properties fo:orphans="2" fo:widows="2"/>
      <style:text-properties fo:language="es" fo:country="AR" style:font-size-complex="12pt" style:font-style-complex="normal"/>
    </style:style>
    <style:style style:name="P201" style:family="paragraph" style:parent-style-name="Normal_20_indentado_20_1">
      <style:paragraph-properties fo:margin-left="1.499cm" fo:margin-right="0cm" fo:text-align="start" style:justify-single-word="false" fo:orphans="2" fo:widows="2" fo:text-indent="0cm" style:auto-text-indent="false"/>
      <style:text-properties fo:language="es" fo:country="AR" style:font-size-complex="12pt" style:font-style-complex="normal"/>
    </style:style>
    <style:style style:name="P202" style:family="paragraph" style:parent-style-name="Normal_20_indentado_20_3">
      <style:paragraph-properties fo:margin-left="1.499cm" fo:margin-right="0cm" fo:text-align="start" style:justify-single-word="false" fo:orphans="2" fo:widows="2" fo:text-indent="0cm" style:auto-text-indent="false"/>
      <style:text-properties fo:language="es" fo:country="AR" officeooo:rsid="00467708" officeooo:paragraph-rsid="00467708"/>
    </style:style>
    <style:style style:name="P203" style:family="paragraph" style:parent-style-name="Normal_20_indentado_20_3">
      <style:paragraph-properties fo:margin-left="1.499cm" fo:margin-right="0cm" fo:text-align="start" style:justify-single-word="false" fo:orphans="2" fo:widows="2" fo:text-indent="0cm" style:auto-text-indent="false"/>
      <style:text-properties fo:language="es" fo:country="AR" style:font-size-complex="12pt" style:font-style-complex="normal"/>
    </style:style>
    <style:style style:name="P204" style:family="paragraph" style:parent-style-name="Normal_20_indentado_20_3">
      <style:paragraph-properties fo:margin-left="1.499cm" fo:margin-right="0cm" fo:text-align="start" style:justify-single-word="false" fo:orphans="2" fo:widows="2" fo:text-indent="0cm" style:auto-text-indent="false"/>
      <style:text-properties fo:language="es" fo:country="AR" officeooo:paragraph-rsid="00494605" style:font-size-complex="12pt" style:font-style-complex="normal"/>
    </style:style>
    <style:style style:name="P205"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language="es" fo:country="AR" officeooo:paragraph-rsid="00494605" style:font-size-complex="12pt" style:font-style-complex="normal"/>
    </style:style>
    <style:style style:name="P206" style:family="paragraph" style:parent-style-name="Normal_20_indentado_20_3">
      <style:paragraph-properties fo:margin-left="1.499cm" fo:margin-right="0cm" fo:text-align="start" style:justify-single-word="false" fo:orphans="2" fo:widows="2" fo:text-indent="0cm" style:auto-text-indent="false"/>
      <style:text-properties fo:language="es" fo:country="AR" officeooo:rsid="00467708" officeooo:paragraph-rsid="00494605" style:font-size-complex="12pt" style:font-style-complex="normal"/>
    </style:style>
    <style:style style:name="P207" style:family="paragraph" style:parent-style-name="Comment">
      <style:paragraph-properties fo:margin-top="0cm" fo:margin-bottom="0cm" style:contextual-spacing="false" fo:text-align="start" style:justify-single-word="false"/>
      <style:text-properties officeooo:paragraph-rsid="00494605"/>
    </style:style>
    <style:style style:name="T1" style:family="text">
      <style:text-properties fo:color="#000080" style:font-size-complex="12pt"/>
    </style:style>
    <style:style style:name="T2" style:family="text">
      <style:text-properties style:font-size-complex="12pt"/>
    </style:style>
    <style:style style:name="T3" style:family="text">
      <style:text-properties style:font-size-complex="12pt" style:font-weight-complex="normal"/>
    </style:style>
    <style:style style:name="T4" style:family="text">
      <style:text-properties officeooo:rsid="0011efd6" style:font-size-complex="12pt" style:font-weight-complex="normal"/>
    </style:style>
    <style:style style:name="T5" style:family="text">
      <style:text-properties officeooo:rsid="0013d6c0" style:font-size-complex="12pt" style:font-weight-complex="normal"/>
    </style:style>
    <style:style style:name="T6" style:family="text">
      <style:text-properties officeooo:rsid="00153c0e" style:font-size-complex="12pt" style:font-weight-complex="normal"/>
    </style:style>
    <style:style style:name="T7" style:family="text">
      <style:text-properties officeooo:rsid="0016b87a" style:font-size-complex="12pt" style:font-weight-complex="normal"/>
    </style:style>
    <style:style style:name="T8" style:family="text">
      <style:text-properties officeooo:rsid="0017f342" style:font-size-complex="12pt" style:font-weight-complex="normal"/>
    </style:style>
    <style:style style:name="T9" style:family="text">
      <style:text-properties officeooo:rsid="00269a3d" style:font-size-complex="12pt" style:font-weight-complex="normal"/>
    </style:style>
    <style:style style:name="T10" style:family="text">
      <style:text-properties style:font-size-complex="12pt" style:font-style-complex="normal"/>
    </style:style>
    <style:style style:name="T11" style:family="text">
      <style:text-properties officeooo:rsid="001b4c68" style:font-size-complex="12pt" style:font-style-complex="normal"/>
    </style:style>
    <style:style style:name="T12" style:family="text">
      <style:text-properties officeooo:rsid="00201396" style:font-size-complex="12pt" style:font-style-complex="normal"/>
    </style:style>
    <style:style style:name="T13" style:family="text">
      <style:text-properties officeooo:rsid="00234233" style:font-size-complex="12pt"/>
    </style:style>
    <style:style style:name="T14" style:family="text">
      <style:text-properties officeooo:rsid="002802fb" style:font-size-complex="12pt"/>
    </style:style>
    <style:style style:name="T15" style:family="text">
      <style:text-properties officeooo:rsid="00299582" style:font-size-complex="12pt"/>
    </style:style>
    <style:style style:name="T16" style:family="text">
      <style:text-properties officeooo:rsid="001edf44"/>
    </style:style>
    <style:style style:name="T17" style:family="text">
      <style:text-properties officeooo:rsid="002802fb"/>
    </style:style>
    <style:style style:name="T18" style:family="text">
      <style:text-properties fo:font-size="12pt" style:font-size-asian="12pt" style:font-size-complex="12pt"/>
    </style:style>
    <style:style style:name="T19" style:family="text">
      <style:text-properties fo:font-size="12pt" style:font-size-asian="12pt" style:font-size-complex="12pt" style:font-weight-complex="normal"/>
    </style:style>
    <style:style style:name="T20" style:family="text">
      <style:text-properties fo:font-size="12pt" officeooo:rsid="002eb2a8" style:font-size-asian="12pt" style:font-size-complex="12pt" style:font-weight-complex="normal"/>
    </style:style>
    <style:style style:name="T21" style:family="text">
      <style:text-properties fo:font-size="12pt" officeooo:rsid="00299f82" style:font-size-asian="12pt" style:font-size-complex="12pt"/>
    </style:style>
    <style:style style:name="T22" style:family="text">
      <style:text-properties fo:font-size="12pt" officeooo:rsid="002eb2a8" style:font-size-asian="12pt" style:font-size-complex="12pt"/>
    </style:style>
    <style:style style:name="T23" style:family="text">
      <style:text-properties fo:font-size="12pt" fo:font-weight="bold" style:font-size-asian="12pt" style:font-weight-asian="bold" style:font-size-complex="12pt"/>
    </style:style>
    <style:style style:name="T24" style:family="text">
      <style:text-properties fo:font-size="12pt" fo:font-weight="bold" officeooo:rsid="00299f82" style:font-size-asian="12pt" style:font-weight-asian="bold" style:font-size-complex="12pt"/>
    </style:style>
    <style:style style:name="T25" style:family="text">
      <style:text-properties fo:font-size="12pt" fo:font-weight="bold" officeooo:rsid="002eb2a8" style:font-size-asian="12pt" style:font-weight-asian="bold" style:font-size-complex="12pt"/>
    </style:style>
    <style:style style:name="T26" style:family="text">
      <style:text-properties fo:font-size="12pt" fo:language="es" fo:country="AR" fo:font-weight="normal" style:font-size-asian="12pt" style:font-weight-asian="normal" style:font-size-complex="12pt" style:font-weight-complex="normal"/>
    </style:style>
    <style:style style:name="T27" style:family="text">
      <style:text-properties fo:font-size="12pt" fo:language="es" fo:country="AR" fo:font-weight="normal" officeooo:rsid="003a50bf" style:font-size-asian="12pt" style:font-weight-asian="normal" style:font-size-complex="12pt" style:font-weight-complex="normal"/>
    </style:style>
    <style:style style:name="T28" style:family="text">
      <style:text-properties style:font-name="Times New Roman" fo:font-size="12pt" style:font-size-asian="12pt" style:font-name-complex="Times New Roman1" style:font-size-complex="12pt"/>
    </style:style>
    <style:style style:name="T29" style:family="text">
      <style:text-properties style:font-name="Times New Roman" fo:font-size="12pt" officeooo:rsid="000da43b" style:font-size-asian="12pt" style:font-name-complex="Times New Roman1" style:font-size-complex="12pt"/>
    </style:style>
    <style:style style:name="T30" style:family="text">
      <style:text-properties style:font-name="Times New Roman" fo:font-size="12pt" officeooo:rsid="001ba557" style:font-size-asian="12pt" style:font-name-complex="Times New Roman1" style:font-size-complex="12pt"/>
    </style:style>
    <style:style style:name="T31" style:family="text">
      <style:text-properties style:font-name="Times New Roman" fo:font-size="12pt" officeooo:rsid="001d1430" style:font-size-asian="12pt" style:font-name-complex="Times New Roman1" style:font-size-complex="12pt"/>
    </style:style>
    <style:style style:name="T32" style:family="text">
      <style:text-properties style:font-name="Times New Roman" fo:font-size="12pt" officeooo:rsid="001edf44" style:font-size-asian="12pt" style:font-name-complex="Times New Roman1" style:font-size-complex="12pt"/>
    </style:style>
    <style:style style:name="T33" style:family="text">
      <style:text-properties style:font-name="Times New Roman" fo:font-size="12pt" style:font-size-asian="12pt" style:font-size-complex="12pt"/>
    </style:style>
    <style:style style:name="T34" style:family="text">
      <style:text-properties style:font-name="Times New Roman" fo:font-size="12pt" officeooo:rsid="000da43b" style:font-size-asian="12pt" style:font-size-complex="12pt"/>
    </style:style>
    <style:style style:name="T35" style:family="text">
      <style:text-properties style:font-name="Times New Roman" fo:font-size="12pt" officeooo:rsid="001d1430" style:font-size-asian="12pt" style:font-size-complex="12pt"/>
    </style:style>
    <style:style style:name="T36" style:family="text">
      <style:text-properties style:font-name="Times New Roman" fo:font-size="12pt" officeooo:rsid="001edf44" style:font-size-asian="12pt" style:font-size-complex="12pt"/>
    </style:style>
    <style:style style:name="T37" style:family="text">
      <style:text-properties style:font-name="Times New Roman" fo:font-size="12pt" officeooo:rsid="00299f82" style:font-size-asian="12pt" style:font-size-complex="12pt"/>
    </style:style>
    <style:style style:name="T38" style:family="text">
      <style:text-properties style:font-name="Times New Roman" fo:font-size="12pt" officeooo:rsid="002b92e6" style:font-size-asian="12pt" style:font-size-complex="12pt"/>
    </style:style>
    <style:style style:name="T39" style:family="text">
      <style:text-properties style:font-name="Times New Roman" fo:font-size="12pt" officeooo:rsid="002eb2a8" style:font-size-asian="12pt" style:font-size-complex="12pt"/>
    </style:style>
    <style:style style:name="T40" style:family="text">
      <style:text-properties style:font-name="Times New Roman" fo:font-size="12pt" officeooo:rsid="003e9f19" style:font-size-asian="12pt" style:font-size-complex="12pt"/>
    </style:style>
    <style:style style:name="T41" style:family="text">
      <style:text-properties style:font-name="Times New Roman" fo:font-size="12pt" fo:font-style="italic" style:font-size-asian="12pt" style:font-style-asian="italic" style:font-name-complex="Times New Roman1" style:font-size-complex="12pt"/>
    </style:style>
    <style:style style:name="T42" style:family="text">
      <style:text-properties style:font-name="Times New Roman" fo:font-size="12pt" fo:font-style="italic" style:font-size-asian="12pt" style:font-style-asian="italic" style:font-name-complex="Times New Roman1" style:font-size-complex="12pt" style:font-style-complex="normal"/>
    </style:style>
    <style:style style:name="T43" style:family="text">
      <style:text-properties fo:color="#008000" fo:font-size="12pt" fo:font-weight="bold" style:font-size-asian="12pt" style:font-weight-asian="bold" style:font-size-complex="12pt"/>
    </style:style>
    <style:style style:name="T44" style:family="text">
      <style:text-properties fo:color="#008000" fo:font-size="12pt" style:font-size-asian="12pt" style:font-size-complex="12pt"/>
    </style:style>
    <style:style style:name="T45" style:family="text">
      <style:text-properties fo:color="#00000a" style:font-name="Times New Roman" fo:font-size="12pt" style:font-size-asian="12pt" style:font-size-complex="12pt" style:font-style-complex="normal"/>
    </style:style>
    <style:style style:name="T46" style:family="text">
      <style:text-properties fo:color="#00000a" style:font-name="Times New Roman" fo:font-size="12pt" officeooo:rsid="001edf44" style:font-size-asian="12pt" style:font-size-complex="12pt" style:font-style-complex="normal"/>
    </style:style>
    <style:style style:name="T47" style:family="text">
      <style:text-properties fo:color="#00000a" style:font-name="Times New Roman" fo:font-size="12pt" officeooo:rsid="00269a3d" style:font-size-asian="12pt" style:font-size-complex="12pt" style:font-style-complex="normal"/>
    </style:style>
    <style:style style:name="T48" style:family="text">
      <style:text-properties fo:color="#00000a" style:font-name="Calibri" fo:language="es" fo:country="AR" style:font-size-complex="11pt" style:font-style-complex="italic" style:font-weight-complex="bold"/>
    </style:style>
    <style:style style:name="T49" style:family="text">
      <style:text-properties fo:color="#00000a" style:font-name="Calibri" fo:language="es" fo:country="AR" fo:font-style="normal" style:font-style-asian="normal" style:font-size-complex="11pt"/>
    </style:style>
    <style:style style:name="T50" style:family="text">
      <style:text-properties fo:color="#00000a" style:font-name="Arial1" fo:font-style="normal" style:font-style-asian="normal"/>
    </style:style>
    <style:style style:name="T51" style:family="text">
      <style:text-properties fo:color="#00000a" style:font-name="Arial1" fo:font-style="normal" style:font-style-asian="normal" style:font-size-complex="11pt"/>
    </style:style>
    <style:style style:name="T52" style:family="text">
      <style:text-properties officeooo:rsid="000da43b"/>
    </style:style>
    <style:style style:name="T53" style:family="text">
      <style:text-properties style:language-asian="ja" style:country-asian="JP"/>
    </style:style>
    <style:style style:name="T54" style:family="text">
      <style:text-properties officeooo:rsid="001edf44" style:language-asian="ja" style:country-asian="JP"/>
    </style:style>
    <style:style style:name="T55" style:family="text">
      <style:text-properties style:language-asian="ja" style:country-asian="JP" style:font-size-complex="12pt" style:font-style-complex="normal"/>
    </style:style>
    <style:style style:name="T56" style:family="text">
      <style:text-properties fo:language="es" fo:country="AR"/>
    </style:style>
    <style:style style:name="T57" style:family="text">
      <style:text-properties fo:language="es" fo:country="AR" style:language-asian="es" style:country-asian="CO"/>
    </style:style>
    <style:style style:name="T58" style:family="text">
      <style:text-properties fo:language="es" fo:country="AR" officeooo:rsid="001b4c68"/>
    </style:style>
    <style:style style:name="T59" style:family="text">
      <style:text-properties fo:language="es" fo:country="AR" fo:font-style="italic" style:text-underline-style="none" style:font-style-asian="italic"/>
    </style:style>
    <style:style style:name="T60" style:family="text">
      <style:text-properties fo:language="es" fo:country="AR" fo:font-style="italic" style:font-style-asian="italic"/>
    </style:style>
    <style:style style:name="T61" style:family="text">
      <style:text-properties fo:font-size="10pt" fo:language="es" fo:country="AR" fo:font-style="italic" style:font-size-asian="10pt" style:language-asian="es" style:country-asian="CO" style:font-style-asian="italic"/>
    </style:style>
    <style:style style:name="T62" style:family="text">
      <style:text-properties style:text-underline-style="solid" style:text-underline-width="auto" style:text-underline-color="font-color" style:font-size-complex="12pt" style:font-weight-complex="normal"/>
    </style:style>
    <style:style style:name="T63" style:family="text">
      <style:text-properties fo:font-style="italic" style:font-style-asian="italic"/>
    </style:style>
    <style:style style:name="T64" style:family="text">
      <style:text-properties fo:font-style="italic" style:font-style-asian="italic" style:font-size-complex="12pt" style:font-style-complex="normal"/>
    </style:style>
    <style:style style:name="T65" style:family="text">
      <style:text-properties fo:font-style="italic" officeooo:rsid="0044ff4f" style:font-style-asian="italic" style:font-size-complex="12pt" style:font-style-complex="normal"/>
    </style:style>
    <style:style style:name="T66" style:family="text">
      <style:text-properties officeooo:rsid="0010106a"/>
    </style:style>
    <style:style style:name="T67" style:family="text">
      <style:text-properties fo:color="#000000" fo:font-style="italic" style:font-style-asian="italic" style:font-name-complex="Calibri2"/>
    </style:style>
    <style:style style:name="T68" style:family="text">
      <style:text-properties fo:color="#000000" style:font-name="Arial1" fo:font-style="normal" style:font-style-asian="normal" style:font-name-complex="Calibri2"/>
    </style:style>
    <style:style style:name="T69" style:family="text">
      <style:text-properties fo:color="#000000" style:font-name="Arial1" fo:font-style="normal" officeooo:rsid="00485bf2" style:font-style-asian="normal" style:font-name-complex="Calibri2"/>
    </style:style>
    <style:style style:name="T70" style:family="text">
      <style:text-properties fo:color="#000000" style:font-name="Arial1" fo:font-style="normal" style:language-asian="ja" style:country-asian="JP" style:font-style-asian="normal" style:font-name-complex="Calibri2"/>
    </style:style>
    <style:style style:name="T71" style:family="text">
      <style:text-properties fo:color="#000000" style:font-name="Arial1" fo:font-style="normal" officeooo:rsid="00485bf2" style:language-asian="ja" style:country-asian="JP" style:font-style-asian="normal" style:font-name-complex="Calibri2"/>
    </style:style>
    <style:style style:name="T72" style:family="text">
      <style:text-properties fo:color="#000000" style:font-name="Arial1" fo:font-style="normal" officeooo:rsid="002158a6" style:language-asian="ja" style:country-asian="JP" style:font-style-asian="normal" style:font-name-complex="Calibri2"/>
    </style:style>
    <style:style style:name="T73" style:family="text">
      <style:text-properties fo:color="#000000" style:font-name="Arial1" fo:font-style="normal" officeooo:rsid="0023109f" style:language-asian="ja" style:country-asian="JP" style:font-style-asian="normal" style:font-name-complex="Calibri2"/>
    </style:style>
    <style:style style:name="T74" style:family="text">
      <style:text-properties fo:color="#000000" fo:font-style="normal" officeooo:rsid="002409e8" style:font-style-asian="normal"/>
    </style:style>
    <style:style style:name="T75" style:family="text">
      <style:text-properties fo:color="#000000" fo:font-style="normal" officeooo:rsid="003e838d" style:font-style-asian="normal"/>
    </style:style>
    <style:style style:name="T76" style:family="text">
      <style:text-properties fo:color="#ffffff" style:language-asian="es" style:country-asian="CO"/>
    </style:style>
    <style:style style:name="T77" style:family="text">
      <style:text-properties fo:color="#ffffff" officeooo:rsid="001b4c68" style:language-asian="es" style:country-asian="CO"/>
    </style:style>
    <style:style style:name="T78" style:family="text">
      <style:text-properties officeooo:rsid="00201396"/>
    </style:style>
    <style:style style:name="T79" style:family="text">
      <style:text-properties officeooo:rsid="002158a6"/>
    </style:style>
    <style:style style:name="T80" style:family="text">
      <style:text-properties officeooo:rsid="0023109f"/>
    </style:style>
    <style:style style:name="T81" style:family="text">
      <style:text-properties officeooo:rsid="00234233"/>
    </style:style>
    <style:style style:name="T82" style:family="text">
      <style:text-properties style:font-name="Arial1"/>
    </style:style>
    <style:style style:name="T83" style:family="text">
      <style:text-properties style:font-weight-complex="normal"/>
    </style:style>
    <style:style style:name="T84" style:family="text">
      <style:text-properties officeooo:rsid="00436b07"/>
    </style:style>
    <style:style style:name="T85" style:family="text">
      <style:text-properties officeooo:rsid="004a9da3"/>
    </style:style>
    <style:style style:name="T86" style:family="text">
      <style:text-properties officeooo:rsid="004af22c"/>
    </style:style>
    <style:style style:name="T87" style:family="text">
      <style:text-properties officeooo:rsid="004b77f0"/>
    </style:style>
    <style:style style:name="Sect1" style:family="section">
      <style:section-properties style:editable="false">
        <style:columns fo:column-count="1" fo:column-gap="0cm"/>
      </style:section-properties>
    </style:style>
    <style:style style:name="Sect2" style:family="section">
      <style:section-properties fo:margin-left="-0.074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4"/>
        <text:p text:style-name="P60">Especificación de requisitos de software</text:p>
        <text:p text:style-name="P72"/>
        <text:p text:style-name="P142">Proyecto: [<text:span text:style-name="T87">SLCB</text:span>]</text:p>
        <text:p text:style-name="P127">Revisión [<text:span text:style-name="T87">0.01</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text:line-break/></text:p>
            </table:table-cell>
            <table:table-cell table:style-name="Tabla2.A1" office:value-type="string">
              <text:p text:style-name="P15"/>
            </table:table-cell>
            <table:table-cell table:style-name="Tabla2.A1" office:value-type="string">
              <text:p text:style-name="P18"/>
              <text:p text:style-name="P146">05</text:p>
            </table:table-cell>
          </table:table-row>
        </table:table>
        <text:p text:style-name="P14"/>
        <text:p text:style-name="P26"><text:soft-page-break/></text:p>
      </text:section>
      <text:section text:style-name="Sect1" text:name="Sección2">
        <text:p text:style-name="P143"><text:bookmark-start text:name="__RefHeading__6_676780344"/><text:bookmark-start text:name="__RefHeading__41_1961381582"/><text:bookmark-start text:name="__RefHeading__28_1822457866"/>Ficha del documento<text:bookmark-end text:name="__RefHeading__6_676780344"/><text:bookmark-end text:name="__RefHeading__41_1961381582"/><text:bookmark-end text:name="__RefHeading__28_1822457866"/></text:p>
        <text:p text:style-name="P17"/>
        <text:p text:style-name="P14"/>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4">Fecha</text:p>
            </table:table-cell>
            <table:table-cell table:style-name="Tabla3.A1" office:value-type="string">
              <text:p text:style-name="P24">Revisión</text:p>
            </table:table-cell>
            <table:table-cell table:style-name="Tabla3.A1" office:value-type="string">
              <text:p text:style-name="P24">Autor</text:p>
            </table:table-cell>
            <table:table-cell table:style-name="Tabla3.D1" office:value-type="string">
              <text:p text:style-name="P24">Verificado dep. calidad.</text:p>
            </table:table-cell>
          </table:table-row>
          <table:table-row table:style-name="Tabla3.1">
            <table:table-cell table:style-name="Tabla3.A1" office:value-type="string">
              <text:p text:style-name="P145">05/05/2014</text:p>
            </table:table-cell>
            <table:table-cell table:style-name="Tabla3.A1" office:value-type="string">
              <text:p text:style-name="P145">0.1</text:p>
            </table:table-cell>
            <table:table-cell table:style-name="Tabla3.A1" office:value-type="string">
              <text:p text:style-name="P145">Luciano Olmedo</text:p>
            </table:table-cell>
            <table:table-cell table:style-name="Tabla3.D1" office:value-type="string">
              <text:p text:style-name="P19"/>
            </table:table-cell>
          </table:table-row>
        </table:table>
        <text:p text:style-name="P14"/>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ocumento validado por las partes en fecha: [Fecha]</text:p>
        <text:p text:style-name="P4"/>
        <table:table table:name="Tabla4" table:style-name="Tabla4">
          <table:table-column table:style-name="Tabla4.A"/>
          <table:table-column table:style-name="Tabla4.B"/>
          <table:table-row table:style-name="Tabla4.1">
            <table:table-cell table:style-name="Tabla4.A1" office:value-type="string">
              <text:p text:style-name="P5">Por el cliente</text:p>
            </table:table-cell>
            <table:table-cell table:style-name="Tabla4.B1" office:value-type="string">
              <text:p text:style-name="P5">Por la empresa suministradora</text:p>
            </table:table-cell>
          </table:table-row>
          <table:table-row table:style-name="Tabla4.1">
            <table:table-cell table:style-name="Tabla4.A1" office:value-type="string">
              <text:p text:style-name="P4"/>
            </table:table-cell>
            <table:table-cell table:style-name="Tabla4.B1" office:value-type="string">
              <text:p text:style-name="P8"/>
              <text:p text:style-name="P8"/>
              <text:p text:style-name="P8"/>
              <text:p text:style-name="P8"/>
              <text:p text:style-name="P8"/>
              <text:p text:style-name="P8"/>
              <text:p text:style-name="P4"/>
            </table:table-cell>
          </table:table-row>
          <table:table-row table:style-name="Tabla4.1">
            <table:table-cell table:style-name="Tabla4.A1" office:value-type="string">
              <text:p text:style-name="P8"/>
            </table:table-cell>
            <table:table-cell table:style-name="Tabla4.B1" office:value-type="string">
              <text:p text:style-name="P8"/>
            </table:table-cell>
          </table:table-row>
        </table:table>
        <text:p text:style-name="P4"/>
        <text:p text:style-name="P8"/>
        <text:p text:style-name="P8"/>
        <text:p text:style-name="P8"/>
        <text:p text:style-name="P8"/>
        <text:p text:style-name="P17"/>
        <text:p text:style-name="P17"/>
        <text:p text:style-name="P17"/>
        <text:p text:style-name="P17"/>
      </text:section>
      <text:section text:style-name="Sect1" text:name="Sección3">
        <text:p text:style-name="P148"/>
        <text:p text:style-name="P144"><text:bookmark-start text:name="__RefHeading__30_1822457866"/><text:bookmark-start text:name="__RefHeading__8_676780344"/><text:bookmark-start text:name="__RefHeading__43_1961381582"/>Contenido<text:bookmark-end text:name="__RefHeading__30_1822457866"/><text:bookmark-end text:name="__RefHeading__8_676780344"/><text:bookmark-end text:name="__RefHeading__43_1961381582"/></text:p>
      </text:section>
      <text:section text:style-name="Sect2" text:name="Sección4">
        <text:p text:style-name="P53"><text:a xlink:type="simple" xlink:href="#__RefHeading__41_1961381582"><text:span text:style-name="T26">Ficha del documento<text:tab/>3</text:span></text:a></text:p>
        <text:p text:style-name="P53"><text:a xlink:type="simple" xlink:href="#__RefHeading__45_1961381582"><text:span text:style-name="T26">Introducción<text:tab/>6</text:span></text:a></text:p>
        <text:p text:style-name="P51"><text:a xlink:type="simple" xlink:href="#__RefHeading__47_1961381582"><text:span text:style-name="T26">Propósito<text:tab/>6</text:span></text:a></text:p>
        <text:p text:style-name="P51"><text:a xlink:type="simple" xlink:href="#__RefHeading__49_1961381582"><text:span text:style-name="T26">Alcance<text:tab/>6</text:span></text:a></text:p>
        <text:p text:style-name="P51"><text:a xlink:type="simple" xlink:href="#__RefHeading__51_1961381582"><text:span text:style-name="T26">Personal involucrado<text:tab/>6</text:span></text:a></text:p>
        <text:p text:style-name="P51"><text:a xlink:type="simple" xlink:href="#__RefHeading__53_1961381582"><text:span text:style-name="T26">Definiciones, acrónimos y abreviaturas<text:tab/>7</text:span></text:a></text:p>
        <text:p text:style-name="P51"><text:a xlink:type="simple" xlink:href="#__RefHeading__59_1961381582"><text:span text:style-name="T26">Resumen<text:tab/>8</text:span></text:a></text:p>
        <text:p text:style-name="P53"><text:a xlink:type="simple" xlink:href="#__RefHeading__61_1961381582"><text:span text:style-name="T26">Descripción general<text:tab/>8</text:span></text:a></text:p>
        <text:p text:style-name="P51"><text:a xlink:type="simple" xlink:href="#__RefHeading__63_1961381582"><text:span text:style-name="T26">Perspectiva del producto<text:tab/>8</text:span></text:a></text:p>
        <text:p text:style-name="P51"><text:a xlink:type="simple" xlink:href="#__RefHeading__65_1961381582"><text:span text:style-name="T26">Funcionalidad del producto<text:tab/>8</text:span></text:a></text:p>
        <text:p text:style-name="P51"><text:a xlink:type="simple" xlink:href="#__RefHeading__67_1961381582"><text:span text:style-name="T26">Características de los usuarios<text:tab/>9</text:span></text:a></text:p>
        <text:p text:style-name="P51"><text:a xlink:type="simple" xlink:href="#__RefHeading__69_1961381582"><text:span text:style-name="T26">Restricciones<text:tab/>9</text:span></text:a></text:p>
        <text:p text:style-name="P51"><text:a xlink:type="simple" xlink:href="#__RefHeading__71_1961381582"><text:span text:style-name="T26">Suposiciones y dependencias<text:tab/>9</text:span></text:a></text:p>
        <text:p text:style-name="P51"><text:a xlink:type="simple" xlink:href="#__RefHeading__73_1961381582"><text:span text:style-name="T26">Evolución previsible del sistema<text:tab/>9</text:span></text:a></text:p>
        <text:p text:style-name="P53"><text:a xlink:type="simple" xlink:href="#__RefHeading__75_1961381582"><text:span text:style-name="T26">Requisitos específicos<text:tab/>9</text:span></text:a></text:p>
        <text:p text:style-name="P51"><text:a xlink:type="simple" xlink:href="#__RefHeading__77_1961381582"><text:span text:style-name="T26">Requisitos comunes de los interfaces<text:tab/>10</text:span></text:a></text:p>
        <text:p text:style-name="P129"><text:span text:style-name="T26"><text:s/></text:span><text:a xlink:type="simple" xlink:href="#__RefHeading__79_1961381582"><text:span text:style-name="T26">Interfaces de usuario<text:tab/>10</text:span></text:a></text:p>
        <text:p text:style-name="P130"><text:a xlink:type="simple" xlink:href="#__RefHeading__81_1961381582"><text:span text:style-name="T26">Interfaces de hardware<text:tab/>10</text:span></text:a></text:p>
        <text:p text:style-name="P130"><text:a xlink:type="simple" xlink:href="#__RefHeading__83_1961381582"><text:span text:style-name="T26">Interfaces de software<text:tab/>10</text:span></text:a></text:p>
        <text:p text:style-name="P130"><text:a xlink:type="simple" xlink:href="#__RefHeading__85_1961381582"><text:span text:style-name="T26">Interfaces de comunicación<text:tab/>10</text:span></text:a></text:p>
        <text:p text:style-name="P51"><text:a xlink:type="simple" xlink:href="#__RefHeading__87_1961381582"><text:span text:style-name="T26">Requisitos funcionales<text:tab/>10</text:span></text:a></text:p>
        <text:p text:style-name="P131"><text:a xlink:type="simple" xlink:href="#__RefHeading__89_1961381582"><text:span text:style-name="T26">Requisito funcional 1<text:tab/>11</text:span></text:a></text:p>
        <text:p text:style-name="P132"><text:a xlink:type="simple" xlink:href="#__RefHeading__91_1961381582"><text:span text:style-name="T26">2.2.1 Usuario Use Case<text:tab/>11</text:span></text:a></text:p>
        <text:p text:style-name="P59"><text:a xlink:type="simple" xlink:href="#__RefHeading__93_1961381582"><text:span text:style-name="T26">Caso de Uso: Buscar Libro<text:tab/>11</text:span></text:a></text:p>
        <text:p text:style-name="P132"><text:a xlink:type="simple" xlink:href="#__RefHeading__95_1961381582"><text:span text:style-name="T26">Requisito funcional 2<text:tab/>11</text:span></text:a></text:p>
        <text:p text:style-name="P132"><text:a xlink:type="simple" xlink:href="#__RefHeading__97_1961381582"><text:span text:style-name="T26">2.2.2 Usuario Use Case<text:tab/>11</text:span></text:a></text:p>
        <text:p text:style-name="P59"><text:soft-page-break/><text:a xlink:type="simple" xlink:href="#__RefHeading__99_1961381582"><text:span text:style-name="T26">Caso de Uso: Comprar Libro<text:tab/>11</text:span></text:a></text:p>
        <text:p text:style-name="P131"><text:a xlink:type="simple" xlink:href="#__RefHeading__101_1961381582"><text:span text:style-name="T26">Requisito funcional 3<text:tab/>12</text:span></text:a></text:p>
        <text:p text:style-name="P133"><text:a xlink:type="simple" xlink:href="#__RefHeading__103_1961381582"><text:span text:style-name="T26">2.2.3 Usuario Use Case<text:tab/>12</text:span></text:a></text:p>
        <text:p text:style-name="P59"><text:a xlink:type="simple" xlink:href="#__RefHeading__105_1961381582"><text:span text:style-name="T26">Caso de Uso: Iniciar </text:span></text:a><text:a xlink:type="simple" xlink:href="#__RefHeading__105_1961381582"><text:span text:style-name="T27">Sesión</text:span></text:a><text:a xlink:type="simple" xlink:href="#__RefHeading__105_1961381582"><text:span text:style-name="T26"><text:tab/>12</text:span></text:a></text:p>
        <text:p text:style-name="P133"><text:a xlink:type="simple" xlink:href="#__RefHeading__107_1961381582"><text:span text:style-name="T26">2.2.4 Usuario Use Case<text:tab/>13</text:span></text:a></text:p>
        <text:p text:style-name="P59"><text:a xlink:type="simple" xlink:href="#__RefHeading__109_1961381582"><text:span text:style-name="T26">Caso de Uso: Registrar Usuario<text:tab/>13</text:span></text:a></text:p>
        <text:p text:style-name="P51"><text:a xlink:type="simple" xlink:href="#__RefHeading__111_1961381582"><text:span text:style-name="T26">Requisitos no funcionales<text:tab/>13</text:span></text:a></text:p>
        <text:p text:style-name="P97"><text:a xlink:type="simple" xlink:href="#__RefHeading__113_1961381582"><text:span text:style-name="T26">Requisitos de rendimiento<text:tab/>13</text:span></text:a></text:p>
        <text:p text:style-name="P97"><text:a xlink:type="simple" xlink:href="#__RefHeading__115_1961381582"><text:span text:style-name="T26">Seguridad<text:tab/>14</text:span></text:a></text:p>
        <text:p text:style-name="P97"><text:a xlink:type="simple" xlink:href="#__RefHeading__117_1961381582"><text:span text:style-name="T26">Fiabilidad<text:tab/>14</text:span></text:a></text:p>
        <text:p text:style-name="P97"><text:a xlink:type="simple" xlink:href="#__RefHeading__119_1961381582"><text:span text:style-name="T26">Disponibilidad<text:tab/>14</text:span></text:a></text:p>
        <text:p text:style-name="P51"><text:a xlink:type="simple" xlink:href="#__RefHeading__121_1961381582"><text:span text:style-name="T26">Otros requisitos<text:tab/>14</text:span></text:a></text:p>
        <text:p text:style-name="P128"><text:a xlink:type="simple" xlink:href="#__RefHeading__123_1961381582"><text:span text:style-name="T26">Apéndices<text:tab/>15</text:span></text:a></text:p>
      </text:section>
      <text:section text:style-name="Sect1" text:name="Sección5">
        <text:p text:style-name="P149"/>
      </text:section>
      <text:section text:style-name="Sect1" text:name="Sección6">
        <text:h text:style-name="P30" text:outline-level="1"><text:bookmark-start text:name="__RefHeading__32_1822457866"/><text:bookmark-start text:name="__RefHeading__10_676780344"/><text:bookmark-start text:name="__RefHeading__45_1961381582"/><text:span text:style-name="T4">1.0 </text:span><text:span text:style-name="T3">Introducción</text:span><text:bookmark-end text:name="__RefHeading__32_1822457866"/><text:bookmark-end text:name="__RefHeading__10_676780344"/><text:bookmark-end text:name="__RefHeading__45_1961381582"/></text:h>
        <text:p text:style-name="P74"/>
        <text:p text:style-name="P16"/>
        <text:p text:style-name="P35"><text:span text:style-name="T28">Este documento corresponde a <text:s/>la Especificación de Requisitos de Software (SRS) para <text:s/>el </text:span><text:span text:style-name="T41">SLCB(sistema en linea de CookBooks)</text:span><text:span text:style-name="T28">, esta especificación se ha realizado de acuerdo al estándar “IEEE Recommended Practice for Software Requirements Specification IEEE Std 830-1998”.</text:span></text:p>
        <text:h text:style-name="P32" text:outline-level="2"><text:bookmark-start text:name="__RefHeading__12_676780344"/><text:bookmark-start text:name="__RefHeading__47_1961381582"/><text:span text:style-name="T4">1.1 </text:span><text:span text:style-name="T3">Propósito</text:span><text:bookmark-end text:name="__RefHeading__12_676780344"/><text:bookmark-end text:name="__RefHeading__47_1961381582"/></text:h>
        <text:p text:style-name="P57"/>
        <text:p text:style-name="P80"/>
        <text:p text:style-name="P77"><text:span text:style-name="T28">El </text:span><text:span text:style-name="T29">propósito</text:span><text:span text:style-name="T28"> de este documento es proporcionar una guía </text:span><text:span text:style-name="T30">para a</text:span><text:span text:style-name="T28">mbos, los stakeholders y desarrolladores del sistema y va a ser propuesto a la empresa CookBooks para su </text:span><text:span text:style-name="T29">aprobación </text:span><text:span text:style-name="T30">sobre la </text:span><text:span text:style-name="T31">descripción</text:span><text:span text:style-name="T30"> de un sistema en linea de venta libros de cocina para la empresa en cuestión</text:span><text:span text:style-name="T29">.</text:span><text:span text:style-name="T28"> </text:span></text:p>
        <text:p text:style-name="P78">Esta especificación está conformada por una definición y descripción del software con relación a las necesidades que se quieren suplir, es decir los requerimientos funcionales y no funcionales. Adicional a la especificación de los requerimientos, este documento delimita el sistema a los recursos que se poseen, es decir que tiene en cuenta las restricciones que intervienen en el desarrollo del proyecto y las interfaces con otros sistemas a manejar. </text:p>
        <text:p text:style-name="P27"/>
        <text:p text:style-name="P58"/>
        <text:p text:style-name="P58"/>
        <text:h text:style-name="P32" text:outline-level="2"><text:bookmark-start text:name="__RefHeading__14_676780344"/><text:bookmark-start text:name="__RefHeading__49_1961381582"/><text:span text:style-name="T5">1.2 </text:span><text:span text:style-name="T3">Alcance</text:span><text:bookmark-end text:name="__RefHeading__14_676780344"/><text:bookmark-end text:name="__RefHeading__49_1961381582"/></text:h>
        <text:p text:style-name="P63"/>
        <text:p text:style-name="P79">Este documento describe de manera detallada los requerimientos de la herramienta, la cual será desarrollada por el equipo que conforman el personal involucrado , descripto subsiguientemente. </text:p>
        <text:p text:style-name="P81"><text:span text:style-name="T28">El sistema de software en cuestión va a ser un sistema web para una pequeña empresa de emprendedores que maneja la venta de libros de cocina especializados, siendo diseñado para </text:span><text:span text:style-name="T31">maximizar</text:span><text:span text:style-name="T28"> la productividad de los dueños de la empresa como la de sus clientes habituales, </text:span><text:span text:style-name="T31">brindándole</text:span><text:span text:style-name="T28"> a los primeros la posibilidad de ampliar su espectro de venta y modernizar su relación con los clientes puesto a que anteriormente solo se comunicaba con ellos </text:span><text:span text:style-name="T31">vía</text:span><text:span text:style-name="T28"> correo </text:span><text:span text:style-name="T31">electrónico</text:span><text:span text:style-name="T28"> </text:span><text:span text:style-name="T31">y a los segundos les provee la posibilidad de poder revisar información</text:span><text:span text:style-name="T28"> acerca de libros, ver los temarios de los mismos y otro tipo de información que </text:span><text:span text:style-name="T31">quizás</text:span><text:span text:style-name="T28"> antes deberían haber solicitado por correo </text:span><text:span text:style-name="T31">electrónico.</text:span></text:p>
        <text:p text:style-name="P81"><text:span text:style-name="T33">Más </text:span><text:span text:style-name="T35">específicamente</text:span><text:span text:style-name="T33"> , este sistema le provee al administrador manejar y comunicarse con un grupo de usuarios que quieren comprar </text:span><text:span text:style-name="T35">artículos</text:span><text:span text:style-name="T33"> mediante un </text:span><text:span text:style-name="T40">sitio Web</text:span><text:span text:style-name="T33">. <text:s/>El software </text:span><text:span text:style-name="T35">facilitaría</text:span><text:span text:style-name="T33"> la </text:span><text:span text:style-name="T35">comunicación</text:span><text:span text:style-name="T33"> entre los dueños del sistema y los usuarios. El sistema </text:span><text:span text:style-name="T35">involucraría también</text:span><text:span text:style-name="T33"> </text:span><text:span text:style-name="T35">el dispon</text:span><text:span text:style-name="T33">e</text:span><text:span text:style-name="T35">r</text:span><text:span text:style-name="T33"> </text:span><text:span text:style-name="T35">de </text:span><text:span text:style-name="T33">una base de datos conteniendo </text:span><text:span text:style-name="T35">datos de tanto libros como de usuarios</text:span><text:span text:style-name="T33">.</text:span></text:p>
        <text:p text:style-name="P85"/>
        <text:p text:style-name="P83"><text:span text:style-name="T28">Por medio del sistema , se les </text:span><text:span text:style-name="T32">proveerá</text:span><text:span text:style-name="T28"> a los administradores del sistema la posibilidad de automatizar el proceso de compra y venta mediante un sistema </text:span><text:span text:style-name="T32">fácil</text:span><text:span text:style-name="T28"> de entender y usar.</text:span></text:p>
        <text:p text:style-name="P82"><text:span text:style-name="T28">Las funcionalidades, </text:span><text:span text:style-name="T29">a grandes rasgos,</text:span><text:span text:style-name="T28"> que estarán disponibles en el sistema son:</text:span></text:p>
        <text:p text:style-name="P84">Para el usuario:</text:p>
        <text:list xml:id="list3456533628576268841" text:style-name="WWNum7">
          <text:list-item>
            <text:p text:style-name="P183"><text:soft-page-break/>Realizar compras de libros.</text:p>
          </text:list-item>
          <text:list-item>
            <text:p text:style-name="P184">Revisar libros.</text:p>
          </text:list-item>
          <text:list-item>
            <text:p text:style-name="P184">Visualizar libros disponibles en el sistema.</text:p>
          </text:list-item>
        </text:list>
        <text:p text:style-name="P137"/>
        <text:p text:style-name="P138">Para el administrador:</text:p>
        <text:list xml:id="list134306926147634" text:continue-numbering="true" text:style-name="WWNum7">
          <text:list-item>
            <text:p text:style-name="P185">Administración de los libros disponibles de CookBooks mediante la baja, alta y cambios en los libros disponibles.</text:p>
          </text:list-item>
          <text:list-item>
            <text:p text:style-name="P185">Visualización de información de las transacciones realizadas en el mismo.</text:p>
          </text:list-item>
          <text:list-item>
            <text:p text:style-name="P186">Trazabilidad de los libros más vendidos.</text:p>
          </text:list-item>
        </text:list>
        <text:p text:style-name="P58"/>
        <text:h text:style-name="P32" text:outline-level="2"><text:bookmark-start text:name="__RefHeading__16_676780344"/><text:bookmark-start text:name="__RefHeading__51_1961381582"/><text:span text:style-name="T6">1.3 </text:span><text:span text:style-name="T3">Personal involucrado</text:span><text:bookmark-end text:name="__RefHeading__16_676780344"/><text:bookmark-end text:name="__RefHeading__51_1961381582"/></text:h>
        <text:p text:style-name="P65">desarrollador</text:p>
        <text:p text:style-name="P65"/>
        <text:p text:style-name="P61"/>
        <table:table table:name="Tabla13" table:style-name="Tabla13">
          <table:table-column table:style-name="Tabla13.A"/>
          <table:table-column table:style-name="Tabla13.B"/>
          <table:table-row table:style-name="Tabla13.1">
            <table:table-cell table:style-name="Tabla13.A1" office:value-type="string">
              <text:p text:style-name="P65">Nombre</text:p>
            </table:table-cell>
            <table:table-cell table:style-name="Tabla13.B1" office:value-type="string">
              <text:p text:style-name="P199">Ayelen Barreto</text:p>
            </table:table-cell>
          </table:table-row>
          <table:table-row table:style-name="Tabla13.1">
            <table:table-cell table:style-name="Tabla13.A1" office:value-type="string">
              <text:p text:style-name="P65">Rol</text:p>
            </table:table-cell>
            <table:table-cell table:style-name="Tabla13.B1" office:value-type="string">
              <text:p text:style-name="P199">Analista funcional</text:p>
            </table:table-cell>
          </table:table-row>
          <table:table-row table:style-name="Tabla13.1">
            <table:table-cell table:style-name="Tabla13.A1" office:value-type="string">
              <text:p text:style-name="P65">Categoría profesional</text:p>
            </table:table-cell>
            <table:table-cell table:style-name="Tabla13.B1" office:value-type="string">
              <text:p text:style-name="P65">[Inserte aquí el texto]</text:p>
            </table:table-cell>
          </table:table-row>
          <table:table-row table:style-name="Tabla13.1">
            <table:table-cell table:style-name="Tabla13.A1" office:value-type="string">
              <text:p text:style-name="P65">Responsabilidades</text:p>
            </table:table-cell>
            <table:table-cell table:style-name="Tabla13.B1" office:value-type="string">
              <text:p text:style-name="P65">[Inserte aquí el texto]</text:p>
            </table:table-cell>
          </table:table-row>
          <table:table-row table:style-name="Tabla13.1">
            <table:table-cell table:style-name="Tabla13.A1" office:value-type="string">
              <text:p text:style-name="P65">Información de contacto</text:p>
            </table:table-cell>
            <table:table-cell table:style-name="Tabla13.B1" office:value-type="string">
              <text:p text:style-name="P65">[Inserte aquí el texto]</text:p>
            </table:table-cell>
          </table:table-row>
          <table:table-row table:style-name="Tabla13.1">
            <table:table-cell table:style-name="Tabla13.A1" office:value-type="string">
              <text:p text:style-name="P65">Aprobación</text:p>
            </table:table-cell>
            <table:table-cell table:style-name="Tabla13.B1" office:value-type="string">
              <text:p text:style-name="P65"/>
              <text:p text:style-name="P65"/>
            </table:table-cell>
          </table:table-row>
        </table:table>
        <text:p text:style-name="P61"/>
        <text:p text:style-name="P196"/>
        <table:table table:name="Tabla1" table:style-name="Tabla1">
          <table:table-column table:style-name="Tabla1.A"/>
          <table:table-column table:style-name="Tabla1.B"/>
          <table:table-row table:style-name="Tabla1.1">
            <table:table-cell table:style-name="Tabla1.A1" office:value-type="string">
              <text:p text:style-name="P198">Nombre</text:p>
            </table:table-cell>
            <table:table-cell table:style-name="Tabla1.B1" office:value-type="string">
              <text:p text:style-name="P199">Leonardo Bispo</text:p>
            </table:table-cell>
          </table:table-row>
          <table:table-row table:style-name="Tabla1.1">
            <table:table-cell table:style-name="Tabla1.A1" office:value-type="string">
              <text:p text:style-name="P198">Rol</text:p>
            </table:table-cell>
            <table:table-cell table:style-name="Tabla1.B1" office:value-type="string">
              <text:p text:style-name="P199">Desarrollador</text:p>
            </table:table-cell>
          </table:table-row>
          <table:table-row table:style-name="Tabla1.1">
            <table:table-cell table:style-name="Tabla1.A1" office:value-type="string">
              <text:p text:style-name="P198">Categoría profesional</text:p>
            </table:table-cell>
            <table:table-cell table:style-name="Tabla1.B1" office:value-type="string">
              <text:p text:style-name="P198">[Inserte aquí el texto]</text:p>
            </table:table-cell>
          </table:table-row>
          <table:table-row table:style-name="Tabla1.1">
            <table:table-cell table:style-name="Tabla1.A1" office:value-type="string">
              <text:p text:style-name="P198">Responsabilidades</text:p>
            </table:table-cell>
            <table:table-cell table:style-name="Tabla1.B1" office:value-type="string">
              <text:p text:style-name="P198">[Inserte aquí el texto]</text:p>
            </table:table-cell>
          </table:table-row>
          <table:table-row table:style-name="Tabla1.1">
            <table:table-cell table:style-name="Tabla1.A1" office:value-type="string">
              <text:p text:style-name="P198">Información de contacto</text:p>
            </table:table-cell>
            <table:table-cell table:style-name="Tabla1.B1" office:value-type="string">
              <text:p text:style-name="P198">[Inserte aquí el texto]</text:p>
            </table:table-cell>
          </table:table-row>
          <table:table-row table:style-name="Tabla1.1">
            <table:table-cell table:style-name="Tabla1.A1" office:value-type="string">
              <text:p text:style-name="P198">Aprobación</text:p>
            </table:table-cell>
            <table:table-cell table:style-name="Tabla1.B1" office:value-type="string">
              <text:p text:style-name="P198"/>
              <text:p text:style-name="P198"/>
            </table:table-cell>
          </table:table-row>
        </table:table>
        <text:p text:style-name="P196"/>
        <text:p text:style-name="P196"/>
        <table:table table:name="Tabla8" table:style-name="Tabla8">
          <table:table-column table:style-name="Tabla8.A"/>
          <table:table-column table:style-name="Tabla8.B"/>
          <table:table-row table:style-name="Tabla8.1">
            <table:table-cell table:style-name="Tabla8.A1" office:value-type="string">
              <text:p text:style-name="P198">Nombre</text:p>
            </table:table-cell>
            <table:table-cell table:style-name="Tabla8.B1" office:value-type="string">
              <text:p text:style-name="P199">Tupak Brun</text:p>
            </table:table-cell>
          </table:table-row>
          <table:table-row table:style-name="Tabla8.1">
            <table:table-cell table:style-name="Tabla8.A1" office:value-type="string">
              <text:p text:style-name="P198">Rol</text:p>
            </table:table-cell>
            <table:table-cell table:style-name="Tabla8.B1" office:value-type="string">
              <text:p text:style-name="P199">Desarrollador</text:p>
            </table:table-cell>
          </table:table-row>
          <table:table-row table:style-name="Tabla8.1">
            <table:table-cell table:style-name="Tabla8.A1" office:value-type="string">
              <text:p text:style-name="P198">Categoría profesional</text:p>
            </table:table-cell>
            <table:table-cell table:style-name="Tabla8.B1" office:value-type="string">
              <text:p text:style-name="P198">[Inserte aquí el texto]</text:p>
            </table:table-cell>
          </table:table-row>
          <table:table-row table:style-name="Tabla8.1">
            <table:table-cell table:style-name="Tabla8.A1" office:value-type="string">
              <text:p text:style-name="P198">Responsabilidades</text:p>
            </table:table-cell>
            <table:table-cell table:style-name="Tabla8.B1" office:value-type="string">
              <text:p text:style-name="P198">[Inserte aquí el texto]</text:p>
            </table:table-cell>
          </table:table-row>
          <table:table-row table:style-name="Tabla8.1">
            <table:table-cell table:style-name="Tabla8.A1" office:value-type="string">
              <text:p text:style-name="P198">Información de contacto</text:p>
            </table:table-cell>
            <table:table-cell table:style-name="Tabla8.B1" office:value-type="string">
              <text:p text:style-name="P198">[Inserte aquí el texto]</text:p>
            </table:table-cell>
          </table:table-row>
          <table:table-row table:style-name="Tabla8.1">
            <table:table-cell table:style-name="Tabla8.A1" office:value-type="string">
              <text:p text:style-name="P198">Aprobación</text:p>
            </table:table-cell>
            <table:table-cell table:style-name="Tabla8.B1" office:value-type="string">
              <text:p text:style-name="P198"/>
              <text:p text:style-name="P198"/>
            </table:table-cell>
          </table:table-row>
        </table:table>
        <text:p text:style-name="P196"/>
        <text:p text:style-name="P196"/>
        <table:table table:name="Tabla10" table:style-name="Tabla10">
          <table:table-column table:style-name="Tabla10.A"/>
          <table:table-column table:style-name="Tabla10.B"/>
          <table:table-row table:style-name="Tabla10.1">
            <table:table-cell table:style-name="Tabla10.A1" office:value-type="string">
              <text:p text:style-name="P198">Nombre</text:p>
            </table:table-cell>
            <table:table-cell table:style-name="Tabla10.B1" office:value-type="string">
              <text:p text:style-name="P199">Luciano Olmedo</text:p>
            </table:table-cell>
          </table:table-row>
          <table:table-row table:style-name="Tabla10.1">
            <table:table-cell table:style-name="Tabla10.A1" office:value-type="string">
              <text:p text:style-name="P198">Rol</text:p>
            </table:table-cell>
            <table:table-cell table:style-name="Tabla10.B1" office:value-type="string">
              <text:p text:style-name="P199">Desarrollador</text:p>
            </table:table-cell>
          </table:table-row>
          <table:table-row table:style-name="Tabla10.1">
            <table:table-cell table:style-name="Tabla10.A1" office:value-type="string">
              <text:p text:style-name="P198">Categoría profesional</text:p>
            </table:table-cell>
            <table:table-cell table:style-name="Tabla10.B1" office:value-type="string">
              <text:p text:style-name="P198">[Inserte aquí el texto]</text:p>
            </table:table-cell>
          </table:table-row>
          <table:table-row table:style-name="Tabla10.1">
            <table:table-cell table:style-name="Tabla10.A1" office:value-type="string">
              <text:p text:style-name="P198">Responsabilidades</text:p>
            </table:table-cell>
            <table:table-cell table:style-name="Tabla10.B1" office:value-type="string">
              <text:p text:style-name="P198">[Inserte aquí el texto]</text:p>
            </table:table-cell>
          </table:table-row>
          <table:table-row table:style-name="Tabla10.1">
            <table:table-cell table:style-name="Tabla10.A1" office:value-type="string">
              <text:p text:style-name="P198">Información de contacto</text:p>
            </table:table-cell>
            <table:table-cell table:style-name="Tabla10.B1" office:value-type="string">
              <text:p text:style-name="P198">[Inserte aquí el texto]</text:p>
            </table:table-cell>
          </table:table-row>
          <table:table-row table:style-name="Tabla10.1">
            <table:table-cell table:style-name="Tabla10.A1" office:value-type="string">
              <text:p text:style-name="P198">Aprobación</text:p>
            </table:table-cell>
            <table:table-cell table:style-name="Tabla10.B1" office:value-type="string">
              <text:p text:style-name="P198"/>
              <text:p text:style-name="P198"/>
            </table:table-cell>
          </table:table-row>
        </table:table>
        <text:p text:style-name="P196"><text:soft-page-break/></text:p>
        <text:h text:style-name="P32" text:outline-level="2"><text:bookmark-start text:name="__RefHeading__18_676780344"/><text:bookmark-start text:name="__RefHeading__53_1961381582"/><text:span text:style-name="T7">1.4 </text:span><text:span text:style-name="T3">Definiciones, acrónimos y abreviaturas</text:span><text:bookmark-end text:name="__RefHeading__18_676780344"/><text:bookmark-end text:name="__RefHeading__53_1961381582"/></text:h>
        <text:p text:style-name="P56"/>
        <text:h text:style-name="P93" text:outline-level="2"><text:span text:style-name="T8">1.4.</text:span><text:span text:style-name="T9">1Glosario</text:span></text:h>
        <table:table table:name="Tabla14" table:style-name="Tabla14">
          <table:table-column table:style-name="Tabla14.A"/>
          <table:table-column table:style-name="Tabla14.B"/>
          <table:table-row table:style-name="Tabla14.1">
            <table:table-cell table:style-name="Tabla14.A1" table:number-columns-spanned="2" office:value-type="string">
              <text:p text:style-name="P86">Definiciones</text:p>
            </table:table-cell>
            <table:covered-table-cell/>
          </table:table-row>
          <table:table-row table:style-name="Tabla14.1">
            <table:table-cell table:style-name="Tabla14.A1" office:value-type="string">
              <text:p text:style-name="P76">Definición</text:p>
            </table:table-cell>
            <table:table-cell table:style-name="Tabla14.A1" office:value-type="string">
              <text:p text:style-name="P76">Concepto</text:p>
            </table:table-cell>
          </table:table-row>
          <table:table-row table:style-name="Tabla14.1">
            <table:table-cell table:style-name="Tabla14.A3" office:value-type="string">
              <text:p text:style-name="P25">Paquete</text:p>
            </table:table-cell>
            <table:table-cell table:style-name="Tabla14.B3" office:value-type="string">
              <text:p text:style-name="P16">Agrupación de los casos de uso de acuerdo a su funcionalidad.</text:p>
            </table:table-cell>
          </table:table-row>
          <table:table-row table:style-name="Tabla14.1">
            <table:table-cell table:style-name="Tabla14.A4" office:value-type="string">
              <text:p text:style-name="P25">Caso de Uso</text:p>
            </table:table-cell>
            <table:table-cell table:style-name="Tabla14.B4" office:value-type="string">
              <text:p text:style-name="P16">Especificación de una funcionalidad, donde el usuario interactúa con el sistema.</text:p>
            </table:table-cell>
          </table:table-row>
          <table:table-row table:style-name="Tabla14.1">
            <table:table-cell table:style-name="Tabla14.A5" office:value-type="string">
              <text:p text:style-name="P25">Usuario</text:p>
            </table:table-cell>
            <table:table-cell table:style-name="Tabla14.B5" office:value-type="string">
              <text:p text:style-name="P16">Condiciones que se deben de cumplir para que pueda llevarse a cabo el flujo de eventos, ya sea principal o alternativo de un caso de uso.</text:p>
            </table:table-cell>
          </table:table-row>
          <table:table-row table:style-name="Tabla14.1">
            <table:table-cell table:style-name="Tabla14.A6" office:value-type="string">
              <text:p text:style-name="P25">Precondición de un caso de uso</text:p>
            </table:table-cell>
            <table:table-cell table:style-name="Tabla14.B6" office:value-type="string">
              <text:p text:style-name="P16">Condiciones que se deben cumplirse posteriormente a la ejecutarse un caso de uso.</text:p>
            </table:table-cell>
          </table:table-row>
          <table:table-row table:style-name="Tabla14.1">
            <table:table-cell table:style-name="Tabla14.A7" office:value-type="string">
              <text:p text:style-name="P25">Post condición de un caso de uso</text:p>
            </table:table-cell>
            <table:table-cell table:style-name="Tabla14.B7" office:value-type="string">
              <text:p text:style-name="P16">Condiciones que se deben cumplirse posteriormente a la ejecutarse un caso de uso.</text:p>
            </table:table-cell>
          </table:table-row>
          <table:table-row table:style-name="Tabla14.1">
            <table:table-cell table:style-name="Tabla14.A8" office:value-type="string">
              <text:p text:style-name="P25">Flujo principal <text:s/>de eventos en un caso de uso</text:p>
            </table:table-cell>
            <table:table-cell table:style-name="Tabla14.B8" office:value-type="string">
              <text:p text:style-name="P16">Condiciones que se deben cumplirse posteriormente a la ejecutarse un caso de uso.</text:p>
            </table:table-cell>
          </table:table-row>
          <table:table-row table:style-name="Tabla14.1">
            <table:table-cell table:style-name="Tabla14.A9" office:value-type="string">
              <text:p text:style-name="P25">Flujo alterno en un caso de uso</text:p>
            </table:table-cell>
            <table:table-cell table:style-name="Tabla14.B9" office:value-type="string">
              <text:p text:style-name="P16">Flujo diferente al flujo principal, que puede suceder eventualmente.</text:p>
            </table:table-cell>
          </table:table-row>
          <table:table-row table:style-name="Tabla14.1">
            <table:table-cell table:style-name="Tabla14.A10" office:value-type="string">
              <text:p text:style-name="P28">Software Requirements Specification</text:p>
            </table:table-cell>
            <table:table-cell table:style-name="Tabla14.B10" office:value-type="string">
              <text:p text:style-name="P28">Un documento que describe completamente todas las funciones de un sistema propuesto y las restricciones bajo las cuales el mismo debe operar .Por ejemplo, este documento.</text:p>
            </table:table-cell>
          </table:table-row>
          <table:table-row table:style-name="Tabla14.1">
            <table:table-cell table:style-name="Tabla14.A11" office:value-type="string">
              <text:p text:style-name="P28">Stakeholder</text:p>
            </table:table-cell>
            <table:table-cell table:style-name="Tabla14.B11" office:value-type="string">
              <text:p text:style-name="P28">Cualquier persona con un <text:span text:style-name="T16">interés</text:span> puesto en el proyecto que no es un desarrollador.</text:p>
            </table:table-cell>
          </table:table-row>
          <table:table-row table:style-name="Tabla14.1">
            <table:table-cell table:style-name="Tabla14.A12" office:value-type="string">
              <text:p text:style-name="P28">Base de datos</text:p>
            </table:table-cell>
            <table:table-cell table:style-name="Tabla14.B12" office:value-type="string">
              <text:p text:style-name="P28"><text:span text:style-name="T16">Colección</text:span> de toda la <text:span text:style-name="T16">información</text:span> monitor<text:span text:style-name="T16">e</text:span>ada por el sistema.</text:p>
            </table:table-cell>
          </table:table-row>
          <table:table-row table:style-name="Tabla14.1">
            <table:table-cell table:style-name="Tabla14.A13" office:value-type="string">
              <text:p text:style-name="P28">Usuario</text:p>
            </table:table-cell>
            <table:table-cell table:style-name="Tabla14.B13" office:value-type="string">
              <text:p text:style-name="P28">Persona que se visita a la sitio Web</text:p>
            </table:table-cell>
          </table:table-row>
        </table:table>
        <text:h text:style-name="P92" text:outline-level="2"><text:span text:style-name="T8">1.4.</text:span><text:span text:style-name="T9">2</text:span><text:span text:style-name="T8"> </text:span><text:span text:style-name="T9">Acrónimos</text:span></text:h>
        <text:p text:style-name="P87"/>
        <table:table table:name="Tabla15" table:style-name="Tabla15">
          <table:table-column table:style-name="Tabla15.A"/>
          <table:table-column table:style-name="Tabla15.B"/>
          <table:table-row table:style-name="Tabla15.1">
            <table:table-cell table:style-name="Tabla15.A1" table:number-columns-spanned="2" office:value-type="string">
              <text:p text:style-name="P124">Acrónimos</text:p>
            </table:table-cell>
            <table:covered-table-cell/>
          </table:table-row>
          <table:table-row table:style-name="Tabla15.1">
            <table:table-cell table:style-name="Tabla15.A1" office:value-type="string">
              <text:p text:style-name="P124">Acrónimo</text:p>
            </table:table-cell>
            <table:table-cell table:style-name="Tabla15.A1" office:value-type="string">
              <text:p text:style-name="P124">Concepto</text:p>
            </table:table-cell>
          </table:table-row>
          <table:table-row table:style-name="Tabla15.1">
            <table:table-cell table:style-name="Tabla15.A3" office:value-type="string">
              <text:p text:style-name="P125">ERS</text:p>
            </table:table-cell>
            <table:table-cell table:style-name="Tabla15.B3" office:value-type="string">
              <text:p text:style-name="P125">Especificación de Requisitos de Software</text:p>
            </table:table-cell>
          </table:table-row>
          <table:table-row table:style-name="Tabla15.1">
            <table:table-cell table:style-name="Tabla15.A4" office:value-type="string">
              <text:p text:style-name="P125">CU</text:p>
            </table:table-cell>
            <table:table-cell table:style-name="Tabla15.B4" office:value-type="string">
              <text:p text:style-name="P125">Caso de Uso</text:p>
            </table:table-cell>
          </table:table-row>
          <table:table-row table:style-name="Tabla15.1">
            <table:table-cell table:style-name="Tabla15.A5" office:value-type="string">
              <text:p text:style-name="P125">SRS</text:p>
            </table:table-cell>
            <table:table-cell table:style-name="Tabla15.B5" office:value-type="string">
              <text:p text:style-name="P125">Software Requirements Specification</text:p>
            </table:table-cell>
          </table:table-row>
          <table:table-row table:style-name="Tabla15.1">
            <table:table-cell table:style-name="Tabla15.A6" office:value-type="string">
              <text:p text:style-name="P125">GUI</text:p>
            </table:table-cell>
            <table:table-cell table:style-name="Tabla15.B6" office:value-type="string">
              <text:p text:style-name="P126"><text:span text:style-name="T53">Interfaz </text:span><text:span text:style-name="T54">Gráfica</text:span><text:span text:style-name="T53"> de Usuario</text:span></text:p>
            </table:table-cell>
          </table:table-row>
        </table:table>
        <text:p text:style-name="P88"/>
        <text:h text:style-name="P111" text:outline-level="2"><text:span text:style-name="T8">1.4.3 </text:span><text:span text:style-name="T3">Referencias</text:span></text:h>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24">Referencia</text:p>
            </table:table-cell>
            <table:table-cell table:style-name="Tabla16.A1" office:value-type="string">
              <text:p text:style-name="P24">Titulo</text:p>
            </table:table-cell>
            <table:table-cell table:style-name="Tabla16.A1" office:value-type="string">
              <text:p text:style-name="P24">Ruta</text:p>
            </table:table-cell>
            <table:table-cell table:style-name="Tabla16.A1" office:value-type="string">
              <text:p text:style-name="P24">Fecha</text:p>
            </table:table-cell>
            <table:table-cell table:style-name="Tabla16.A1" office:value-type="string">
              <text:p text:style-name="P24">Autor</text:p>
            </table:table-cell>
          </table:table-row>
          <table:table-row table:style-name="Tabla16.1">
            <table:table-cell table:style-name="Tabla16.A1" office:value-type="string">
              <text:p text:style-name="P139">IEEE Std 830-1998</text:p>
            </table:table-cell>
            <table:table-cell table:style-name="Tabla16.A1" office:value-type="string">
              <text:p text:style-name="P139">IEEE Recommended Practice for Software Requirements Specifications</text:p>
            </table:table-cell>
            <table:table-cell table:style-name="Tabla16.A1" office:value-type="string">
              <text:p text:style-name="P64"><text:span text:style-name="T43">ieee</text:span><text:span text:style-name="T44">xplore.</text:span><text:span text:style-name="T43">ieee</text:span><text:span text:style-name="T44">.org/iel4/5841/15571/00720574.pdf</text:span></text:p>
            </table:table-cell>
            <table:table-cell table:style-name="Tabla16.A1" office:value-type="string">
              <text:p text:style-name="P140">1998</text:p>
            </table:table-cell>
            <table:table-cell table:style-name="Tabla16.A1" office:value-type="string">
              <text:p text:style-name="P140">IEEE Computer Society</text:p>
            </table:table-cell>
          </table:table-row>
          <table:table-row table:style-name="Tabla16.1">
            <table:table-cell table:style-name="Tabla16.A3" office:value-type="string">
              <text:p text:style-name="P61"/>
            </table:table-cell>
            <table:table-cell table:style-name="Tabla16.A1" office:value-type="string">
              <text:p text:style-name="P61"/>
            </table:table-cell>
            <table:table-cell table:style-name="Tabla16.A3" office:value-type="string">
              <text:p text:style-name="P61"/>
            </table:table-cell>
            <table:table-cell table:style-name="Tabla16.A3" office:value-type="string">
              <text:p text:style-name="P61"/>
            </table:table-cell>
            <table:table-cell table:style-name="Tabla16.E3" office:value-type="string">
              <text:p text:style-name="P61"/>
            </table:table-cell>
          </table:table-row>
        </table:table>
        <text:p text:style-name="P17"><text:soft-page-break/></text:p>
        <text:p text:style-name="P56"/>
        <text:p text:style-name="P56"/>
        <text:h text:style-name="P32" text:outline-level="2"><text:bookmark-start text:name="__RefHeading__59_1961381582"/><text:bookmark-start text:name="__RefHeading__22_676780344"/><text:span text:style-name="T8">1.5 </text:span><text:span text:style-name="T3">Resumen</text:span><text:bookmark-end text:name="__RefHeading__59_1961381582"/><text:bookmark-end text:name="__RefHeading__22_676780344"/></text:h>
        <text:p text:style-name="P141"><text:tab/></text:p>
        <text:p text:style-name="P114"><text:span text:style-name="T33"><text:tab/>El </text:span><text:span text:style-name="T36">próximo</text:span><text:span text:style-name="T33"> capitulo, la sección <text:s/>Descripción general de este documento brinda un pantallazo de la funcionalidad del producto. El mismo describe los requisitos informales y es establecido como para requisitos de </text:span><text:span text:style-name="T36">especificación</text:span><text:span text:style-name="T33"> de nivel </text:span><text:span text:style-name="T36">técnicos</text:span><text:span text:style-name="T33"> del capitulo Requisitos específicos.</text:span><text:span text:style-name="T2"> </text:span></text:p>
        <text:p text:style-name="P115"><text:span text:style-name="T33">El tercer capitulo , la sección Requisitos específicos, de este documento es escrito pensando prioritariamente y para los desarrolladores y describe en </text:span><text:span text:style-name="T36">términos</text:span><text:span text:style-name="T33"> </text:span><text:span text:style-name="T36">técnicos</text:span><text:span text:style-name="T33"> los detalles de la </text:span><text:span text:style-name="T36">funcionalidad</text:span><text:span text:style-name="T33"> del producto.</text:span><text:span text:style-name="T2"> </text:span></text:p>
        <text:p text:style-name="P116"><text:span text:style-name="T33">Ambas secciones del documento describen el mismo producto de software en su totalidad, pero poseen </text:span><text:span text:style-name="T36">audiencias</text:span><text:span text:style-name="T33"> diferentes con lo cual se realiza un uso de diferente lenguaje.</text:span><text:span text:style-name="T2"> </text:span></text:p>
        <text:p text:style-name="P65"/>
        <text:h text:style-name="P31" text:outline-level="1"><text:bookmark-start text:name="__RefHeading__34_1822457866"/><text:bookmark-start text:name="__RefHeading__24_676780344"/><text:bookmark-start text:name="__RefHeading__61_1961381582"/>Descripción general<text:bookmark-end text:name="__RefHeading__34_1822457866"/><text:bookmark-end text:name="__RefHeading__24_676780344"/><text:bookmark-end text:name="__RefHeading__61_1961381582"/></text:h>
        <text:h text:style-name="P172" text:outline-level="2"><text:bookmark-start text:name="__RefHeading__26_676780344"/><text:bookmark-start text:name="__RefHeading__63_1961381582"/>Perspectiva del producto<text:bookmark-end text:name="__RefHeading__26_676780344"/><text:bookmark-end text:name="__RefHeading__63_1961381582"/></text:h>
        <text:p text:style-name="P162"><text:span text:style-name="T3"/></text:p>
        <text:p text:style-name="P65"/>
        <text:p text:style-name="P100"><text:span text:style-name="T45">El sistema en linea CookBook es un sistema independiente, </text:span><text:span text:style-name="T47">véase</text:span><text:span text:style-name="T45"> no forma parte de otro sistema. El mismo dispone de dos actores activos : usuario (con una subdivisión en registrado y </text:span><text:span text:style-name="T46">anónimo</text:span><text:span text:style-name="T45">) y administrador (el sponsor del proyecto) , que se </text:span><text:span text:style-name="T46">incomunicaran</text:span><text:span text:style-name="T45"> mediante un sistema cooperador.</text:span></text:p>
        <text:p text:style-name="P117">El usuario (que puede estar registrado o no) <text:s/>accede al sistema en linea mediante Internet. </text:p>
        <text:p text:style-name="P118"><text:span text:style-name="T45">El administrador y el usuario se comunican mediante las interacciones del sistema realizadas a </text:span><text:span text:style-name="T46">través</text:span><text:span text:style-name="T45"> de las operaciones realizadas por este ultimo. </text:span></text:p>
        <text:p text:style-name="P56"/>
        <text:list xml:id="list7845973430177601086" text:style-name="WWNum1">
          <text:list-item>
            <text:list>
              <text:list-item>
                <text:list>
                  <text:list-item>
                    <text:h text:style-name="P168" text:outline-level="3"><text:bookmark-start text:name="__RefHeading__14589_1488252476"/><text:span text:style-name="T78">I</text:span><text:bookmark-start text:name="_Toc277627335"/>nterfaces con el Sistema<text:bookmark-end text:name="__RefHeading__14589_1488252476"/><text:bookmark-end text:name="_Toc277627335"/></text:h>
                  </text:list-item>
                </text:list>
              </text:list-item>
            </text:list>
          </text:list-item>
        </text:list>
        <text:p text:style-name="P95"><text:span text:style-name="T41">SLCB</text:span> debe <text:span text:style-name="T78">interaccionar</text:span> con <text:span text:style-name="T78">bases de datos las cuales les </text:span>permitirán la generación de reportes, <text:span text:style-name="T78">administrar los datos correspondientes a los usuarios y de los libros</text:span>.</text:p>
        <text:list xml:id="list134306952154160" text:continue-numbering="true" text:style-name="WWNum1">
          <text:list-item>
            <text:list>
              <text:list-item>
                <text:list>
                  <text:list-item>
                    <text:h text:style-name="P168" text:outline-level="3"><text:bookmark-start text:name="__RefHeading__14591_1488252476"/><text:bookmark-start text:name="_Toc277627336"/><text:bookmark text:name="_Interfaces_con_el_1"/>Interfaces con el <text:s/>Usuario<text:bookmark-end text:name="__RefHeading__14591_1488252476"/><text:bookmark-end text:name="_Toc277627336"/></text:h>
                  </text:list-item>
                </text:list>
              </text:list-item>
            </text:list>
          </text:list-item>
        </text:list>
        <text:p text:style-name="P89">La herramienta <text:span text:style-name="T41">SLCB</text:span>, tendrá diferentes interfaces con el usuario <text:span text:style-name="T78">debido al acceso que disponen los distintos tipos de usuario</text:span>, la cual se enumera según el hardware utilizado. Entre los dispositivos necesarios para el producto se tienen: // <text:span text:style-name="T78">COMPLETAR</text:span></text:p>
        <text:p text:style-name="P164"><text:bookmark-start text:name="__RefHeading__14593_1488252476"/><text:bookmark-end text:name="__RefHeading__14593_1488252476"/><text:bookmark-start text:name="_Toc277627337"/><text:bookmark-end text:name="_Toc277627337"/></text:p>
        <text:p text:style-name="P90"/>
        <text:list xml:id="list134306953168134" text:continue-numbering="true" text:style-name="WWNum1">
          <text:list-item>
            <text:list>
              <text:list-item>
                <text:list>
                  <text:list-header>
                    <text:h text:style-name="P168" text:outline-level="3"><text:soft-page-break/></text:h>
                  </text:list-header>
                  <text:list-item>
                    <text:h text:style-name="P170" text:outline-level="3"><text:bookmark-start text:name="__RefHeading__14597_1488252476"/><text:bookmark-start text:name="_Toc277627339"/><text:bookmark text:name="_Interfaces_de_comunicación"/>Interfaces de comunicación<text:bookmark-end text:name="__RefHeading__14597_1488252476"/><text:bookmark-end text:name="_Toc277627339"/></text:h>
                  </text:list-item>
                </text:list>
              </text:list-item>
            </text:list>
          </text:list-item>
        </text:list>
        <text:p text:style-name="P94"/>
        <text:list xml:id="list134306954159678" text:continue-numbering="true" text:style-name="WWNum1">
          <text:list-item>
            <text:list>
              <text:list-item>
                <text:list>
                  <text:list-item>
                    <text:h text:style-name="P168" text:outline-level="3"><text:bookmark-start text:name="__RefHeading__14601_1488252476"/><text:bookmark-start text:name="_Toc277627341"/>Operaciones<text:bookmark-end text:name="__RefHeading__14601_1488252476"/><text:bookmark-end text:name="_Toc277627341"/></text:h>
                  </text:list-item>
                </text:list>
              </text:list-item>
            </text:list>
          </text:list-item>
        </text:list>
        <text:p text:style-name="P96">La herramienta <text:span text:style-name="T41">SLCB</text:span> cuenta <text:span text:style-name="T81">con tres tipos</text:span> <text:span text:style-name="T81">de </text:span>usuario<text:span text:style-name="T81">s: anónimo, usuario registrado y administrador.</text:span></text:p>
        <text:p text:style-name="P21"/>
        <table:table table:name="Tabla30" table:style-name="Tabla30">
          <table:table-column table:style-name="Tabla30.A"/>
          <table:table-column table:style-name="Tabla30.B"/>
          <table:table-row table:style-name="Tabla30.1">
            <table:table-cell table:style-name="Tabla30.A1" office:value-type="string">
              <text:p text:style-name="P66">Tipo de usuario</text:p>
            </table:table-cell>
            <table:table-cell table:style-name="Tabla30.B1" office:value-type="string">
              <text:p text:style-name="P68"><text:span text:style-name="T2">Usuario </text:span><text:span text:style-name="T13">Registra</text:span><text:span text:style-name="T2">do</text:span></text:p>
            </table:table-cell>
          </table:table-row>
          <table:table-row table:style-name="Tabla30.1">
            <table:table-cell table:style-name="Tabla30.A1" office:value-type="string">
              <text:p text:style-name="P66">Formación</text:p>
            </table:table-cell>
            <table:table-cell table:style-name="Tabla30.B1" office:value-type="string">
              <text:p text:style-name="P69">Indistinta</text:p>
            </table:table-cell>
          </table:table-row>
          <table:table-row table:style-name="Tabla30.1">
            <table:table-cell table:style-name="Tabla30.A1" office:value-type="string">
              <text:p text:style-name="P66">Habilidades</text:p>
            </table:table-cell>
            <table:table-cell table:style-name="Tabla30.B1" office:value-type="string">
              <text:p text:style-name="P134">El usuario debe contar con conocimientos básicos de computación</text:p>
            </table:table-cell>
          </table:table-row>
          <table:table-row table:style-name="Tabla30.1">
            <table:table-cell table:style-name="Tabla30.A1" office:value-type="string">
              <text:p text:style-name="P66">Actividades</text:p>
            </table:table-cell>
            <table:table-cell table:style-name="Tabla30.B1" office:value-type="string">
              <text:p text:style-name="P71">Su relación con el sistema consiste en que puede registrarse, iniciar <text:span text:style-name="T17">sesión</text:span>, visitar y buscar libros y comprar en el mismo.</text:p>
            </table:table-cell>
          </table:table-row>
        </table:table>
        <text:p text:style-name="P62"/>
        <text:p text:style-name="P62"/>
        <table:table table:name="Tabla31" table:style-name="Tabla31">
          <table:table-column table:style-name="Tabla31.A"/>
          <table:table-column table:style-name="Tabla31.B"/>
          <table:table-row table:style-name="Tabla31.1">
            <table:table-cell table:style-name="Tabla31.A1" office:value-type="string">
              <text:p text:style-name="P66">Tipo de usuario</text:p>
            </table:table-cell>
            <table:table-cell table:style-name="Tabla31.B1" office:value-type="string">
              <text:p text:style-name="P68"><text:span text:style-name="T2">Usuario </text:span><text:span text:style-name="T15">Anónimo</text:span><text:span text:style-name="T2"> (o Invitado)</text:span></text:p>
            </table:table-cell>
          </table:table-row>
          <table:table-row table:style-name="Tabla31.1">
            <table:table-cell table:style-name="Tabla31.A1" office:value-type="string">
              <text:p text:style-name="P66">Formación</text:p>
            </table:table-cell>
            <table:table-cell table:style-name="Tabla31.B1" office:value-type="string">
              <text:p text:style-name="P70">Indistinta</text:p>
            </table:table-cell>
          </table:table-row>
          <table:table-row table:style-name="Tabla31.1">
            <table:table-cell table:style-name="Tabla31.A1" office:value-type="string">
              <text:p text:style-name="P66">Habilidades</text:p>
            </table:table-cell>
            <table:table-cell table:style-name="Tabla31.B1" office:value-type="string">
              <text:p text:style-name="P134">El usuario debe contar con conocimientos básicos de computación</text:p>
            </table:table-cell>
          </table:table-row>
          <table:table-row table:style-name="Tabla31.1">
            <table:table-cell table:style-name="Tabla31.A1" office:value-type="string">
              <text:p text:style-name="P66">Actividades</text:p>
            </table:table-cell>
            <table:table-cell table:style-name="Tabla31.B1" office:value-type="string">
              <text:p text:style-name="P71"><text:span text:style-name="T2">Su relación con el sistema solamente </text:span><text:span text:style-name="T14">reside</text:span><text:span text:style-name="T2"> en poder visitar y buscar libros en el mismo.</text:span></text:p>
            </table:table-cell>
          </table:table-row>
        </table:table>
        <text:p text:style-name="P62"/>
        <text:p text:style-name="P62"/>
        <text:p text:style-name="P62"><text:tab/></text:p>
        <table:table table:name="Tabla32" table:style-name="Tabla32">
          <table:table-column table:style-name="Tabla32.A"/>
          <table:table-column table:style-name="Tabla32.B"/>
          <table:table-row table:style-name="Tabla32.1">
            <table:table-cell table:style-name="Tabla32.A1" office:value-type="string">
              <text:p text:style-name="P66">Tipo de usuario</text:p>
            </table:table-cell>
            <table:table-cell table:style-name="Tabla32.B1" office:value-type="string">
              <text:p text:style-name="P67">Administrador</text:p>
            </table:table-cell>
          </table:table-row>
          <table:table-row table:style-name="Tabla32.1">
            <table:table-cell table:style-name="Tabla32.A1" office:value-type="string">
              <text:p text:style-name="P66">Formación</text:p>
            </table:table-cell>
            <table:table-cell table:style-name="Tabla32.B1" office:value-type="string">
              <text:p text:style-name="P67">Indistinta</text:p>
            </table:table-cell>
          </table:table-row>
          <table:table-row table:style-name="Tabla32.1">
            <table:table-cell table:style-name="Tabla32.A1" office:value-type="string">
              <text:p text:style-name="P66">Habilidades</text:p>
            </table:table-cell>
            <table:table-cell table:style-name="Tabla32.B1" office:value-type="string">
              <text:p text:style-name="P67">Manejo de base de datos</text:p>
            </table:table-cell>
          </table:table-row>
          <table:table-row table:style-name="Tabla32.1">
            <table:table-cell table:style-name="Tabla32.A1" office:value-type="string">
              <text:p text:style-name="P66">Actividades</text:p>
            </table:table-cell>
            <table:table-cell table:style-name="Tabla32.B1" office:value-type="string">
              <text:p text:style-name="P68"><text:span text:style-name="T2">Monitorear las transacciones que se realizan, cargar y dar de baja libros, cargar </text:span><text:span text:style-name="T14">información</text:span><text:span text:style-name="T2"> de libros, cargar stock de libros.</text:span></text:p>
            </table:table-cell>
          </table:table-row>
        </table:table>
        <text:p text:style-name="P62"/>
        <text:h text:style-name="P33" text:outline-level="2"><text:bookmark-start text:name="__RefHeading__28_676780344"/><text:bookmark-start text:name="__RefHeading__65_1961381582"/>Funcionalidad del producto<text:bookmark-end text:name="__RefHeading__28_676780344"/><text:bookmark-end text:name="__RefHeading__65_1961381582"/></text:h>
        <text:p text:style-name="P200"/>
        <text:p text:style-name="P22">En la <text:span text:style-name="T52">Tabla 1</text:span> <text:s/>se muestra los casos de uso que representan las funcionalidades del sistema:</text:p>
        <table:table table:name="Tabla25" table:style-name="Tabla25">
          <table:table-column table:style-name="Tabla25.A"/>
          <table:table-column table:style-name="Tabla25.B"/>
          <table:table-row table:style-name="Tabla25.1">
            <table:table-cell table:style-name="Tabla25.A1" office:value-type="string">
              <text:p text:style-name="P37">Identificador</text:p>
            </table:table-cell>
            <table:table-cell table:style-name="Tabla25.A1" office:value-type="string">
              <text:p text:style-name="P37">Nombre</text:p>
            </table:table-cell>
          </table:table-row>
          <table:table-row table:style-name="Tabla25.2">
            <table:table-cell table:style-name="Tabla25.A2" office:value-type="string">
              <text:p text:style-name="P37">CU01</text:p>
            </table:table-cell>
            <table:table-cell table:style-name="Tabla25.B2" office:value-type="string">
              <text:p text:style-name="P45">Registrar Usuario</text:p>
            </table:table-cell>
          </table:table-row>
          <table:table-row table:style-name="Tabla25.3">
            <table:table-cell table:style-name="Tabla25.A2" office:value-type="string">
              <text:p text:style-name="P37">CU02</text:p>
            </table:table-cell>
            <table:table-cell table:style-name="Tabla25.B3" office:value-type="string">
              <text:p text:style-name="P45">Iniciar <text:span text:style-name="T84">Sesión</text:span></text:p>
            </table:table-cell>
          </table:table-row>
          <table:table-row table:style-name="Tabla25.4">
            <table:table-cell table:style-name="Tabla25.A2" office:value-type="string">
              <text:p text:style-name="P37">CU03</text:p>
            </table:table-cell>
            <table:table-cell table:style-name="Tabla25.B2" office:value-type="string">
              <text:p text:style-name="P45">Buscar Libro</text:p>
            </table:table-cell>
          </table:table-row>
          <table:table-row table:style-name="Tabla25.4">
            <table:table-cell table:style-name="Tabla25.A2" office:value-type="string">
              <text:p text:style-name="P37">CU04</text:p>
            </table:table-cell>
            <table:table-cell table:style-name="Tabla25.B5" office:value-type="string">
              <text:p text:style-name="P45">Comprar Libro</text:p>
            </table:table-cell>
          </table:table-row>
          <table:table-row table:style-name="Tabla25.4">
            <table:table-cell table:style-name="Tabla25.A2" office:value-type="string">
              <text:p text:style-name="P37">CU05</text:p>
            </table:table-cell>
            <table:table-cell table:style-name="Tabla25.B2" office:value-type="string">
              <text:p text:style-name="P151">Actualizar datos personales</text:p>
            </table:table-cell>
          </table:table-row>
          <table:table-row table:style-name="Tabla25.4">
            <table:table-cell table:style-name="Tabla25.A2" office:value-type="string">
              <text:p text:style-name="P37">CU06</text:p>
            </table:table-cell>
            <table:table-cell table:style-name="Tabla25.B7" office:value-type="string">
              <text:p text:style-name="P151">Restablecer contraseña</text:p>
            </table:table-cell>
          </table:table-row>
          <table:table-row table:style-name="Tabla25.4">
            <table:table-cell table:style-name="Tabla25.A2" office:value-type="string">
              <text:p text:style-name="P37">CU07</text:p>
            </table:table-cell>
            <table:table-cell table:style-name="Tabla25.B2" office:value-type="string">
              <text:p text:style-name="P151">Visualizar libro (temario)</text:p>
            </table:table-cell>
          </table:table-row>
          <table:table-row table:style-name="Tabla25.4">
            <table:table-cell table:style-name="Tabla25.A2" office:value-type="string">
              <text:p text:style-name="P37">CU08</text:p>
            </table:table-cell>
            <table:table-cell table:style-name="Tabla25.B9" office:value-type="string">
              <text:p text:style-name="P151">Visualizar libros más vendidos</text:p>
            </table:table-cell>
          </table:table-row>
          <table:table-row table:style-name="Tabla25.4">
            <table:table-cell table:style-name="Tabla25.A2" office:value-type="string">
              <text:p text:style-name="P37">CU09</text:p>
            </table:table-cell>
            <table:table-cell table:style-name="Tabla25.B2" office:value-type="string">
              <text:p text:style-name="P151">Agregar Elementos al Carrito</text:p>
            </table:table-cell>
          </table:table-row>
          <table:table-row table:style-name="Tabla25.4">
            <table:table-cell table:style-name="Tabla25.A2" office:value-type="string">
              <text:p text:style-name="P37">CU10</text:p>
            </table:table-cell>
            <table:table-cell table:style-name="Tabla25.B11" office:value-type="string">
              <text:p text:style-name="P151">Notificaciones: Stock Agotado</text:p>
            </table:table-cell>
          </table:table-row>
          <table:table-row table:style-name="Tabla25.4">
            <table:table-cell table:style-name="Tabla25.A2" office:value-type="string">
              <text:p text:style-name="P37">CU11</text:p>
            </table:table-cell>
            <table:table-cell table:style-name="Tabla25.B2" office:value-type="string">
              <text:p text:style-name="P46"><text:span text:style-name="T84">Agregar Libro</text:span></text:p>
            </table:table-cell>
          </table:table-row>
          <text:soft-page-break/>
          <table:table-row table:style-name="Tabla25.4">
            <table:table-cell table:style-name="Tabla25.A2" office:value-type="string">
              <text:p text:style-name="P37">CU12</text:p>
            </table:table-cell>
            <table:table-cell table:style-name="Tabla25.B13" office:value-type="string">
              <text:p text:style-name="P151">Eliminar Libro</text:p>
            </table:table-cell>
          </table:table-row>
          <table:table-row table:style-name="Tabla25.4">
            <table:table-cell table:style-name="Tabla25.A2" office:value-type="string">
              <text:p text:style-name="P37">CU13</text:p>
            </table:table-cell>
            <table:table-cell table:style-name="Tabla25.B2" office:value-type="string">
              <text:p text:style-name="P46">Consultar Cambios</text:p>
            </table:table-cell>
          </table:table-row>
          <table:table-row table:style-name="Tabla25.4">
            <table:table-cell table:style-name="Tabla25.A2" office:value-type="string">
              <text:p text:style-name="P37">CU14</text:p>
            </table:table-cell>
            <table:table-cell table:style-name="Tabla25.B16" office:value-type="string">
              <text:p text:style-name="P46">C<text:span text:style-name="T84">onsultar Información de contacto</text:span></text:p>
            </table:table-cell>
          </table:table-row>
          <table:table-row table:style-name="Tabla25.4">
            <table:table-cell table:style-name="Tabla25.A2" office:value-type="string">
              <text:p text:style-name="P155">CU15</text:p>
            </table:table-cell>
            <table:table-cell table:style-name="Tabla25.B16" office:value-type="string">
              <text:p text:style-name="P151">Actualizar datos de libro</text:p>
            </table:table-cell>
          </table:table-row>
        </table:table>
        <text:p text:style-name="P52">Tabla <text:span text:style-name="T52">1</text:span>: Casos de uso</text:p>
        <text:h text:style-name="P33" text:outline-level="2"><text:bookmark-start text:name="__RefHeading__32_676780344"/><text:bookmark-start text:name="__RefHeading__69_1961381582"/>Restricciones<text:bookmark-end text:name="__RefHeading__32_676780344"/><text:bookmark-end text:name="__RefHeading__69_1961381582"/></text:h>
        <text:p text:style-name="P65"/>
        <text:p text:style-name="P23">A continuación se presentan las restricciones de<text:span text:style-name="T66">l sistema</text:span>.</text:p>
        <text:list xml:id="list2084298219867372018" text:style-name="WWNum5">
          <text:list-item>
            <text:p text:style-name="P181">RESTRICCIONES GENERALES</text:p>
            <text:list>
              <text:list-item>
                <text:p text:style-name="P181">Restricción de Idioma: El idioma español ha sido seleccionado para toda la documentación relacionada con el desarrollo y los manuales de<text:span text:style-name="T66">l sistema</text:span>.</text:p>
              </text:list-item>
            </text:list>
          </text:list-item>
          <text:list-item>
            <text:p text:style-name="P181">RESTRICCIONES DE SOFTWARE</text:p>
            <text:list>
              <text:list-item>
                <text:p text:style-name="P181">Restricción de licencia: Los programas necesarios para el desarrollo de<text:span text:style-name="T66">l sistema</text:span> contaran con el esquema de licencia libre. <text:span text:style-name="T66">(? puede que no si usamos BD ORACLE POR EJ)</text:span></text:p>
              </text:list-item>
              <text:list-item>
                <text:p text:style-name="P181">Restricción de lenguajes de programación: el lenguaje seleccionado para el desarrollo de la parte de persistencia de bases de datos y la parte lógica será JAVA <text:span text:style-name="T66">(podría ser otro)</text:span>. </text:p>
              </text:list-item>
            </text:list>
          </text:list-item>
        </text:list>
        <text:list xml:id="list150015503908589664" text:style-name="WWNum6">
          <text:list-header>
            <text:p text:style-name="P182"/>
          </text:list-header>
        </text:list>
        <text:h text:style-name="P33" text:outline-level="2"><text:bookmark-start text:name="__RefHeading__34_676780344"/><text:bookmark-start text:name="__RefHeading__71_1961381582"/>Suposiciones y dependencias<text:bookmark-end text:name="__RefHeading__34_676780344"/><text:bookmark-end text:name="__RefHeading__71_1961381582"/></text:h>
        <text:list xml:id="list134306969157403" text:continue-list="list134306954159678" text:style-name="WWNum1">
          <text:list-item>
            <text:list>
              <text:list-item>
                <text:list>
                  <text:list-item>
                    <text:h text:style-name="P169" text:outline-level="3"><text:bookmark-start text:name="_Toc277627348"/>Suposiciones<text:bookmark-end text:name="_Toc277627348"/></text:h>
                  </text:list-item>
                </text:list>
              </text:list-item>
            </text:list>
          </text:list-item>
        </text:list>
        <text:list xml:id="list134306969143591" text:continue-list="list150015503908589664" text:style-name="WWNum6">
          <text:list-item>
            <text:p text:style-name="P187"><text:span text:style-name="T56">Los usuarios finales deben cumplir con las características descritas en la sección </text:span><text:span text:style-name="T58"><text:s/></text:span><text:a xlink:type="simple" xlink:href="#_Características_del_Usuario"><text:span text:style-name="T59">2.3 Características del Usuario</text:span></text:a><text:span text:style-name="T56">.</text:span></text:p>
          </text:list-item>
          <text:list-item>
            <text:p text:style-name="P188">El cliente no realizará cambios significativos en los requerimientos.</text:p>
          </text:list-item>
        </text:list>
        <text:list xml:id="list134306970148041" text:continue-list="list134306969157403" text:style-name="WWNum1">
          <text:list-item>
            <text:list>
              <text:list-item>
                <text:list>
                  <text:list-item>
                    <text:h text:style-name="P169" text:outline-level="3"><text:bookmark-start text:name="__RefHeading__2665_1488252476"/><text:bookmark-start text:name="_Toc277627349"/>Dependencias<text:bookmark-end text:name="__RefHeading__2665_1488252476"/><text:bookmark-end text:name="_Toc277627349"/></text:h>
                  </text:list-item>
                </text:list>
              </text:list-item>
            </text:list>
          </text:list-item>
        </text:list>
        <text:list xml:id="list2555298282183726801" text:style-name="WWNum11">
          <text:list-item>
            <text:p text:style-name="P189"><text:span text:style-name="T56">Para el correcto funcionamiento de la herramienta, es adecuado que se cumplan los requerimientos descritos en la sección </text:span><text:a xlink:type="simple" xlink:href="#_Requerimientos_de_Interfaces"><text:span text:style-name="T60">3.1 Requerimientos de Interfaces</text:span></text:a></text:p>
          </text:list-item>
        </text:list>
        <text:p text:style-name="P135"/>
        <text:h text:style-name="P171" text:outline-level="2"><text:span text:style-name="T83">Evolución previsible del sistema</text:span></text:h>
        <text:p text:style-name="P193"><text:span text:style-name="T74">El sistema </text:span><text:span text:style-name="T75">podría</text:span><text:span text:style-name="T74"> en un futuro tener una integración con las redes sociales. </text:span><text:span text:style-name="T75">También podría en un futuro tener la posibilidad de una adaptación a aplicación móvil.</text:span></text:p>
        <text:p text:style-name="P136"/>
        <text:list xml:id="list134306971165509" text:continue-list="list134306970148041" text:style-name="WWNum1">
          <text:list-header>
            <text:h text:style-name="P173" text:outline-level="1"><text:bookmark-start text:name="_Toc277627356"/>REQUERIMIENTOS ESPECÍFICOS<text:bookmark-end text:name="_Toc277627356"/> </text:h>
          </text:list-header>
        </text:list>
        <text:p text:style-name="P167"/>
        <text:h text:style-name="P31" text:outline-level="1">// <text:span text:style-name="T86">FALTA COMPLETAR</text:span></text:h>
        <text:p text:style-name="P56">Esta es la sección más extensa y más importante del documento. </text:p>
        <text:p text:style-name="P56">Debe contener una lista detallada y completa de los requisitos que debe cumplir el sistema a desarrollar. El nivel de detalle de los requisitos debe ser el suficiente para que el equipo de desarrollo pueda diseñar un sistema que satisfaga los requisitos y los encargados de las pruebas puedan determinar si éstos se satisfacen.</text:p>
        <text:p text:style-name="P56"/>
        <text:p text:style-name="P56">Los requisitos se dispondrán en forma de listas numeradas para su identificación, seguimiento, trazabilidad y validación (ej. RF 10, RF 10.1, RF 10.2,...).</text:p>
        <text:p text:style-name="P56"/>
        <text:p text:style-name="P56">Para cada requisito debe completarse la siguiente tabla:</text:p>
        <text:p text:style-name="P54"><text:soft-page-break/></text:p>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55">Número de requisito</text:p>
            </table:table-cell>
            <table:table-cell table:style-name="Tabla18.B1" table:number-columns-spanned="4" office:value-type="string">
              <text:p text:style-name="P75">[Inserte aquí el texto]</text:p>
            </table:table-cell>
            <table:covered-table-cell/>
            <table:covered-table-cell/>
            <table:covered-table-cell/>
          </table:table-row>
          <table:table-row table:style-name="Tabla18.1">
            <table:table-cell table:style-name="Tabla18.A1" office:value-type="string">
              <text:p text:style-name="P55">Nombre de requisito</text:p>
            </table:table-cell>
            <table:table-cell table:style-name="Tabla18.B1" table:number-columns-spanned="4" office:value-type="string">
              <text:p text:style-name="P75">[Inserte aquí el texto]</text:p>
            </table:table-cell>
            <table:covered-table-cell/>
            <table:covered-table-cell/>
            <table:covered-table-cell/>
          </table:table-row>
          <table:table-row table:style-name="Tabla18.1">
            <table:table-cell table:style-name="Tabla18.A1" office:value-type="string">
              <text:p text:style-name="P55">Tipo</text:p>
            </table:table-cell>
            <table:table-cell table:style-name="Tabla18.B1" office:value-type="string">
              <text:p text:style-name="P75"><text:bookmark text:name="__Fieldmark__0_1961381582"/><text:bookmark text:name="__Fieldmark__1110_30066613"/><text:s/>Requisito</text:p>
            </table:table-cell>
            <table:table-cell table:style-name="Tabla18.C3" table:number-columns-spanned="3" office:value-type="string">
              <text:p text:style-name="P75"><text:bookmark text:name="__Fieldmark__1_1961381582"/><text:bookmark text:name="__Fieldmark__1115_30066613"/><text:s/>Restricción</text:p>
            </table:table-cell>
            <table:covered-table-cell/>
            <table:covered-table-cell/>
          </table:table-row>
          <table:table-row table:style-name="Tabla18.1">
            <table:table-cell table:style-name="Tabla18.A1" office:value-type="string">
              <text:p text:style-name="P55">Fuente del requisito</text:p>
            </table:table-cell>
            <table:table-cell table:style-name="Tabla18.B1" table:number-columns-spanned="3" office:value-type="string">
              <text:p text:style-name="P75">[Inserte aquí el texto]</text:p>
            </table:table-cell>
            <table:covered-table-cell/>
            <table:covered-table-cell/>
            <table:table-cell table:style-name="Tabla18.B1" office:value-type="string">
              <text:p text:style-name="P73"/>
            </table:table-cell>
          </table:table-row>
          <table:table-row table:style-name="Tabla18.1">
            <table:table-cell table:style-name="Tabla18.A1" office:value-type="string">
              <text:p text:style-name="P55">Prioridad del requisito</text:p>
            </table:table-cell>
            <table:table-cell table:style-name="Tabla18.B1" office:value-type="string">
              <text:p text:style-name="P75"><text:bookmark text:name="__Fieldmark__2_1961381582"/><text:bookmark text:name="__Fieldmark__1129_30066613"/><text:s/>Alta/Esencial</text:p>
            </table:table-cell>
            <table:table-cell table:style-name="Tabla18.C5" office:value-type="string">
              <text:p text:style-name="P75"><text:bookmark text:name="__Fieldmark__3_1961381582"/><text:bookmark text:name="__Fieldmark__1134_30066613"/><text:s/>Media/Deseado</text:p>
            </table:table-cell>
            <table:table-cell table:style-name="Tabla18.C3" table:number-columns-spanned="2" office:value-type="string">
              <text:p text:style-name="P75"><text:bookmark text:name="__Fieldmark__4_1961381582"/><text:bookmark text:name="__Fieldmark__1139_30066613"/><text:s/>Baja/ Opcional</text:p>
            </table:table-cell>
            <table:covered-table-cell/>
          </table:table-row>
        </table:table>
        <text:p text:style-name="P54"/>
        <text:p text:style-name="P56"/>
        <text:p text:style-name="P56">y realizar la descripción del requisito</text:p>
        <text:p text:style-name="P56"/>
        <text:p text:style-name="P56">La distribución de los párrafos que forman este punto puede diferir del propuesto en esta plantilla, si las características del sistema aconsejan otra distribución para ofrecer mayor claridad en la exposición.</text:p>
        <text:h text:style-name="P33" text:outline-level="2"><text:bookmark-start text:name="__RefHeading__40_676780344"/><text:bookmark-start text:name="__RefHeading__77_1961381582"/>Requisitos comunes de los interfaces<text:bookmark-end text:name="__RefHeading__40_676780344"/><text:bookmark-end text:name="__RefHeading__77_1961381582"/></text:h>
        <text:h text:style-name="P98" text:outline-level="3"><text:bookmark-start text:name="__RefHeading__79_1961381582"/>Interfaces de usuario<text:bookmark-end text:name="__RefHeading__79_1961381582"/></text:h>
        <text:p text:style-name="P202"><text:span text:style-name="T55">La interfaz gráfica con la que el usuario final interacciona deberá ser intuitiva de manera </text:span></text:p>
        <text:p text:style-name="P202"><text:span text:style-name="T55">que, sin un manual de uso, el usuario identifique rápidamente los componentes y las </text:span></text:p>
        <text:p text:style-name="P202"><text:span text:style-name="T55">secciones del sistema. La interfaz además deberá contar con colores agradables a la </text:span></text:p>
        <text:p text:style-name="P202"><text:span text:style-name="T55">vista para que el usuario pueda trabajar por horas con el mismo sin problemas.</text:span></text:p>
        <text:p text:style-name="P202"><text:span text:style-name="T55">De igual forma, la interfaz deberá ser compatible con los navegadores mas comunes </text:span></text:p>
        <text:p text:style-name="P202"><text:span text:style-name="T55">(Firefox 1.5+, Explorer 6+).</text:span></text:p>
        <text:p text:style-name="P202"><text:span text:style-name="T55">• <text:s/>Pantalla de Inicio</text:span></text:p>
        <text:p text:style-name="P202"><text:span text:style-name="T55"><text:tab/>En el medio de la pantalla principal, aparecen los libros más vendidos, los recientemente agregados y los más visitados.</text:span></text:p>
        <text:p text:style-name="P202"><text:span text:style-name="T55"/></text:p>
        <text:p text:style-name="P202"><text:span text:style-name="T55">• <text:s/>Menú</text:span></text:p>
        <text:p text:style-name="P202"><text:span text:style-name="T55"><text:tab/>En la interfaz principal del usuario, el margen super izquierdo aparece la barra de búsqueda en la cual el usuario ingresa una búsqueda rápida o puede seleccionar una avanzada en la cual puede buscar un libro por autor, por titulo , por año de publicación y/o por editorial.</text:span></text:p>
        <text:p text:style-name="P202"><text:span text:style-name="T55"><text:tab/>En el margen superior aparece un icono con el nombre “Preguntas más frecuentes” que al hacer clic lo guiá hacia unas preguntas ya armadas con sus respectivas respuestas.</text:span></text:p>
        <text:p text:style-name="P202"><text:span text:style-name="T55"><text:tab/></text:span></text:p>
        <text:p text:style-name="P206"><text:span text:style-name="T70">// </text:span><text:span text:style-name="T71">A COMPLETAR</text:span></text:p>
        <text:p text:style-name="P202"><text:span text:style-name="T55"/></text:p>
        <text:p text:style-name="P202"><text:span text:style-name="T55"/></text:p>
        <text:h text:style-name="P108" text:outline-level="3"><text:bookmark-start text:name="__RefHeading__81_1961381582"/>Interfaces de hardware<text:bookmark-end text:name="__RefHeading__81_1961381582"/></text:h>
        <text:p text:style-name="P165"><text:span text:style-name="T10">Debido a que la Herramienta </text:span><text:span text:style-name="T42">SLCB</text:span><text:span text:style-name="T10"> será una aplicación </text:span><text:span text:style-name="T12">en linea “</text:span><text:span text:style-name="T64">Stand Alone”</text:span><text:span text:style-name="T10">, esta no contará con ningún tipo de interacción con elementos de hardware. // </text:span><text:span text:style-name="T12">AGREGAR STAND ALONE AL GLOSARIO</text:span></text:p>
        <text:h text:style-name="P108" text:outline-level="3"><text:bookmark-start text:name="__RefHeading__83_1961381582"/>Interfaces de software<text:bookmark-end text:name="__RefHeading__83_1961381582"/></text:h>
        <text:p text:style-name="P203"><text:span text:style-name="T68">// </text:span><text:span text:style-name="T69">A COMPLETAR</text:span></text:p>
        <text:p text:style-name="P203"><text:span text:style-name="T69"/></text:p>
        <text:p text:style-name="P165">Las interfaces con el software, son las diferentes aplicaciones que <text:span text:style-name="T17">interaccionan</text:span> con <text:span text:style-name="T41">SLCB</text:span> para poder cumplir con las necesidades del usuario.<text:span text:style-name="T85">S</text:span>e describen cada uno de los productos que deberán <text:span text:style-name="T17">interaccionar</text:span> con el sistema. </text:p>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154">Producto de Software</text:p>
            </table:table-cell>
            <table:table-cell table:style-name="Tabla11.A1" office:value-type="string">
              <text:p text:style-name="P154">Descripción</text:p>
            </table:table-cell>
            <table:table-cell table:style-name="Tabla11.A1" office:value-type="string">
              <text:p text:style-name="P154">Propósito de Uso</text:p>
            </table:table-cell>
            <table:table-cell table:style-name="Tabla11.A1" office:value-type="string">
              <text:p text:style-name="P154">Versión</text:p>
            </table:table-cell>
          </table:table-row>
          <table:table-row table:style-name="Tabla11.1">
            <table:table-cell table:style-name="Tabla11.A2" office:value-type="string">
              <text:p text:style-name="P157">JVM</text:p>
            </table:table-cell>
            <table:table-cell table:style-name="Tabla11.B2" office:value-type="string">
              <text:p text:style-name="P152">Máquina virtual de <text:soft-page-break/>Java, se encarga de traducir lenguaje de alto nivel a lenguaje binario</text:p>
            </table:table-cell>
            <table:table-cell table:style-name="Tabla11.C2" office:value-type="string">
              <text:p text:style-name="P152">Puesto que el lenguaje de <text:soft-page-break/>programación que se usará para el desarrollo de la aplicación, que es Java, no es un lenguaje de bajo nivel o de máquina es necesario usar un intérprete que permita la correcta ejecución de estas instrucciones.</text:p>
            </table:table-cell>
            <table:table-cell table:style-name="Tabla11.D2" office:value-type="string">
              <text:p text:style-name="P152">Java SE 6</text:p>
            </table:table-cell>
          </table:table-row>
          <table:table-row table:style-name="Tabla11.1">
            <table:table-cell table:style-name="Tabla11.A2" office:value-type="string">
              <text:p text:style-name="P156">JDBC</text:p>
            </table:table-cell>
            <table:table-cell table:style-name="Tabla11.B3" office:value-type="string">
              <text:p text:style-name="P207"><text:span text:style-name="apple-style-span"><text:span text:style-name="T48">Java Database Connectivity</text:span></text:span><text:span text:style-name="apple-style-span"><text:span text:style-name="T49">, <text:s/></text:span></text:span><text:span text:style-name="T49">es una API que permite la ejecución de operaciones sobre bases de datos desde el lenguaje de programación Java, emplea el lenguaje de query SQL.</text:span></text:p>
              <text:p text:style-name="P153"/>
            </table:table-cell>
            <table:table-cell table:style-name="Tabla11.B3" office:value-type="string">
              <text:p text:style-name="P158"><text:span text:style-name="apple-style-span"><text:span text:style-name="T56">Proporciona un acceso confiable a los datos de las bases de datos SQL, </text:span></text:span><text:span text:style-name="T56">debido a que la aplicación requiere realizar operaciones de consulta y actualización en la base de datos.</text:span></text:p>
            </table:table-cell>
            <table:table-cell table:style-name="Tabla11.B3" office:value-type="string">
              <text:p text:style-name="P153">4.0</text:p>
            </table:table-cell>
          </table:table-row>
          <table:table-row table:style-name="Tabla11.1">
            <table:table-cell table:style-name="Tabla11.A2" office:value-type="string">
              <text:p text:style-name="P157">MySQL</text:p>
            </table:table-cell>
            <table:table-cell table:style-name="Tabla11.B4" office:value-type="string">
              <text:p text:style-name="P153">Software que proporciona un servidor de base de datos SQL (Structured Query Language) muy rápido, multi-threaded, multi usuario y robusto. // <text:span text:style-name="T79">AGREGAR A GLOSARIO</text:span></text:p>
            </table:table-cell>
            <table:table-cell table:style-name="Tabla11.C4" office:value-type="string">
              <text:p text:style-name="P158"><text:span text:style-name="apple-style-span"><text:span text:style-name="T56">Se utiliza para la gestión de los datos dentro de una base de datos relacional</text:span></text:span></text:p>
            </table:table-cell>
            <table:table-cell table:style-name="Tabla11.D4" office:value-type="string">
              <text:p text:style-name="P153">5.1.41</text:p>
            </table:table-cell>
          </table:table-row>
        </table:table>
        <text:p text:style-name="P180"/>
        <text:p text:style-name="P177">Y <text:s/>EN TAL CASO, JSP (?)</text:p>
        <text:p text:style-name="P175"/>
        <text:p text:style-name="P178"><text:span text:style-name="T69">Tabla </text:span><text:span text:style-name="T69"><text:sequence text:ref-name="refTable2" text:name="Table" text:formula="ooow:Table+1" style:num-format="1">1</text:sequence></text:span><text:span text:style-name="T69">. Interfaces con el Software</text:span></text:p>
        <text:p text:style-name="P120">---------------------------------------</text:p>
        <text:h text:style-name="P109" text:outline-level="3"><text:bookmark-start text:name="__RefHeading__85_1961381582"/>Interfaces de comunicación<text:bookmark-end text:name="__RefHeading__85_1961381582"/></text:h>
        <text:p text:style-name="P205"><text:span text:style-name="T70">// </text:span><text:span text:style-name="T71">A COMPLETAR</text:span></text:p>
        <text:p text:style-name="P161"><text:span text:style-name="T71">La única comunicación que se mantendrá, es la que se establece entre </text:span><text:span text:style-name="T72">la base de datos</text:span><text:span text:style-name="T71"> y la herramienta, para lo cual se utilizará </text:span><text:span text:style-name="T72">JDBC, </text:span><text:span text:style-name="T71"><text:s/>la cual permite la interacción entre el lenguaje de programación Java y </text:span><text:span text:style-name="T73">la correspondiente base de datos (asumo MySQL)</text:span><text:span text:style-name="T71">.</text:span></text:p>
        <text:p text:style-name="P121">-----------------------------</text:p>
        <text:h text:style-name="P112" text:outline-level="2"><text:bookmark-start text:name="__RefHeading__42_676780344"/><text:bookmark-start text:name="__RefHeading__87_1961381582"/>Requisitos funcionales<text:bookmark-end text:name="__RefHeading__42_676780344"/><text:bookmark-end text:name="__RefHeading__87_1961381582"/></text:h>
        <text:p text:style-name="P205"><text:span text:style-name="T68">// </text:span><text:span text:style-name="T69">A COMPLETAR</text:span></text:p>
        <text:p text:style-name="P102"><text:span text:style-name="T33">La siguiente </text:span><text:span text:style-name="T39">sección</text:span><text:span text:style-name="T33"> muestra los casos de uso para cada uno de los usuarios de forma separada. El usuario registrado y <text:s/>el </text:span><text:span text:style-name="T39">anónimo</text:span><text:span text:style-name="T33"> pueden visitar el sitio pero no poseen de los mismos privilegios (capacidad de acceso) .</text:span></text:p>
        <text:p text:style-name="P101"/>
        <text:p text:style-name="P101"/>
        <text:p text:style-name="P121"/>
        <text:h text:style-name="P109" text:outline-level="3"><text:bookmark-start text:name="__RefHeading__89_1961381582"/><text:soft-page-break/>Requisito funcional 1<text:bookmark-end text:name="__RefHeading__89_1961381582"/></text:h>
        <text:p text:style-name="P122"/>
        <text:h text:style-name="P110" text:outline-level="3"><text:bookmark-start text:name="__RefHeading__91_1961381582"/>2.2.1<text:tab/>Usuario Use Case<text:bookmark-end text:name="__RefHeading__91_1961381582"/></text:h>
        <text:p text:style-name="P101"/>
        <text:h text:style-name="P106" text:outline-level="4"><text:bookmark-start text:name="__RefHeading__93_1961381582"/><text:bookmark-start text:name="__RefHeading__25_1741972413"/>Caso de Uso: <text:s/>Buscar Libro<text:bookmark-end text:name="__RefHeading__93_1961381582"/><text:bookmark-end text:name="__RefHeading__25_1741972413"/></text:h>
        <text:p text:style-name="P103">Diagrama:</text:p>
        <text:p text:style-name="P101"/>
        <text:p text:style-name="P101"/>
        <text:p text:style-name="P102"><text:span text:style-name="T23">Breve </text:span><text:span text:style-name="T25">Descripción</text:span></text:p>
        <text:p text:style-name="P104">El usuario accede a la pagina web online, buscar un articulo. </text:p>
        <text:p text:style-name="P102"><text:span text:style-name="T25">Descripción</text:span><text:span text:style-name="T23"> Inicial Paso-A-Paso </text:span></text:p>
        <text:p text:style-name="P104">Antes de que este caso de uso sea inicializado, el Usuario tiene que haber accedido a la pagina Web Online de CookBooks.</text:p>
        <text:p text:style-name="P101"/>
        <text:list xml:id="list134306992146397" text:continue-list="list2084298219867372018" text:style-name="WWNum5">
          <text:list-item>
            <text:p text:style-name="P159"><text:span text:style-name="T18">El usuario elige ingresar en la barra de </text:span><text:span text:style-name="T22">búsqueda</text:span><text:span text:style-name="T18"> , la </text:span><text:span text:style-name="T22">búsqueda</text:span><text:span text:style-name="T18"> por autor, nombre o palabra clave.</text:span></text:p>
          </text:list-item>
          <text:list-item>
            <text:p text:style-name="P160">El sistema muestra las elecciones posibles al Usuario.</text:p>
          </text:list-item>
          <text:list-item>
            <text:p text:style-name="P160">El Usuario selecciona el libro deseado. </text:p>
          </text:list-item>
          <text:list-item>
            <text:p text:style-name="P160">El sistema presenta la pagina del libro.</text:p>
          </text:list-item>
        </text:list>
        <text:p text:style-name="P104"><text:s/></text:p>
        <text:p text:style-name="P102"><text:span text:style-name="T23">Xref:</text:span><text:span text:style-name="T18"> </text:span><text:span text:style-name="T22">Sección</text:span><text:span text:style-name="T18"> 3.2.1, Buscar Libro</text:span></text:p>
        <text:p text:style-name="P122"/>
        <text:h text:style-name="P109" text:outline-level="3"><text:bookmark-start text:name="__RefHeading__95_1961381582"/>Requisito funcional 2<text:bookmark-end text:name="__RefHeading__95_1961381582"/></text:h>
        <text:h text:style-name="P110" text:outline-level="3"><text:bookmark-start text:name="__RefHeading__97_1961381582"/>2.2.2<text:tab/>Usuario Use Case<text:bookmark-end text:name="__RefHeading__97_1961381582"/></text:h>
        <text:p text:style-name="P101"/>
        <text:h text:style-name="P106" text:outline-level="4"><text:bookmark-start text:name="__RefHeading__99_1961381582"/>Caso de Uso: <text:s/>Comprar Libro<text:bookmark-end text:name="__RefHeading__99_1961381582"/></text:h>
        <text:p text:style-name="P103">Diagrama:</text:p>
        <text:p text:style-name="P101"/>
        <text:p text:style-name="P101"/>
        <text:p text:style-name="P102"><text:span text:style-name="T23">Breve </text:span><text:span text:style-name="T25">Descripción</text:span></text:p>
        <text:p text:style-name="P104">El usuario accede desde efectivizar la compra de libros que desea.</text:p>
        <text:p text:style-name="P101"/>
        <text:p text:style-name="P102"><text:span text:style-name="T25">Descripción</text:span><text:span text:style-name="T23"> Inicial Paso-A-Paso </text:span></text:p>
        <text:p text:style-name="P104">Antes de que este caso de uso sea inicializado, el Usuario tiene que haber accedido a la pagina Web Online de CookBooks.</text:p>
        <text:p text:style-name="P101"/>
        <text:p text:style-name="P102"><text:span text:style-name="T18">1.El usuario aprieta el </text:span><text:span text:style-name="T22">botón</text:span><text:span text:style-name="T18"> Comprar.</text:span></text:p>
        <text:p text:style-name="P104">2.El sistema verifica que el usuario este Logueado.</text:p>
        <text:p text:style-name="P104">2.1 Si el usuario esta logueado sino lo lleva a “Caso de uso para logueo”. </text:p>
        <text:p text:style-name="P104">3.El sistema lo lleva a la pagina Comprar.</text:p>
        <text:p text:style-name="P104">4.El usuario confirma la compra</text:p>
        <text:p text:style-name="P104">4.1 Si el usuario no tiene elementos en el carrito no hace nada.</text:p>
        <text:p text:style-name="P104">5.El sistema lo dirige a la pagina de pago.</text:p>
        <text:p text:style-name="P104"><text:soft-page-break/>6. El sistema le informa al administrador que una compra se confirmo.</text:p>
        <text:p text:style-name="P101"/>
        <text:p text:style-name="P102"><text:span text:style-name="T23">Xref:</text:span><text:span text:style-name="T18"> </text:span><text:span text:style-name="T22">Sección</text:span><text:span text:style-name="T18"> 3.2.2, Comprar Libro</text:span></text:p>
        <text:p text:style-name="P122"/>
        <text:p text:style-name="P122"/>
        <text:p text:style-name="P122"/>
        <text:h text:style-name="P109" text:outline-level="3"><text:bookmark-start text:name="__RefHeading__101_1961381582"/>Requisito funcional 3<text:bookmark-end text:name="__RefHeading__101_1961381582"/></text:h>
        <text:h text:style-name="P110" text:outline-level="3"><text:bookmark-start text:name="__RefHeading__103_1961381582"/>2.2.3<text:tab/>Usuario Use Case<text:bookmark-end text:name="__RefHeading__103_1961381582"/></text:h>
        <text:p text:style-name="P101"/>
        <text:h text:style-name="P107" text:outline-level="4"><text:bookmark-start text:name="__RefHeading__105_1961381582"/><text:span text:style-name="T19">Caso de Uso: <text:s/>Iniciar </text:span><text:span text:style-name="T20">Sesión</text:span><text:bookmark-end text:name="__RefHeading__105_1961381582"/></text:h>
        <text:p text:style-name="P103">Diagrama:</text:p>
        <text:p text:style-name="P101"/>
        <text:p text:style-name="P101"/>
        <text:p text:style-name="P102"><text:span text:style-name="T23">Breve </text:span><text:span text:style-name="T25">Descripción</text:span></text:p>
        <text:p text:style-name="P104">El usuario quiere iniciar sesión.</text:p>
        <text:p text:style-name="P101"/>
        <text:p text:style-name="P102"><text:span text:style-name="T25">Descripción</text:span><text:span text:style-name="T23"> Inicial Paso-A-Paso </text:span></text:p>
        <text:p text:style-name="P104">Antes de que este caso de uso sea inicializado, el Usuario tiene que haber accedido a la pagina Web Online de CookBooks.</text:p>
        <text:p text:style-name="P101"/>
        <text:p text:style-name="P102"><text:span text:style-name="T18">1.El usuario aprieta el </text:span><text:span text:style-name="T22">botón</text:span><text:span text:style-name="T18"> Iniciar </text:span><text:span text:style-name="T22">Sesión.</text:span></text:p>
        <text:p text:style-name="P104">2.El sistema le pide que ingrese sus datos.</text:p>
        <text:p text:style-name="P102"><text:span text:style-name="T18">3.El usuario ingresa sus datos, nombre de Usuario o </text:span><text:span text:style-name="T22">dirección</text:span><text:span text:style-name="T18"> de correo </text:span><text:span text:style-name="T22">electrónico</text:span><text:span text:style-name="T18"> y su contraseña.</text:span></text:p>
        <text:p text:style-name="P104">3.1 Si el usuario no recuerda su contraseña ir a “Caso de Uso: resetear password”</text:p>
        <text:p text:style-name="P104">4.El usuario verifica que sus datos coincidan con los datos con los que el usuario se registro en el sistema.</text:p>
        <text:p text:style-name="P104">4.1 Si los datos no coinciden vuelve al paso 2.</text:p>
        <text:p text:style-name="P104">5.El sistema lo dirige a la pagina de inicio de la pagina Web.</text:p>
        <text:p text:style-name="P101"/>
        <text:p text:style-name="P123"><text:span text:style-name="T23">Xref:</text:span><text:span text:style-name="T18"> Section 3.2.3, Iniciar </text:span><text:span text:style-name="T22">Sesión</text:span></text:p>
        <text:p text:style-name="P122"/>
        <text:h text:style-name="P110" text:outline-level="3"><text:bookmark-start text:name="__RefHeading__107_1961381582"/>2.2.4<text:tab/>Usuario Use Case<text:bookmark-end text:name="__RefHeading__107_1961381582"/></text:h>
        <text:p text:style-name="P122"/>
        <text:h text:style-name="P106" text:outline-level="4"><text:bookmark-start text:name="__RefHeading__109_1961381582"/>Caso de Uso: <text:s/>Registrar Usuario<text:bookmark-end text:name="__RefHeading__109_1961381582"/></text:h>
        <text:p text:style-name="P103">Diagrama:</text:p>
        <text:p text:style-name="P101"/>
        <text:p text:style-name="P101"/>
        <text:p text:style-name="P102"><text:span text:style-name="T23">Breve </text:span><text:span text:style-name="T24">Descripción</text:span></text:p>
        <text:p text:style-name="P104">El usuario quiere registrarse en el sistema.</text:p>
        <text:p text:style-name="P101"/>
        <text:p text:style-name="P102"><text:span text:style-name="T24">Descripción</text:span><text:span text:style-name="T23"> Inicial Paso-A-Paso </text:span></text:p>
        <text:p text:style-name="P104">Antes de que este caso de uso sea inicializado, el Usuario tiene que haber accedido a la pagina Web Online de CookBooks.</text:p>
        <text:p text:style-name="P101"><text:soft-page-break/></text:p>
        <text:p text:style-name="P102"><text:span text:style-name="T18">1.El usuario aprieta el </text:span><text:span text:style-name="T21">botón</text:span><text:span text:style-name="T18"> Registrarse.</text:span></text:p>
        <text:p text:style-name="P104">2.El sistema le pide que ingrese su nombre de Usuario, su contraseña, y datos personales.</text:p>
        <text:p text:style-name="P104">3.El usuario ingresa los datos datos solicitados.</text:p>
        <text:p text:style-name="P104">4.El sistema verifica que su nombreDeUsuario no coincida con el de otro Usuario.</text:p>
        <text:p text:style-name="P104">4.1 Si el nombre de usuario coincide vuelve al paso 2.</text:p>
        <text:p text:style-name="P102"><text:span text:style-name="T18">5.El sistema le </text:span><text:span text:style-name="T21">enviá</text:span><text:span text:style-name="T18"> un mail de </text:span><text:span text:style-name="T21">confirmación</text:span><text:span text:style-name="T18"> al usuari</text:span><text:span text:style-name="T21">o</text:span><text:span text:style-name="T18"> y lo dirige a la pagina de inicio de la pagina Web.</text:span></text:p>
        <text:p text:style-name="P101"/>
        <text:p text:style-name="P123"><text:span text:style-name="T23">Xref:</text:span><text:span text:style-name="T18"> </text:span><text:span text:style-name="T21">Sección</text:span><text:span text:style-name="T18"> 3.2.4, Registrar Usuario</text:span></text:p>
        <text:p text:style-name="P122"/>
        <text:p text:style-name="P122"/>
        <text:h text:style-name="P112" text:outline-level="2"><text:bookmark-start text:name="__RefHeading__111_1961381582"/><text:bookmark-start text:name="__RefHeading__44_676780344"/>Requisitos no funcionales<text:bookmark-end text:name="__RefHeading__111_1961381582"/><text:bookmark-end text:name="__RefHeading__44_676780344"/></text:h>
        <text:h text:style-name="P109" text:outline-level="3"><text:bookmark-start text:name="__RefHeading__113_1961381582"/>Requisitos de rendimiento<text:bookmark-end text:name="__RefHeading__113_1961381582"/></text:h>
        <text:p text:style-name="P205"><text:span text:style-name="T68">// </text:span><text:span text:style-name="T69">A COMPLETAR</text:span></text:p>
        <text:p text:style-name="P121"/>
        <text:p text:style-name="P102"><text:span text:style-name="T33">El sistema online de CookBooks va a estar </text:span><text:span text:style-name="T34">ubicado</text:span><text:span text:style-name="T33"> en un servidor con alta capacidad de velocidad de Internet. Tanto el administrador designado como la maquina </text:span><text:span text:style-name="T37">física</text:span><text:span text:style-name="T33"> a ser usada </text:span><text:span text:style-name="T37">serán</text:span><text:span text:style-name="T33"> determinados por los dueños del sistema. El software desarrollado en el presente documento asume el uso de herramientas como Tomcat para la conexión entre las paginas Web y la base de datos. La velocidad de </text:span><text:span text:style-name="T37">conexión</text:span><text:span text:style-name="T33"> de los usuarios tanto </text:span><text:span text:style-name="T37">anónimos</text:span><text:span text:style-name="T33"> como registrados </text:span><text:span text:style-name="T37">dependerá</text:span><text:span text:style-name="T33"> del hardware usado más que en las </text:span><text:span text:style-name="T37">características</text:span><text:span text:style-name="T33"> del sistema desarrollado en </text:span><text:span text:style-name="T37">cuestión.</text:span></text:p>
        <text:p text:style-name="P105"><text:tab/>La BD (?)...</text:p>
        <text:p text:style-name="P121"/>
        <text:h text:style-name="P109" text:outline-level="3"><text:bookmark-start text:name="__RefHeading__115_1961381582"/>Seguridad<text:bookmark-end text:name="__RefHeading__115_1961381582"/></text:h>
        <text:p text:style-name="P205"><text:span text:style-name="T68">// </text:span><text:span text:style-name="T69">A COMPLETAR</text:span></text:p>
        <text:p text:style-name="P120"/>
        <text:p text:style-name="P102"><text:span text:style-name="T33">El servido bajo el cual el sitio Web Online va a </text:span><text:span text:style-name="T38">residir</text:span><text:span text:style-name="T33"> va a tener su propia seguridad para prevenir acceso no autorizado para escribir o borrar datos. No habría </text:span><text:span text:style-name="T38">restricción</text:span><text:span text:style-name="T33"> para el acceso de lectura. El uso de un email de parte del administrador del sistema depende del sistema cliente por lo tanto es algo externo al sistema desarrollado en cuestión.</text:span></text:p>
        <text:p text:style-name="P102"><text:span text:style-name="T33">La PC bajo la cual el administrador trabaja puede disponer de configuraciones de seguridad propias. No hay </text:span><text:span text:style-name="T38">protección</text:span><text:span text:style-name="T33"> especial construida bajo este sistema otra que no proveer al usuario la posibilidad de acceso de escritura sobre los datos del sistema.</text:span></text:p>
        <text:h text:style-name="P109" text:outline-level="3"><text:bookmark-start text:name="__RefHeading__117_1961381582"/>Fiabilidad<text:bookmark-end text:name="__RefHeading__117_1961381582"/></text:h>
        <text:p text:style-name="P205"><text:span text:style-name="T68">// </text:span><text:span text:style-name="T69">A COMPLETAR</text:span></text:p>
        <text:h text:style-name="P109" text:outline-level="3"><text:bookmark-start text:name="__RefHeading__119_1961381582"/>Disponibilidad<text:bookmark-end text:name="__RefHeading__119_1961381582"/></text:h>
        <text:p text:style-name="P205"><text:span text:style-name="T68">// </text:span><text:span text:style-name="T69">A COMPLETAR</text:span></text:p>
        <text:h text:style-name="P99" text:outline-level="2"><text:bookmark-start text:name="__RefHeading__46_676780344"/><text:bookmark-start text:name="__RefHeading__121_1961381582"/><text:soft-page-break/>Otros requisitos<text:bookmark-end text:name="__RefHeading__46_676780344"/><text:bookmark-end text:name="__RefHeading__121_1961381582"/></text:h>
        <text:p text:style-name="P204"><text:span text:style-name="T68">// </text:span><text:span text:style-name="T69">A COMPLETAR</text:span></text:p>
        <text:p text:style-name="P119"/>
        <text:p text:style-name="P194"/>
        <text:h text:style-name="P113" text:outline-level="1"><text:bookmark-start text:name="__RefHeading__38_1822457866"/><text:bookmark-start text:name="__RefHeading__48_676780344"/><text:bookmark-start text:name="__RefHeading__123_1961381582"/>Apéndices<text:bookmark-end text:name="__RefHeading__38_1822457866"/><text:bookmark-end text:name="__RefHeading__48_676780344"/><text:bookmark-end text:name="__RefHeading__123_1961381582"/></text:h>
        <text:p text:style-name="P20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urich XBlk BT" svg:font-family="'Zurich XBlk BT'" style:font-family-generic="roman" style:font-pitch="variable"/>
    <style:font-face style:name="Arial1"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Book Antiqua1" svg:font-family="'Book Antiqua'"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Zurich XBlk BT1" svg:font-family="'Zurich XBlk B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AR"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AR"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fo:font-family="Arial" style:font-family-generic="roman" style:font-pitch="variable" style:font-name-complex="Arial2" style:font-family-complex="Arial" style:font-family-generic-complex="system" style:font-pitch-complex="variable"/>
    </style:style>
    <style:style style:name="Heading" style:family="paragraph" style:parent-style-name="Standard" style:next-style-name="Text_20_body" style:default-outline-level="" style:class="text">
      <style:paragraph-properties fo:margin-top="0.423cm" fo:margin-bottom="0.106cm" style:contextual-spacing="false" fo:text-align="center" style:justify-single-word="false"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6pt" style:font-weight-asian="bold" style:font-name-complex="Mangal" style:font-family-complex="Mangal" style:font-family-generic-complex="system" style:font-pitch-complex="variable" style:font-size-complex="16pt" style:font-weight-complex="bold"/>
    </style:style>
    <style:style style:name="Text_20_body" style:display-name="Text body" style:family="paragraph" style:parent-style-name="_5f_Normal" style:default-outline-level="" style:class="text">
      <style:paragraph-properties fo:margin-left="1.27cm" fo:margin-right="0cm" fo:margin-top="0cm" fo:margin-bottom="0.21cm" style:contextual-spacing="false" fo:line-height="120%" fo:text-indent="0cm" style:auto-text-indent="false"/>
    </style:style>
    <style:style style:name="List" style:family="paragraph" style:parent-style-name="Standard"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ab-stops>
          <style:tab-stop style:position="0.635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ab-stops>
          <style:tab-stop style:position="2.328cm"/>
        </style:tab-stops>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ab-stops>
          <style:tab-stop style:position="3.385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fo:keep-with-next="always"/>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fo:font-size="11pt" style:font-size-asian="11pt" style:font-size-complex="11pt"/>
    </style:style>
    <style:style style:name="Lista_20_con_20_números_2a_" style:display-name="Lista con números*" style:family="paragraph" style:parent-style-name="Standard" style:default-outline-level="">
      <style:paragraph-properties>
        <style:tab-stops>
          <style:tab-stop style:position="0.635cm"/>
        </style:tab-stops>
      </style:paragraph-properties>
    </style:style>
    <style:style style:name="Encabezado_20_de_20_lista1" style:display-name="Encabezado de lista1" style:family="paragraph" style:parent-style-name="Standard" style:next-style-name="Standard" style:default-outline-level="">
      <style:paragraph-properties fo:margin-top="0.212cm" fo:margin-bottom="0cm" style:contextual-spacing="false"/>
      <style:text-properties fo:font-weight="bold" style:font-weight-asian="bold" style:font-weight-complex="bold"/>
    </style:style>
    <style:style style:name="Numbered_20_List" style:display-name="Numbere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a_20_con_20_viñetas_20_4_2a_" style:display-name="Lista con viñetas 4*" style:family="paragraph" style:parent-style-name="Standard" style:default-outline-level="">
      <style:paragraph-properties>
        <style:tab-stops>
          <style:tab-stop style:position="2.133cm"/>
        </style:tab-stops>
      </style:paragraph-properties>
    </style:style>
    <style:style style:name="Title" style:family="paragraph" style:parent-style-name="Heading" style:default-outline-level="" style:class="chapter">
      <style:paragraph-properties fo:text-align="start" style:justify-single-word="false"/>
      <style:text-properties fo:font-size="18pt" style:font-size-asian="18pt" style:font-size-complex="18pt"/>
    </style:style>
    <style:style style:name="Encabezado_20_de_20_nota_2a_" style:display-name="Encabezado de nota*" style:family="paragraph" style:parent-style-name="Standard" style:next-style-name="Standard" style:default-outline-level=""/>
    <style:style style:name="Texto_20_independiente_20_2_2a_" style:display-name="Texto independiente 2*" style:family="paragraph" style:parent-style-name="Standard" style:default-outline-level="">
      <style:paragraph-properties fo:line-height="150%" fo:text-align="justify" style:justify-single-word="false"/>
    </style:style>
    <style:style style:name="Contents_20_2" style:display-name="Contents 2" style:family="paragraph" style:parent-style-name="Standard" style:next-style-name="Standard" style:default-outline-level="" style:class="index">
      <style:paragraph-properties fo:margin-left="2.54cm" fo:margin-right="1.27cm" fo:margin-top="0.423cm" fo:margin-bottom="0cm" style:contextual-spacing="false" fo:text-indent="-0.76cm" style:auto-text-indent="false">
        <style:tab-stops>
          <style:tab-stop style:position="16.51cm" style:type="right"/>
        </style:tab-stops>
      </style:paragraph-properties>
      <style:text-properties fo:font-weight="bold" style:font-weight-asian="bold" style:font-weight-complex="bold"/>
    </style:style>
    <style:style style:name="WW-Índice_20_4" style:display-name="WW-Índice 4" style:family="paragraph" style:parent-style-name="Standard" style:next-style-name="Standard" style:default-outline-level=""/>
    <style:style style:name="Upper_20_Case_20_List" style:display-name="Upper Case List" style:family="paragraph" style:parent-style-name="Numbered_20_List" style:default-outline-level=""/>
    <style:style style:name="Firma_20_de_20_correo_20_electrónico_2a_" style:display-name="Firma de correo electrónico*" style:family="paragraph" style:parent-style-name="Standard" style:default-outline-level=""/>
    <style:style style:name="Text_20_Body_20_Indent" style:display-name="Text Body Indent" style:family="paragraph" style:parent-style-name="Standard" style:default-outline-level="">
      <style:paragraph-properties fo:margin-top="0cm" fo:margin-bottom="0.212cm" style:contextual-spacing="false"/>
    </style:style>
    <style:style style:name="Bullet" style:family="paragraph" style:default-outline-level="">
      <style:paragraph-properties fo:margin-left="1.27cm" fo:margin-right="0.635cm" fo:margin-top="0.21cm" fo:margin-bottom="0cm" style:contextual-spacing="false" fo:text-align="justify" style:justify-single-word="false" fo:text-indent="0cm" style:auto-text-indent="false">
        <style:tab-stops>
          <style:tab-stop style:position="0.635cm"/>
          <style:tab-stop style:position="1.27cm"/>
        </style:tab-stops>
      </style:paragraph-properties>
      <style:text-properties style:font-name="Book Antiqua" fo:font-family="'Book Antiqua'" style:font-family-generic="roman" style:font-pitch="variable" style:font-name-complex="Book Antiqua1" style:font-family-complex="'Book Antiqua'" style:font-family-generic-complex="system" style:font-pitch-complex="variable"/>
    </style:style>
    <style:style style:name="Lista_20_con_20_viñetas_20_5_2a_" style:display-name="Lista con viñetas 5*" style:family="paragraph" style:parent-style-name="Standard" style:default-outline-level="">
      <style:paragraph-properties>
        <style:tab-stops>
          <style:tab-stop style:position="2.63cm"/>
        </style:tab-stops>
      </style:paragraph-properties>
    </style:style>
    <style:style style:name="Bullet1" style:family="paragraph" style:default-outline-level="">
      <style:paragraph-properties fo:margin-left="1.27cm" fo:margin-right="0cm" fo:text-indent="-0.76cm" style:auto-text-indent="false"/>
    </style:style>
    <style:style style:name="Etiqueta" style:family="paragraph" style:parent-style-name="Standard" style:default-outline-level="">
      <style:paragraph-properties fo:margin-top="0.212cm" fo:margin-bottom="0.212cm" style:contextual-spacing="false"/>
      <style:text-properties fo:font-size="12pt" fo:font-style="italic" style:font-size-asian="12pt" style:font-style-asian="italic" style:font-size-complex="12pt" style:font-style-complex="italic"/>
    </style:style>
    <style:style style:name="Bullet2" style:family="paragraph" style:default-outline-level="">
      <style:paragraph-properties fo:margin-left="2.54cm" fo:margin-right="0cm" fo:text-indent="-0.635cm" style:auto-text-indent="false"/>
    </style:style>
    <style:style style:name="Texto_20_independiente_20_3_2a_" style:display-name="Texto independiente 3*" style:family="paragraph" style:parent-style-name="Standard" style:default-outline-level="">
      <style:paragraph-properties fo:margin-top="0cm" fo:margin-bottom="0.212cm" style:contextual-spacing="false"/>
      <style:text-properties fo:font-size="8pt" style:font-size-asian="8pt" style:font-size-complex="8pt"/>
    </style:style>
    <style:style style:name="Balloon_20_Text" style:display-name="Balloon Text" style:family="paragraph"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ower_20_Roman_20_List" style:display-name="Lower Roman List" style:family="paragraph" style:parent-style-name="Standard" style:default-outline-level="">
      <style:paragraph-properties fo:margin-left="1.27cm" fo:margin-right="0cm" fo:text-indent="-0.76cm" style:auto-text-indent="false"/>
      <style:text-properties fo:font-size="12pt" style:font-size-asian="12pt" style:font-size-complex="12pt"/>
    </style:style>
    <style:style style:name="Sangría_20_3_20_de_20_t._20_independiente_2a_" style:display-name="Sangría 3 de t. independiente*" style:family="paragraph" style:parent-style-name="Standard" style:default-outline-level="">
      <style:paragraph-properties fo:margin-top="0cm" fo:margin-bottom="0.21cm" style:contextual-spacing="false"/>
      <style:text-properties fo:font-size="8pt" style:font-size-asian="8pt" style:font-size-complex="8pt"/>
    </style:style>
    <style:style style:name="Lista_20_con_20_viñetas_20_5_2a_1" style:display-name="Lista con viñetas 5*1" style:family="paragraph" style:parent-style-name="Standard" style:default-outline-level="">
      <style:paragraph-properties>
        <style:tab-stops>
          <style:tab-stop style:position="2.63cm"/>
        </style:tab-stops>
      </style:paragraph-properties>
    </style:style>
    <style:style style:name="Quotations" style:family="paragraph" style:parent-style-name="Standard" style:default-outline-level="" style:class="html">
      <style:paragraph-properties fo:margin-top="0cm" fo:margin-bottom="0.494cm" style:contextual-spacing="false"/>
    </style:style>
    <style:style style:name="Texto_20_independiente_20_primera_20_sangría_2a_" style:display-name="Texto independiente primera sangría*" style:family="paragraph" style:default-outline-level="">
      <style:paragraph-properties fo:margin-top="0cm" fo:margin-bottom="0.21cm" style:contextual-spacing="false"/>
      <style:text-properties fo:font-size="12pt" style:font-size-asian="12pt" style:font-size-complex="12pt"/>
    </style:style>
    <style:style style:name="Fecha_2a_" style:display-name="Fecha*" style:family="paragraph" style:parent-style-name="Standard" style:next-style-name="Standard" style:default-outline-level=""/>
    <style:style style:name="Implies_20_List" style:display-name="Implies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Saludo_2a_" style:display-name="Saludo*" style:family="paragraph" style:parent-style-name="Standard" style:next-style-name="Standard" style:default-outline-level=""/>
    <style:style style:name="Table_20_Contents" style:display-name="Table Contents" style:family="paragraph" style:parent-style-name="Standard" style:default-outline-level="" style:class="extra"/>
    <style:style style:name="Lista_20_2_2a_" style:display-name="Lista 2*" style:family="paragraph" style:parent-style-name="Standard" style:default-outline-level=""/>
    <style:style style:name="Sangría_20_2_20_de_20_t._20_independiente_2a_" style:display-name="Sangría 2 de t. independiente*" style:family="paragraph" style:parent-style-name="Standard" style:default-outline-level="">
      <style:paragraph-properties fo:margin-top="0cm" fo:margin-bottom="0.21cm" style:contextual-spacing="false" fo:line-height="200%"/>
    </style:style>
    <style:style style:name="Continuar_20_lista_20_4_2a_" style:display-name="Continuar lista 4*" style:family="paragraph" style:parent-style-name="Standard" style:default-outline-level="">
      <style:paragraph-properties fo:margin-top="0cm" fo:margin-bottom="0.212cm" style:contextual-spacing="false"/>
    </style:style>
    <style:style style:name="caption" style:family="paragraph" style:parent-style-name="Standard" style:default-outline-level="">
      <style:paragraph-properties fo:margin-top="0.21cm" fo:margin-bottom="0.21cm" style:contextual-spacing="false"/>
      <style:text-properties fo:font-size="12pt" fo:font-style="italic" style:font-size-asian="12pt" style:font-style-asian="italic" style:font-size-complex="12pt" style:font-style-complex="italic"/>
    </style:style>
    <style:style style:name="Epígrafe1" style:family="paragraph" style:parent-style-name="Standard" style:next-style-name="Standard" style:default-outline-level="">
      <style:paragraph-properties fo:margin-top="0.212cm" fo:margin-bottom="0.212cm" style:contextual-spacing="false"/>
      <style:text-properties fo:font-weight="bold" style:font-weight-asian="bold" style:font-weight-complex="bold"/>
    </style:style>
    <style:style style:name="HTML_20_Address" style:display-name="HTML Address" style:family="paragraph" style:parent-style-name="Standard" style:default-outline-level="">
      <style:text-properties fo:font-style="italic" style:font-style-asian="italic" style:font-style-complex="italic"/>
    </style:style>
    <style:style style:name="Contents_20_1" style:display-name="Contents 1" style:family="paragraph" style:parent-style-name="_5f_Normal" style:next-style-name="Standard" style:default-outline-level="" style:class="index">
      <style:paragraph-properties fo:margin-left="1.27cm" fo:margin-right="1.27cm" fo:margin-top="0.423cm" fo:margin-bottom="0.106cm" style:contextual-spacing="false" fo:text-indent="-0.76cm" style:auto-text-indent="false">
        <style:tab-stops>
          <style:tab-stop style:position="16.51cm" style:type="right"/>
        </style:tab-stops>
      </style:paragraph-properties>
      <style:text-properties fo:font-weight="bold" style:font-weight-asian="bold" style:font-weight-complex="bold"/>
    </style:style>
    <style:style style:name="Contents_20_3" style:display-name="Contents 3" style:family="paragraph" style:parent-style-name="_5f_Normal" style:next-style-name="Standard" style:default-outline-level="" style:class="index">
      <style:paragraph-properties fo:margin-left="1.522cm" fo:margin-right="0cm" fo:text-indent="-0.76cm" style:auto-text-indent="false">
        <style:tab-stops>
          <style:tab-stop style:position="2.54cm"/>
          <style:tab-stop style:position="16.51cm" style:type="right"/>
        </style:tab-stops>
      </style:paragraph-properties>
    </style:style>
    <style:style style:name="Contents_20_5" style:display-name="Contents 5" style:family="paragraph" style:parent-style-name="_5f_Normal" style:next-style-name="Standard" style:default-outline-level="" style:class="index">
      <style:paragraph-properties fo:margin-left="1.411cm" fo:margin-right="0cm" fo:text-indent="0cm" style:auto-text-indent="false"/>
    </style:style>
    <style:style style:name="Contents_20_6" style:display-name="Contents 6" style:family="paragraph" style:parent-style-name="_5f_Normal" style:next-style-name="Standard" style:default-outline-level="" style:class="index">
      <style:paragraph-properties fo:margin-left="1.762cm" fo:margin-right="0cm" fo:text-indent="0cm" style:auto-text-indent="false"/>
    </style:style>
    <style:style style:name="Encabezado_20_de_20_mensaje_2a_" style:display-name="Encabezado de mensaje*" style:family="paragraph" style:parent-style-name="Standard" style:default-outline-level=""/>
    <style:style style:name="Contents_20_9" style:display-name="Contents 9" style:family="paragraph" style:parent-style-name="_5f_Normal" style:next-style-name="Standard" style:default-outline-level="" style:class="index">
      <style:paragraph-properties fo:margin-left="2.82cm" fo:margin-right="0cm" fo:text-indent="0cm" style:auto-text-indent="false"/>
    </style:style>
    <style:style style:name="_5f_Normal" style:display-name="_Normal" style:family="paragraph" style:parent-style-name="Standard" style:default-outline-level="">
      <style:text-properties fo:font-size="12pt" style:font-size-asian="12pt" style:font-size-complex="12pt"/>
    </style:style>
    <style:style style:name="InfoBlue" style:family="paragraph" style:parent-style-name="_5f_Normal" style:default-outline-level="">
      <style:paragraph-properties fo:margin-left="1.03cm" fo:margin-right="0cm" fo:margin-top="0.21cm" fo:margin-bottom="0.21cm" style:contextual-spacing="false" fo:text-align="justify" style:justify-single-word="false" fo:text-indent="0cm" style:auto-text-indent="false"/>
    </style:style>
    <style:style style:name="Lista_20_3_2a_" style:display-name="Lista 3*" style:family="paragraph" style:parent-style-name="Standard" style:default-outline-level=""/>
    <style:style style:name="Texto_20_con_20_sangría1" style:display-name="Texto con sangría1" style:family="paragraph" style:parent-style-name="Standard" style:next-style-name="Standard" style:default-outline-level=""/>
    <style:style style:name="Mapa_20_del_20_documento_2a_" style:display-name="Mapa del documento*"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WW-Índice_20_9" style:display-name="WW-Índice 9" style:family="paragraph" style:parent-style-name="Standard" style:next-style-name="Standard" style:default-outline-level=""/>
    <style:style style:name="Continuar_20_lista_20_3_2a_" style:display-name="Continuar lista 3*" style:family="paragraph" style:parent-style-name="Standard" style:default-outline-level="">
      <style:paragraph-properties fo:margin-top="0cm" fo:margin-bottom="0.212cm" style:contextual-spacing="false"/>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Tick_20_List" style:display-name="Tick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style style:name="Lista_20_4_2a_" style:display-name="Lista 4*" style:family="paragraph" style:parent-style-name="Standard" style:default-outline-level=""/>
    <style:style style:name="Body_20_Text_20_2" style:display-name="Body Text 2" style:family="paragraph" style:parent-style-name="_5f_Normal" style:default-outline-level=""/>
    <style:style style:name="Endnote" style:family="paragraph" style:parent-style-name="Standard" style:default-outline-level="" style:class="extra">
      <style:paragraph-properties fo:margin-left="0.508cm" fo:margin-right="0cm" fo:text-indent="-0.508cm" style:auto-text-indent="false"/>
    </style:style>
    <style:style style:name="Contents_20_8" style:display-name="Contents 8" style:family="paragraph" style:parent-style-name="Standard" style:next-style-name="Standard" style:default-outline-level="" style:class="index">
      <style:paragraph-properties fo:margin-left="2.468cm" fo:margin-right="0cm" fo:text-indent="0cm" style:auto-text-indent="false"/>
    </style:style>
    <style:style style:name="Texto_20_independiente_20_primera_20_sangría_20_2_2a_" style:display-name="Texto independiente primera sangría 2*" style:family="paragraph" style:parent-style-name="Text_20_Body_20_Indent" style:default-outline-level="">
      <style:paragraph-properties fo:margin-top="0cm" fo:margin-bottom="0.21cm" style:contextual-spacing="false"/>
    </style:style>
    <style:style style:name="Footnote" style:family="paragraph" style:parent-style-name="Standard" style:default-outline-level="" style:class="extra">
      <style:paragraph-properties fo:margin-left="0.508cm" fo:margin-right="0cm" fo:text-indent="-0.508cm" style:auto-text-indent="false"/>
    </style:style>
    <style:style style:name="Subtitle" style:family="paragraph" style:parent-style-name="Standard" style:default-outline-level="" style:class="chapter">
      <style:paragraph-properties fo:margin-top="0cm" fo:margin-bottom="0.106cm" style:contextual-spacing="false" fo:text-align="center" style:justify-single-word="false"/>
    </style:style>
    <style:style style:name="Block_20_Text" style:display-name="Block Text" style:family="paragraph" style:parent-style-name="Standard" style:default-outline-level="">
      <style:paragraph-properties fo:margin-left="2.54cm" fo:margin-right="2.54cm" fo:margin-top="0cm" fo:margin-bottom="0.212cm" style:contextual-spacing="false" fo:text-indent="0cm" style:auto-text-indent="false"/>
      <style:text-properties fo:font-size="12pt" style:font-size-asian="12pt" style:font-size-complex="12pt"/>
    </style:style>
    <style:style style:name="Tabletext" style:family="paragraph" style:parent-style-name="_5f_Normal" style:default-outline-level="">
      <style:paragraph-properties fo:margin-top="0cm" fo:margin-bottom="0.21cm" style:contextual-spacing="false"/>
    </style:style>
    <style:style style:name="WW-Índice_20_5" style:display-name="WW-Índice 5" style:family="paragraph" style:parent-style-name="Standard" style:next-style-name="Standard" style:default-outline-level=""/>
    <style:style style:name="WW-Índice_20_6" style:display-name="WW-Índice 6" style:family="paragraph" style:parent-style-name="Standard" style:next-style-name="Standard" style:default-outline-level=""/>
    <style:style style:name="_3f_ndicel_20_10" style:display-name="?ndicel 10" style:family="paragraph" style:default-outline-level="">
      <style:paragraph-properties>
        <style:tab-stops>
          <style:tab-stop style:position="12.504cm" style:type="right"/>
        </style:tab-stops>
      </style:paragraph-properties>
    </style:style>
    <style:style style:name="WW-Índice_20_8" style:display-name="WW-Índice 8" style:family="paragraph" style:parent-style-name="Standard" style:next-style-name="Standard" style:default-outline-level=""/>
    <style:style style:name="Endnote_20_Symbol" style:display-name="Endnote Symbol" style:family="paragraph" style:parent-style-name="Standard" style:default-outline-level="">
      <style:text-properties fo:font-size="12pt" style:font-size-asian="12pt" style:font-size-complex="12pt"/>
    </style:style>
    <style:style style:name="Sangría_20_2_20_de_20_t._20_independiente_2a_1" style:display-name="Sangría 2 de t. independiente*1" style:family="paragraph" style:parent-style-name="Standard" style:default-outline-level="">
      <style:paragraph-properties fo:margin-top="0cm" fo:margin-bottom="0.212cm" style:contextual-spacing="false" fo:line-height="200%"/>
    </style:style>
    <style:style style:name="Texto_20_sin_20_formato_2a_" style:display-name="Texto sin formato*"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Lista_20_5_2a_" style:display-name="Lista 5*" style:family="paragraph" style:parent-style-name="Standard" style:default-outline-level=""/>
    <style:style style:name="Continuar_20_lista_2a_" style:display-name="Continuar lista*" style:family="paragraph" style:parent-style-name="Standard" style:default-outline-level="">
      <style:paragraph-properties fo:margin-top="0cm" fo:margin-bottom="0.212cm" style:contextual-spacing="false"/>
    </style:style>
    <style:style style:name="Lista_20_con_20_números_20_2_2a_" style:display-name="Lista con números 2*" style:family="paragraph" style:parent-style-name="Standard" style:default-outline-level="">
      <style:paragraph-properties>
        <style:tab-stops>
          <style:tab-stop style:position="1.132cm"/>
        </style:tab-stops>
      </style:paragraph-properties>
    </style:style>
    <style:style style:name="Lista_20_con_20_números_2a_1" style:display-name="Lista con números*1" style:family="paragraph" style:parent-style-name="Standard" style:default-outline-level="">
      <style:paragraph-properties>
        <style:tab-stops>
          <style:tab-stop style:position="0.635cm"/>
        </style:tab-stops>
      </style:paragraph-properties>
    </style:style>
    <style:style style:name="Lista_20_con_20_viñetas_2a_" style:display-name="Lista con viñetas*" style:family="paragraph" style:parent-style-name="Standard" style:default-outline-level="">
      <style:paragraph-properties>
        <style:tab-stops>
          <style:tab-stop style:position="0.635cm"/>
        </style:tab-stops>
      </style:paragraph-properties>
    </style:style>
    <style:style style:name="Heart_20_List" style:display-name="Heart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abla_20_de_20_ilustraciones_2a_" style:display-name="Tabla de ilustraciones*" style:family="paragraph" style:parent-style-name="Standard" style:next-style-name="Standard" style:default-outline-level=""/>
    <style:style style:name="Hand_20_List" style:display-name="Han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hapter_20_Heading" style:display-name="Chapter Heading" style:family="paragraph" style:next-style-name="Standard" style:default-outline-level="">
      <style:paragraph-properties>
        <style:tab-stops>
          <style:tab-stop style:position="2.794cm"/>
        </style:tab-stops>
      </style:paragraph-properties>
    </style:style>
    <style:style style:name="Sangría_20_normal_2a_" style:display-name="Sangría normal*" style:family="paragraph" style:parent-style-name="Standard" style:default-outline-level=""/>
    <style:style style:name="Arrowhead_20_List" style:display-name="Arrowhea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Square_20_List" style:display-name="Square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Star_20_List" style:display-name="Star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WW-Índice_20_7" style:display-name="WW-Índice 7" style:family="paragraph" style:parent-style-name="Standard" style:next-style-name="Standard" style:default-outline-level=""/>
    <style:style style:name="Text_20_Body" style:display-name="Text Body" style:family="paragraph" style:parent-style-name="Standard" style:default-outline-level="">
      <style:text-properties fo:font-size="8pt" style:font-size-asian="8pt" style:font-size-complex="8pt"/>
    </style:style>
    <style:style style:name="Texto_20_independiente_20_primera_20_sangría_20_2_2a_1" style:display-name="Texto independiente primera sangría 2*1" style:family="paragraph" style:parent-style-name="Text_20_Body_20_Indent" style:default-outline-level=""/>
    <style:style style:name="Contents_20_Header" style:display-name="Contents Header" style:family="paragraph" style:parent-style-name="Standard" style:next-style-name="Standard" style:default-outline-level="">
      <style:paragraph-properties fo:margin-top="0.423cm" fo:margin-bottom="0.212cm" style: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font-size-complex="16pt" style:font-weight-complex="bold"/>
    </style:style>
    <style:style style:name="Lista_20_con_20_números_20_3_2a_" style:display-name="Lista con números 3*" style:family="paragraph" style:parent-style-name="Standard" style:default-outline-level="">
      <style:paragraph-properties>
        <style:tab-stops>
          <style:tab-stop style:position="1.633cm"/>
        </style:tab-stops>
      </style:paragraph-properties>
    </style:style>
    <style:style style:name="Bullet_20_List" style:display-name="Bullet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ontinuar_20_lista_20_2_2a_" style:display-name="Continuar lista 2*" style:family="paragraph" style:parent-style-name="Standard" style:default-outline-level="">
      <style:paragraph-properties fo:margin-top="0cm" fo:margin-bottom="0.212cm" style:contextual-spacing="false"/>
    </style:style>
    <style:style style:name="Texto_20_independiente_20_primera_20_sangría_2a_1" style:display-name="Texto independiente primera sangría*1" style:family="paragraph" style:parent-style-name="Text_20_Body" style:default-outline-level="">
      <style:paragraph-properties fo:margin-top="0cm" fo:margin-bottom="0.212cm" style:contextual-spacing="false"/>
      <style:text-properties fo:font-size="12pt" style:font-size-asian="12pt" style:font-size-complex="12pt"/>
    </style:style>
    <style:style style:name="Texto_20_comentario_2a_" style:display-name="Texto comentario*" style:family="paragraph" style:parent-style-name="Standard" style:default-outline-level=""/>
    <style:style style:name="Main_20_Title" style:display-name="Main Title" style:family="paragraph" style:parent-style-name="_5f_Normal" style:default-outline-level="">
      <style:paragraph-properties fo:margin-top="0.845cm" fo:margin-bottom="0.106cm" style:contextual-spacing="false"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Standard" style:default-outline-level="" style:class="index">
      <style:text-properties fo:font-weight="bold" style:font-weight-asian="bold" style:font-weight-complex="bold"/>
    </style:style>
    <style:style style:name="Estilo_20_Portada_20__2b__20_Arial_20_Negrita_20_Color_20_personalizado_28_RGB_28_36" style:display-name="Estilo Portada + Arial Negrita Color personalizado(RGB(36" style:family="paragraph" style:default-outline-level="">
      <style:text-properties fo:color="#808080" style:font-name="Arial" fo:font-family="Arial" style:font-family-generic="roman" style:font-pitch="variable" fo:font-weight="bold" style:font-weight-asian="bold" style:font-name-complex="Arial2" style:font-family-complex="Arial" style:font-family-generic-complex="system" style:font-pitch-complex="variable" style:font-weight-complex="bold"/>
    </style:style>
    <style:style style:name="Lista_20_con_20_viñetas_2a_1" style:display-name="Lista con viñetas*1" style:family="paragraph" style:parent-style-name="Standard" style:default-outline-level="">
      <style:paragraph-properties>
        <style:tab-stops>
          <style:tab-stop style:position="0.635cm"/>
        </style:tab-stops>
      </style:paragraph-properties>
    </style:style>
    <style:style style:name="Encabezado_2a_" style:display-name="Encabezado*" style:family="paragraph" style:parent-style-name="Standard" style:default-outline-level="">
      <style:paragraph-properties fo:margin-top="0.423cm" fo:margin-bottom="0.212cm" style:contextual-spacing="false" fo:keep-with-next="always"/>
      <style:text-properties style:font-name="Liberation Sans1" fo:font-family="'Liberation Sans'" style:font-family-generic="roman" style:font-pitch="variable" fo:font-size="14pt" style:font-size-asian="14pt" style:font-name-complex="Liberation Sans2" style:font-family-complex="'Liberation Sans'" style:font-family-generic-complex="system" style:font-pitch-complex="variable" style:font-size-complex="14pt"/>
    </style:style>
    <style:style style:name="Addressee" style:family="paragraph" style:parent-style-name="Standard" style:default-outline-level="" style:class="extra"/>
    <style:style style:name="Cierre_2a_" style:display-name="Cierre*" style:family="paragraph" style:parent-style-name="Standard" style:default-outline-level=""/>
    <style:style style:name="Lista_20_con_20_viñetas_20_2_2a_" style:display-name="Lista con viñetas 2*" style:family="paragraph" style:parent-style-name="Standard" style:default-outline-level="">
      <style:paragraph-properties>
        <style:tab-stops>
          <style:tab-stop style:position="1.131cm"/>
        </style:tab-stops>
      </style:paragraph-properties>
    </style:style>
    <style:style style:name="Footer" style:family="paragraph" style:parent-style-name="_5f_Normal" style:default-outline-level="" style:class="extra">
      <style:paragraph-properties>
        <style:tab-stops>
          <style:tab-stop style:position="7.62cm" style:type="center"/>
          <style:tab-stop style:position="15.24cm" style:type="right"/>
        </style:tab-stops>
      </style:paragraph-properties>
    </style:style>
    <style:style style:name="Lista_20_con_20_números_20_2_2a_1" style:display-name="Lista con números 2*1" style:family="paragraph" style:parent-style-name="Standard" style:default-outline-level="">
      <style:paragraph-properties>
        <style:tab-stops>
          <style:tab-stop style:position="1.131cm"/>
        </style:tab-stops>
      </style:paragraph-properties>
    </style:style>
    <style:style style:name="Lista_20_con_20_números_20_4_2a_" style:display-name="Lista con números 4*" style:family="paragraph" style:parent-style-name="Standard" style:default-outline-level="">
      <style:paragraph-properties>
        <style:tab-stops>
          <style:tab-stop style:position="2.133cm"/>
        </style:tab-stops>
      </style:paragraph-properties>
    </style:style>
    <style:style style:name="Sangría_20_normal_2a_1" style:display-name="Sangría normal*1" style:family="paragraph" style:parent-style-name="Standard" style:default-outline-level=""/>
    <style:style style:name="Texto_20_macro_2a_" style:display-name="Texto macro*" style:family="paragraph" style:default-outline-level="">
      <style:paragraph-properties fo:text-align="start" style:justify-single-word="false" fo:orphans="0" fo:widows="0" style:writing-mode="lr-tb">
        <style:tab-stops>
          <style:tab-stop style:position="0.845cm"/>
          <style:tab-stop style:position="1.693cm"/>
          <style:tab-stop style:position="2.54cm"/>
          <style:tab-stop style:position="3.385cm"/>
          <style:tab-stop style:position="4.233cm"/>
          <style:tab-stop style:position="5.08cm"/>
          <style:tab-stop style:position="5.925cm"/>
          <style:tab-stop style:position="6.773cm"/>
          <style:tab-stop style:position="7.62cm"/>
        </style:tab-stops>
      </style:paragraph-properties>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Epígrafe11" style:family="paragraph" style:parent-style-name="Standard" style:next-style-name="Standard" style:default-outline-level="">
      <style:paragraph-properties fo:margin-top="0.21cm" fo:margin-bottom="0.21cm" style:contextual-spacing="false"/>
      <style:text-properties fo:font-weight="bold" style:font-weight-asian="bold" style:font-weight-complex="bold"/>
    </style:style>
    <style:style style:name="Box_20_List" style:display-name="Box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Firma_20_de_20_correo_20_electrónico_2a_1" style:display-name="Firma de correo electrónico*1" style:family="paragraph" style:parent-style-name="Standard" style:default-outline-level=""/>
    <style:style style:name="guiazul" style:family="paragraph" style:default-outline-level="">
      <style:text-properties fo:color="#0000ff" fo:font-style="italic" style:font-style-asian="italic" style:font-style-complex="italic"/>
    </style:style>
    <style:style style:name="Numbered_20_Heading_20_1" style:display-name="Numbered Heading 1" style:family="paragraph" style:parent-style-name="Heading_20_1" style:next-style-name="Standard" style:default-outline-level="">
      <style:paragraph-properties fo:margin-top="0cm" fo:margin-bottom="0cm" style:contextual-spacing="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paragraph-properties fo:margin-top="0cm" fo:margin-bottom="0cm" style:contextual-spacing="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paragraph-properties fo:margin-top="0cm" fo:margin-bottom="0cm" style:contextual-spacing="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WW-Índice_20_41" style:display-name="WW-Índice 41"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2pt" style:font-size-asian="12pt" style:font-name-complex="Courier New2" style:font-family-complex="'Courier New'" style:font-family-generic-complex="system" style:font-pitch-complex="variable" style:font-size-complex="12pt"/>
    </style:style>
    <style:style style:name="Contents_20_7" style:display-name="Contents 7" style:family="paragraph" style:parent-style-name="_5f_Normal" style:next-style-name="Standard" style:default-outline-level="" style:class="index">
      <style:paragraph-properties fo:margin-left="2.115cm" fo:margin-right="0cm"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4.998cm" style:type="center"/>
        </style:tab-stops>
      </style:paragraph-properties>
    </style:style>
    <style:style style:name="Upper_20_Roman_20_List" style:display-name="Upper Roman List" style:family="paragraph" style:parent-style-name="Numbered_20_List" style:default-outline-level=""/>
    <style:style style:name="Contents_20_4" style:display-name="Contents 4" style:family="paragraph" style:parent-style-name="Standard" style:next-style-name="Standard" style:default-outline-level="" style:class="index">
      <style:paragraph-properties fo:margin-left="5.08cm" fo:margin-right="0cm" fo:text-indent="-0.76cm" style:auto-text-indent="false"/>
    </style:style>
    <style:style style:name="Lista_20_con_20_números_20_3_2a_1" style:display-name="Lista con números 3*1" style:family="paragraph" style:parent-style-name="Standard" style:default-outline-level="">
      <style:paragraph-properties>
        <style:tab-stops>
          <style:tab-stop style:position="1.633cm"/>
        </style:tab-stops>
      </style:paragraph-properties>
    </style:style>
    <style:style style:name="Lista_20_con_20_números_20_5_2a_" style:display-name="Lista con números 5*" style:family="paragraph" style:parent-style-name="Standard" style:default-outline-level="">
      <style:paragraph-properties>
        <style:tab-stops>
          <style:tab-stop style:position="2.63cm"/>
        </style:tab-stops>
      </style:paragraph-properties>
    </style:style>
    <style:style style:name="Estilo_20_Portada_20__2b__20_Arial_20_15_20_pt_20_Negrita_20_Color_20_personalizado_28_RGB_28_36" style:display-name="Estilo Portada + Arial 15 pt Negrita Color personalizado(RGB(36" style:family="paragraph" style:default-outline-level="">
      <style:text-properties fo:color="#808080" style:font-name="Arial" fo:font-family="Arial" style:font-family-generic="roman" style:font-pitch="variable" fo:font-size="15pt" fo:font-weight="bold" style:font-size-asian="15pt" style:font-weight-asian="bold" style:font-name-complex="Arial2" style:font-family-complex="Arial" style:font-family-generic-complex="system" style:font-pitch-complex="variable" style:font-size-complex="15pt" style:font-weight-complex="bold"/>
    </style:style>
    <style:style style:name="Sangría_20_3_20_de_20_t._20_independiente_2a_1" style:display-name="Sangría 3 de t. independiente*1" style:family="paragraph" style:parent-style-name="Standard" style:default-outline-level="">
      <style:paragraph-properties fo:margin-top="0cm" fo:margin-bottom="0.212cm" style:contextual-spacing="false"/>
      <style:text-properties fo:font-size="8pt" style:font-size-asian="8pt" style:font-size-complex="8pt"/>
    </style:style>
    <style:style style:name="Signature" style:family="paragraph" style:parent-style-name="Standard" style:default-outline-level="" style:class="text"/>
    <style:style style:name="Titulo_20_1_20_sin_20_numeracion" style:display-name="Titulo 1 sin numeracion" style:family="paragraph" style:parent-style-name="Heading_20_1" style:next-style-name="Standard" style:default-outline-level="">
      <style:paragraph-properties>
        <style:tab-stops/>
      </style:paragraph-properties>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WW-Índice_20_51" style:display-name="WW-Índice 51" style:family="paragraph" style:parent-style-name="Standard" style:next-style-name="Standard" style:default-outline-level=""/>
    <style:style style:name="Section_20_Heading" style:display-name="Section Heading" style:family="paragraph" style:parent-style-name="Numbered_20_Heading_20_1" style:next-style-name="Standard" style:default-outline-level="">
      <style:paragraph-properties>
        <style:tab-stops>
          <style:tab-stop style:position="2.794cm"/>
        </style:tab-stops>
      </style:paragraph-properties>
    </style:style>
    <style:style style:name="Lower_20_Case_20_List" style:display-name="Lower Case List" style:family="paragraph" style:parent-style-name="Numbered_20_List" style:default-outline-level=""/>
    <style:style style:name="WW-Índice_20_81" style:display-name="WW-Índice 81" style:family="paragraph" style:parent-style-name="Standard" style:next-style-name="Standard" style:default-outline-level=""/>
    <style:style style:name="Lista_20_con_20_números_20_4_2a_1" style:display-name="Lista con números 4*1" style:family="paragraph" style:parent-style-name="Standard" style:default-outline-level="">
      <style:paragraph-properties>
        <style:tab-stops>
          <style:tab-stop style:position="2.131cm"/>
        </style:tab-stops>
      </style:paragraph-properties>
    </style:style>
    <style:style style:name="_3f_ndice" style:display-name="?ndice" style:family="paragraph" style:parent-style-name="Standard" style:default-outline-level=""/>
    <style:style style:name="Contents_20_10" style:display-name="Contents 10" style:family="paragraph" style:parent-style-name="Index" style:default-outline-level="" style:class="index">
      <style:paragraph-properties>
        <style:tab-stops>
          <style:tab-stop style:position="12.506cm" style:type="right"/>
        </style:tab-stops>
      </style:paragraph-properties>
    </style:style>
    <style:style style:name="Continuar_20_lista_20_5_2a_" style:display-name="Continuar lista 5*" style:family="paragraph" style:parent-style-name="Standard" style:default-outline-level="">
      <style:paragraph-properties fo:margin-top="0cm" fo:margin-bottom="0.212cm" style:contextual-spacing="false"/>
    </style:style>
    <style:style style:name="Dashed_20_List" style:display-name="Dashe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exto_20_de_20_bloque_2a_" style:display-name="Texto de bloque*" style:family="paragraph" style:parent-style-name="Standard" style:default-outline-level="">
      <style:paragraph-properties fo:margin-top="0cm" fo:margin-bottom="0.212cm" style:contextual-spacing="false"/>
    </style:style>
    <style:style style:name="Texto_20_con_20_sangría11" style:display-name="Texto con sangría11" style:family="paragraph" style:parent-style-name="Standard" style:next-style-name="Standard" style:default-outline-level=""/>
    <style:style style:name="Diamond_20_List" style:display-name="Diamon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a_20_con_20_viñetas_20_2_2a_1" style:display-name="Lista con viñetas 2*1" style:family="paragraph" style:parent-style-name="Standard" style:default-outline-level="">
      <style:paragraph-properties>
        <style:tab-stops>
          <style:tab-stop style:position="1.132cm"/>
        </style:tab-stops>
      </style:paragraph-properties>
    </style:style>
    <style:style style:name="Sender" style:family="paragraph" style:parent-style-name="Standard" style:default-outline-level="" style:class="extra"/>
    <style:style style:name="Document_20_Map" style:display-name="Document Map" style:family="paragraph" style:parent-style-name="_5f_Normal"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Lista_20_con_20_viñetas_20_3_2a_" style:display-name="Lista con viñetas 3*" style:family="paragraph" style:parent-style-name="Standard" style:default-outline-level="">
      <style:paragraph-properties>
        <style:tab-stops>
          <style:tab-stop style:position="1.633cm"/>
        </style:tab-stops>
      </style:paragraph-properties>
    </style:style>
    <style:style style:name="Normal_20_Indent" style:display-name="Normal Indent" style:family="paragraph" style:parent-style-name="_5f_Normal" style:default-outline-level="">
      <style:paragraph-properties fo:margin-left="1.588cm" fo:margin-right="0cm" fo:text-indent="-1.588cm" style:auto-text-indent="false"/>
    </style:style>
    <style:style style:name="Lista_20_con_20_números_20_5_2a_1" style:display-name="Lista con números 5*1" style:family="paragraph" style:parent-style-name="Standard" style:default-outline-level="">
      <style:paragraph-properties>
        <style:tab-stops>
          <style:tab-stop style:position="2.63cm"/>
        </style:tab-stops>
      </style:paragraph-properties>
    </style:style>
    <style:style style:name="Lista_20_con_20_viñetas_20_3_2a_1" style:display-name="Lista con viñetas 3*1" style:family="paragraph" style:parent-style-name="Standard" style:default-outline-level="">
      <style:paragraph-properties>
        <style:tab-stops>
          <style:tab-stop style:position="1.633cm"/>
        </style:tab-stops>
      </style:paragraph-properties>
    </style:style>
    <style:style style:name="Normal_20_indentado_20_4" style:display-name="Normal indentado 4" style:family="paragraph" style:parent-style-name="Standard" style:default-outline-level=""/>
    <style:style style:name="Índicel_20_10" style:display-name="Índicel 10" style:family="paragraph" style:parent-style-name="Index" style:default-outline-level="">
      <style:paragraph-properties>
        <style:tab-stops>
          <style:tab-stop style:position="12.506cm" style:type="right"/>
        </style:tab-stops>
      </style:paragraph-properties>
    </style:style>
    <style:style style:name="Triangle_20_List" style:display-name="Triangle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WW-Índice_20_61" style:display-name="WW-Índice 61" style:family="paragraph" style:parent-style-name="Standard" style:next-style-name="Standard" style:default-outline-level=""/>
    <style:style style:name="WW-Índice_20_71" style:display-name="WW-Índice 71" style:family="paragraph" style:parent-style-name="Standard" style:next-style-name="Standard" style:default-outline-level=""/>
    <style:style style:name="Normal_20_indentado_20_5" style:display-name="Normal indentado 5" style:family="paragraph" style:parent-style-name="Normal_20_indentado_20_4" style:default-outline-level=""/>
    <style:style style:name="WW-Índice_20_91" style:display-name="WW-Índice 91" style:family="paragraph" style:parent-style-name="Standard" style:next-style-name="Standard" style:default-outline-level=""/>
    <style:style style:name="Index_20_1" style:display-name="Index 1" style:family="paragraph" style:parent-style-name="Standard" style:next-style-name="Standard" style:default-outline-level="" style:class="index"/>
    <style:style style:name="Index_20_2" style:display-name="Index 2" style:family="paragraph" style:parent-style-name="Standard" style:next-style-name="Standard" style:default-outline-level="" style:class="index"/>
    <style:style style:name="Index_20_3" style:display-name="Index 3" style:family="paragraph" style:parent-style-name="Standard" style:next-style-name="Standard" style:default-outline-level="" style:class="index"/>
    <style:style style:name="footnote_20_text" style:display-name="footnote text" style:family="paragraph" style:parent-style-name="_5f_Normal" style:default-outline-level="">
      <style:paragraph-properties fo:margin-left="0.635cm" fo:margin-right="0cm" fo:margin-top="0.071cm" fo:margin-bottom="0.071cm" style:contextual-spacing="false" fo:text-indent="-0.635cm" style:auto-text-indent="false"/>
      <style:text-properties style:font-name="Helvetica" fo:font-family="Helvetica" style:font-family-generic="roman" style:font-pitch="variable" fo:font-size="8pt" style:font-size-asian="8pt" style:font-name-complex="Helvetica1" style:font-family-complex="Helvetica" style:font-family-generic-complex="system" style:font-pitch-complex="variable" style:font-size-complex="8pt"/>
    </style:style>
    <style:style style:name="Normal_20_indentado_20_2" style:display-name="Normal indentado 2" style:family="paragraph" style:parent-style-name="Standard" style:default-outline-level=""/>
    <style:style style:name="Text_20_body_20_indent" style:display-name="Text body indent" style:family="paragraph" style:parent-style-name="_5f_Normal" style:default-outline-level="" style:class="text">
      <style:paragraph-properties fo:margin-left="1.27cm" fo:margin-right="0cm" fo:text-indent="0cm" style:auto-text-indent="false"/>
    </style:style>
    <style:style style:name="Portada" style:family="paragraph" style:parent-style-name="Standard" style:default-outline-level="">
      <style:text-properties style:font-name="Zurich XBlk BT" fo:font-family="'Zurich XBlk BT'" style:font-family-generic="roman" style:font-pitch="variable" fo:font-size="11pt" style:font-size-asian="11pt" style:font-name-complex="Zurich XBlk BT1" style:font-family-complex="'Zurich XBlk BT'" style:font-family-generic-complex="system" style:font-pitch-complex="variable" style:font-size-complex="11pt"/>
    </style:style>
    <style:style style:name="Párrafo_20_de_20_lista1" style:display-name="Párrafo de lista1" style:family="paragraph" style:parent-style-name="_5f_Normal" style:default-outline-level="">
      <style:paragraph-properties fo:margin-left="1.27cm" fo:margin-right="0cm" fo:text-indent="0cm" style:auto-text-indent="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Normal_20__28_Web_29_" style:display-name="Normal (Web)" style:family="paragraph" style:parent-style-name="Standard" style:default-outline-level=""/>
    <style:style style:name="Paragraph2" style:family="paragraph" style:parent-style-name="_5f_Normal" style:default-outline-level="">
      <style:paragraph-properties fo:margin-left="1.27cm" fo:margin-right="0cm" fo:margin-top="0.141cm" fo:margin-bottom="0cm" style:contextual-spacing="false" fo:text-align="justify" style:justify-single-word="false" fo:text-indent="0cm" style:auto-text-indent="false"/>
    </style:style>
    <style:style style:name="Normal_20_indentado_20_1" style:display-name="Normal indentado 1" style:family="paragraph" style:parent-style-name="Standard" style:default-outline-level=""/>
    <style:style style:name="Body" style:family="paragraph" style:parent-style-name="_5f_Normal" style:default-outline-level="">
      <style:paragraph-properties fo:margin-top="0.21cm" fo:margin-bottom="0cm" style:contextual-spacing="false" fo:text-align="justify" style:justify-single-word="false"/>
      <style:text-properties style:font-name="Book Antiqua" fo:font-family="'Book Antiqua'" style:font-family-generic="roman" style:font-pitch="variable" style:font-name-complex="Book Antiqua1" style:font-family-complex="'Book Antiqua'" style:font-family-generic-complex="system" style:font-pitch-complex="variable"/>
    </style:style>
    <style:style style:name="Normal_20_indentado_20_3" style:display-name="Normal indentado 3" style:family="paragraph" style:parent-style-name="Standard" style:default-outline-level=""/>
    <style:style style:name="Paragraph1" style:family="paragraph" style:parent-style-name="_5f_Normal" style:default-outline-level="">
      <style:paragraph-properties fo:margin-top="0.141cm" fo:margin-bottom="0cm" style:contextual-spacing="false" fo:text-align="justify" style:justify-single-word="false"/>
    </style:style>
    <style:style style:name="Lista_20_con_20_viñetas_20_4_2a_1" style:display-name="Lista con viñetas 4*1" style:family="paragraph" style:parent-style-name="Standard" style:default-outline-level="">
      <style:paragraph-properties>
        <style:tab-stops>
          <style:tab-stop style:position="2.131cm"/>
        </style:tab-stops>
      </style:paragraph-properties>
    </style:style>
    <style:style style:name="Paragraph3" style:family="paragraph" style:parent-style-name="_5f_Normal" style:default-outline-level="">
      <style:paragraph-properties fo:margin-left="2.699cm" fo:margin-right="0cm" fo:margin-top="0.141cm" fo:margin-bottom="0cm" style:contextual-spacing="false" fo:text-align="justify" style:justify-single-word="false" fo:text-indent="0cm" style:auto-text-indent="false"/>
    </style:style>
    <style:style style:name="Paragraph4" style:family="paragraph" style:parent-style-name="_5f_Normal" style:default-outline-level="">
      <style:paragraph-properties fo:margin-left="3.969cm" fo:margin-right="0cm" fo:margin-top="0.141cm" fo:margin-bottom="0cm" style:contextual-spacing="false" fo:text-align="justify" style:justify-single-word="false" fo:text-indent="0cm" style:auto-text-indent="false"/>
    </style:style>
    <style:style style:name="Comment" style:family="paragraph" style:parent-style-name="Standard" style:default-outline-level="">
      <style:paragraph-properties fo:margin-top="0cm" fo:margin-bottom="0.212cm" style:contextual-spacing="false" fo:line-height="100%" style:punctuation-wrap="hanging" style:vertical-align="baseline"/>
      <style:text-properties fo:color="#00008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Título_20_Car" style:display-name="Título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Endnote_20_anchor" style:display-name="Endnote anchor" style:family="text">
      <style:text-properties style:text-position="super 58%" fo:font-size="10pt" style:font-size-asian="10pt" style:font-size-complex="10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Dirección_20_HTML_20_Car" style:display-name="Dirección HTML Car" style:family="text" style:parent-style-name="Default_20_Paragraph_20_Font">
      <style:text-properties fo:font-style="italic" style:font-style-asian="italic" style:font-style-complex="italic"/>
    </style:style>
    <style:style style:name="FollowedHyperlink"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Footnote_20_anchor" style:display-name="Footnote anchor" style:family="text">
      <style:text-properties style:text-position="super 58%" fo:font-size="10pt" style:font-size-asian="10pt" style:font-size-complex="10pt"/>
    </style:style>
    <style:style style:name="Texto_20_independiente_20_2_20_Car" style:display-name="Texto independiente 2 Car" style:family="text" style:parent-style-name="Default_20_Paragraph_20_Font"/>
    <style:style style:name="Título_20_5_20_Car" style:display-name="Título 5 C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Título_20_8_20_Car" style:display-name="Título 8 Car" style:family="text" style:parent-style-name="Default_20_Paragraph_20_Font">
      <style:text-properties fo:font-size="12pt" fo:font-style="italic" style:font-size-asian="12pt" style:font-style-asian="italic" style:font-size-complex="12pt" style:font-style-complex="italic"/>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ncabezado_20_Car" style:display-name="Encabezado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Título_20_4_20_Car" style:display-name="Título 4 Car" style:family="text" style:parent-style-name="Default_20_Paragraph_20_Font">
      <style:text-properties fo:font-size="14pt" fo:font-weight="bold" style:font-size-asian="14pt" style:font-weight-asian="bold" style:font-size-complex="14pt" style:font-weight-complex="bold"/>
    </style:style>
    <style:style style:name="Firma_20_Car" style:display-name="Firma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Título_20_6_20_Car" style:display-name="Título 6 Car" style:family="text" style:parent-style-name="Default_20_Paragraph_20_Font">
      <style:text-properties fo:font-weight="bold" style:font-weight-asian="bold" style:font-weight-complex="bold"/>
    </style:style>
    <style:style style:name="Título_20_7_20_Car" style:display-name="Título 7 C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80"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9_20_Car" style:display-name="Título 9 Car" style:family="text" style:parent-style-name="Default_20_Paragraph_20_Font">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reference" style:display-name="footnote reference" style:family="text" style:parent-style-name="Default_20_Paragraph_20_Font">
      <style:text-properties style:text-position="super 58%" fo:font-size="10pt" style:font-size-asian="10pt" style:font-size-complex="10pt"/>
    </style:style>
    <style:style style:name="Texto_20_nota_20_pie_20_Car" style:display-name="Texto nota pie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color="#00000a"/>
    </style:style>
    <style:style style:name="ListLabel_20_3" style:display-name="ListLabel 3" style:family="text">
      <style:text-properties style:font-name-complex="Courier New2" style:font-family-complex="'Courier New'" style:font-family-generic-complex="system" style:font-pitch-complex="variable"/>
    </style:style>
    <style:style style:name="apple-style-spa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5.589cm" fo:margin-left="-0.009cm" fo:margin-top="0cm" fo:margin-bottom="0cm" table:align="left" style:writing-mode="lr-tb"/>
    </style:style>
    <style:style style:name="Tabla5.A" style:family="table-column">
      <style:table-column-properties style:column-width="5.237cm"/>
    </style:style>
    <style:style style:name="Tabla5.B" style:family="table-column">
      <style:table-column-properties style:column-width="5.173cm"/>
    </style:style>
    <style:style style:name="Tabla5.C" style:family="table-column">
      <style:table-column-properties style:column-width="5.179cm"/>
    </style:style>
    <style:style style:name="Tabla5.1" style:family="table-row">
      <style:table-row-properties fo:keep-together="auto"/>
    </style:style>
    <style:style style:name="Tabla5.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6" style:family="table">
      <style:table-properties style:width="15.589cm" fo:margin-left="-0.009cm" fo:margin-top="0cm" fo:margin-bottom="0cm" table:align="left" style:writing-mode="lr-tb"/>
    </style:style>
    <style:style style:name="Tabla6.A" style:family="table-column">
      <style:table-column-properties style:column-width="5.237cm"/>
    </style:style>
    <style:style style:name="Tabla6.B" style:family="table-column">
      <style:table-column-properties style:column-width="5.173cm"/>
    </style:style>
    <style:style style:name="Tabla6.C" style:family="table-column">
      <style:table-column-properties style:column-width="5.179cm"/>
    </style:style>
    <style:style style:name="Tabla6.1" style:family="table-row">
      <style:table-row-properties fo:keep-together="auto"/>
    </style:style>
    <style:style style:name="Tabla6.A1" style:family="table-cell">
      <style:table-cell-properties fo:background-color="#ffffff" fo:padding-left="0.072cm" fo:padding-right="0.064cm" fo:padding-top="0cm" fo:padding-bottom="0cm" fo:border-left="0.25pt solid #000001" fo:border-right="0.25pt solid #000001" fo:border-top="0.5pt solid #000001" fo:border-bottom="0.25pt solid #000001">
        <style:background-image/>
      </style:table-cell-properties>
    </style:style>
    <style:style style:name="Tabla7" style:family="table">
      <style:table-properties style:width="17.575cm" fo:margin-left="-0.009cm" fo:margin-top="0cm" fo:margin-bottom="0cm" table:align="left" style:writing-mode="lr-tb"/>
    </style:style>
    <style:style style:name="Tabla7.A" style:family="table-column">
      <style:table-column-properties style:column-width="5.898cm"/>
    </style:style>
    <style:style style:name="Tabla7.B" style:family="table-column">
      <style:table-column-properties style:column-width="5.837cm"/>
    </style:style>
    <style:style style:name="Tabla7.C" style:family="table-column">
      <style:table-column-properties style:column-width="5.84cm"/>
    </style:style>
    <style:style style:name="Tabla7.1" style:family="table-row">
      <style:table-row-properties fo:keep-together="auto"/>
    </style:style>
    <style:style style:name="Tabla7.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9" style:family="table">
      <style:table-properties style:width="16.508cm" fo:margin-left="-0.009cm" fo:margin-top="0cm" fo:margin-bottom="0cm" table:align="left" style:writing-mode="lr-tb"/>
    </style:style>
    <style:style style:name="Tabla9.A" style:family="table-column">
      <style:table-column-properties style:column-width="5.542cm"/>
    </style:style>
    <style:style style:name="Tabla9.B" style:family="table-column">
      <style:table-column-properties style:column-width="5.48cm"/>
    </style:style>
    <style:style style:name="Tabla9.C" style:family="table-column">
      <style:table-column-properties style:column-width="5.486cm"/>
    </style:style>
    <style:style style:name="Tabla9.1" style:family="table-row">
      <style:table-row-properties fo:keep-together="auto"/>
    </style:style>
    <style:style style:name="Tabla9.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19" style:family="table">
      <style:table-properties style:width="17.575cm" fo:margin-left="-0.009cm" fo:margin-top="0cm" fo:margin-bottom="0cm" table:align="left" style:writing-mode="lr-tb"/>
    </style:style>
    <style:style style:name="Tabla19.A" style:family="table-column">
      <style:table-column-properties style:column-width="5.898cm"/>
    </style:style>
    <style:style style:name="Tabla19.B" style:family="table-column">
      <style:table-column-properties style:column-width="5.837cm"/>
    </style:style>
    <style:style style:name="Tabla19.C" style:family="table-column">
      <style:table-column-properties style:column-width="5.84cm"/>
    </style:style>
    <style:style style:name="Tabla19.1" style:family="table-row">
      <style:table-row-properties fo:keep-together="auto"/>
    </style:style>
    <style:style style:name="Tabla19.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20" style:family="table">
      <style:table-properties style:width="17.575cm" fo:margin-left="-0.009cm" fo:margin-top="0cm" fo:margin-bottom="0cm" table:align="left" style:writing-mode="lr-tb"/>
    </style:style>
    <style:style style:name="Tabla20.A" style:family="table-column">
      <style:table-column-properties style:column-width="5.897cm"/>
    </style:style>
    <style:style style:name="Tabla20.B" style:family="table-column">
      <style:table-column-properties style:column-width="5.837cm"/>
    </style:style>
    <style:style style:name="Tabla20.C" style:family="table-column">
      <style:table-column-properties style:column-width="5.842cm"/>
    </style:style>
    <style:style style:name="Tabla20.1" style:family="table-row">
      <style:table-row-properties fo:keep-together="auto"/>
    </style:style>
    <style:style style:name="Tabla20.A1" style:family="table-cell">
      <style:table-cell-properties fo:background-color="#ffffff" fo:padding-left="0.072cm" fo:padding-right="0.064cm" fo:padding-top="0cm" fo:padding-bottom="0cm" fo:border-left="0.25pt solid #000001" fo:border-right="0.25pt solid #000001" fo:border-top="0.5pt solid #000001" fo:border-bottom="0.25pt solid #000001">
        <style:background-image/>
      </style:table-cell-properties>
    </style:style>
    <style:style style:name="Tabla21" style:family="table">
      <style:table-properties style:width="15.282cm" fo:margin-left="-0.122cm" fo:margin-top="0cm" fo:margin-bottom="0cm" table:align="left" style:writing-mode="lr-tb"/>
    </style:style>
    <style:style style:name="Tabla21.A" style:family="table-column">
      <style:table-column-properties style:column-width="3.468cm"/>
    </style:style>
    <style:style style:name="Tabla21.B" style:family="table-column">
      <style:table-column-properties style:column-width="9.072cm"/>
    </style:style>
    <style:style style:name="Tabla21.C" style:family="table-column">
      <style:table-column-properties style:column-width="2.743cm"/>
    </style:style>
    <style:style style:name="Tabla21.1" style:family="table-row">
      <style:table-row-properties fo:keep-together="auto"/>
    </style:style>
    <style:style style:name="Tabla21.A1" style:family="table-cell">
      <style:table-cell-properties fo:background-color="#ffffff" fo:padding-left="0.018cm" fo:padding-right="0.018cm" fo:padding-top="0cm" fo:padding-bottom="0cm" fo:border-left="0.25pt solid #000001" fo:border-right="0.25pt solid #000001" fo:border-top="0.25pt solid #000001" fo:border-bottom="0.5pt solid #000001">
        <style:background-image/>
      </style:table-cell-properties>
    </style:style>
    <style:style style:name="Tabla22" style:family="table">
      <style:table-properties style:width="15.282cm" fo:margin-left="-0.122cm" fo:margin-top="0cm" fo:margin-bottom="0cm" table:align="left" style:writing-mode="lr-tb"/>
    </style:style>
    <style:style style:name="Tabla22.A" style:family="table-column">
      <style:table-column-properties style:column-width="3.468cm"/>
    </style:style>
    <style:style style:name="Tabla22.B" style:family="table-column">
      <style:table-column-properties style:column-width="0.288cm"/>
    </style:style>
    <style:style style:name="Tabla22.C" style:family="table-column">
      <style:table-column-properties style:column-width="11.527cm"/>
    </style:style>
    <style:style style:name="Tabla22.1" style:family="table-row">
      <style:table-row-properties fo:keep-together="auto"/>
    </style:style>
    <style:style style:name="Tabla22.A1" style:family="table-cell">
      <style:table-cell-properties fo:background-color="#ffffff" fo:padding-left="0.018cm" fo:padding-right="0.018cm" fo:padding-top="0cm" fo:padding-bottom="0cm" fo:border-left="0.25pt solid #000001" fo:border-right="0.25pt solid #000001" fo:border-top="0.5pt solid #000001" fo:border-bottom="0.25pt solid #000001">
        <style:background-image/>
      </style:table-cell-properties>
    </style:style>
    <style:style style:name="Tabla23" style:family="table">
      <style:table-properties style:width="15.282cm" fo:margin-left="-0.122cm" fo:margin-top="0cm" fo:margin-bottom="0cm" table:align="left" style:writing-mode="lr-tb"/>
    </style:style>
    <style:style style:name="Tabla23.A" style:family="table-column">
      <style:table-column-properties style:column-width="3.468cm"/>
    </style:style>
    <style:style style:name="Tabla23.B" style:family="table-column">
      <style:table-column-properties style:column-width="9.072cm"/>
    </style:style>
    <style:style style:name="Tabla23.C" style:family="table-column">
      <style:table-column-properties style:column-width="2.743cm"/>
    </style:style>
    <style:style style:name="Tabla23.1" style:family="table-row">
      <style:table-row-properties fo:keep-together="auto"/>
    </style:style>
    <style:style style:name="Tabla23.A1" style:family="table-cell">
      <style:table-cell-properties fo:background-color="#ffffff" fo:padding-left="0.018cm" fo:padding-right="0.018cm" fo:padding-top="0cm" fo:padding-bottom="0cm" fo:border-left="0.25pt solid #000001" fo:border-right="0.25pt solid #000001" fo:border-top="0.25pt solid #000001" fo:border-bottom="0.5pt solid #000001">
        <style:background-image/>
      </style:table-cell-properties>
    </style:style>
    <style:style style:name="MP1" style:family="paragraph" style:parent-style-name="Header">
      <style:paragraph-properties fo:text-align="end" style:justify-single-word="false" fo:orphans="2" fo:widows="2"/>
      <style:text-properties fo:font-size="12pt" fo:language="es" fo:country="AR" style:font-size-asian="12pt" style:font-size-complex="12pt"/>
    </style:style>
    <style:style style:name="MP2"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MP3"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MP4"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MP5"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MP6" style:family="paragraph" style:parent-style-name="Head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MP7" style:family="paragraph" style:parent-style-name="Standard">
      <style:paragraph-properties fo:orphans="2" fo:widows="2"/>
      <style:text-properties fo:font-size="12pt" fo:language="es" fo:country="AR" style:font-size-asian="12pt" style:font-size-complex="12pt"/>
    </style:style>
    <style:style style:name="MP8" style:family="paragraph" style:parent-style-name="Foot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MP9"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color="#000080" fo:language="es" fo:country="AR" fo:font-weight="bold" style:font-weight-asian="bold" style:font-size-complex="12pt"/>
    </style:style>
    <style:style style:name="MP10"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language="es" fo:country="AR" style:font-size-complex="12pt"/>
    </style:style>
    <style:style style:name="MP11"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style>
    <style:style style:name="MP12" style:family="paragraph" style:parent-style-name="Standard">
      <style:paragraph-properties fo:orphans="2" fo:widows="2"/>
      <style:text-properties fo:language="es" fo:country="AR" style:font-size-complex="12pt"/>
    </style:style>
    <style:style style:name="MP13" style:family="paragraph" style:parent-style-name="Standard">
      <style:paragraph-properties fo:orphans="2" fo:widows="2"/>
      <style:text-properties fo:font-size="8pt" fo:language="es" fo:country="AR" style:font-size-asian="8pt" style:font-size-complex="12pt"/>
    </style:style>
    <style:style style:name="MP14"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font-size="8pt" fo:language="es" fo:country="AR" style:font-size-asian="8pt" style:font-size-complex="12pt"/>
    </style:style>
    <style:style style:name="MT1" style:family="text">
      <style:text-properties fo:color="#000080" style:font-size-complex="12pt"/>
    </style:style>
    <style:page-layout style:name="Mpm1">
      <style:page-layout-properties fo:page-width="21.59cm" fo:page-height="27.94cm" style:num-format="1" style:print-orientation="portrait" fo:margin-top="2.498cm" fo:margin-bottom="2.905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49cm" fo:margin-bottom="1.251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49cm" fo:margin-left="0cm" fo:margin-right="0cm" fo:margin-bottom="1.148cm" style:dynamic-spacing="true"/>
      </style:header-style>
      <style:footer-style>
        <style:header-footer-properties fo:min-height="1.247cm" fo:margin-left="0cm" fo:margin-right="0cm" fo:margin-top="1.14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279cm" fo:margin-left="0cm" fo:margin-right="0cm" fo:margin-bottom="2.178cm" style:dynamic-spacing="true"/>
      </style:header-style>
      <style:footer-style>
        <style:header-footer-properties fo:min-height="1.88cm" fo:margin-left="0cm" fo:margin-right="0cm" fo:margin-top="1.78cm" style:dynamic-spacing="true"/>
      </style:footer-style>
    </style:page-layout>
    <style:page-layout style:name="Mpm5">
      <style:page-layout-properties fo:page-width="21.59cm" fo:page-height="27.94cm" style:num-format="1" style:print-orientation="portrait" fo:margin-top="0cm" fo:margin-bottom="0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2.499cm" fo:margin-left="0cm" fo:margin-right="0cm" fo:margin-top="2.399cm" style:dynamic-spacing="true"/>
      </style:footer-style>
    </style:page-layout>
    <style:page-layout style:name="Mpm6">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49cm" fo:margin-left="0cm" fo:margin-right="0cm" fo:margin-bottom="1.148cm" style:dynamic-spacing="true"/>
      </style:header-style>
      <style:footer-style>
        <style:header-footer-properties fo:min-height="1.249cm" fo:margin-left="0cm" fo:margin-right="0cm" fo:margin-top="1.148cm" style:dynamic-spacing="true"/>
      </style:footer-style>
    </style:page-layout>
    <style:page-layout style:name="Mpm7">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279cm" fo:margin-left="0cm" fo:margin-right="0cm" fo:margin-bottom="2.178cm" style:dynamic-spacing="true"/>
      </style:header-style>
      <style:footer-style>
        <style:header-footer-properties fo:min-height="2.402cm" fo:margin-left="0cm" fo:margin-right="0cm" fo:margin-top="2.302cm" style:dynamic-spacing="true"/>
      </style:footer-style>
    </style:page-layout>
    <style:page-layout style:name="Mpm8">
      <style:page-layout-properties fo:page-width="21.59cm" fo:page-height="27.94cm" style:num-format="1" style:print-orientation="portrait" fo:margin-top="1.251cm" fo:margin-bottom="1.251cm" fo:margin-left="1.012cm" fo:margin-right="2.999cm" style:writing-mode="lr-tb" style:layout-grid-color="#c0c0c0" style:layout-grid-lines="2278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655cm" fo:margin-left="0cm" fo:margin-right="0cm" fo:margin-bottom="2.554cm" style:dynamic-spacing="true"/>
      </style:header-style>
      <style:footer-style>
        <style:header-footer-properties fo:min-height="2.574cm" fo:margin-left="0cm" fo:margin-right="0cm" fo:margin-top="2.473cm" style:dynamic-spacing="true"/>
      </style:footer-style>
    </style:page-layout>
  </office:automatic-styles>
  <office:master-styles>
    <style:master-page style:name="Standard" style:page-layout-name="Mpm1"/>
    <style:master-page style:name="Converted1" style:page-layout-name="Mpm2">
      <style:header>
        <text:p text:style-name="MP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2"/>
            </table:table-cell>
            <table:table-cell table:style-name="Tabla5.A1" office:value-type="string">
              <text:p text:style-name="MP3"/>
              <text:p text:style-name="MP2"/>
            </table:table-cell>
            <table:table-cell table:style-name="Tabla5.A1" office:value-type="string">
              <text:p text:style-name="MP4"/>
              <text:p text:style-name="MP5"/>
            </table:table-cell>
          </table:table-row>
        </table:table>
        <text:p text:style-name="MP6"/>
      </style:header>
      <style:footer>
        <text:p text:style-name="MP7"/>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5"/>
            </table:table-cell>
            <table:table-cell table:style-name="Tabla6.A1" office:value-type="string">
              <text:p text:style-name="MP7"/>
            </table:table-cell>
            <table:table-cell table:style-name="Tabla6.A1" office:value-type="string">
              <text:p text:style-name="MP5"/>
            </table:table-cell>
          </table:table-row>
        </table:table>
        <text:p text:style-name="MP8"/>
      </style:footer>
    </style:master-page>
    <style:master-page style:name="Converted2" style:page-layout-name="Mpm3"/>
    <style:master-page style:name="Converted3" style:page-layout-name="Mpm4">
      <style:header>
        <text:p text:style-name="MP1"/>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2"/>
            </table:table-cell>
            <table:table-cell table:style-name="Tabla7.A1" office:value-type="string">
              <text:p text:style-name="MP3"/>
              <text:p text:style-name="MP2"/>
            </table:table-cell>
            <table:table-cell table:style-name="Tabla7.A1" office:value-type="string">
              <text:p text:style-name="MP4"/>
              <text:p text:style-name="MP5"/>
            </table:table-cell>
          </table:table-row>
        </table:table>
        <text:p text:style-name="MP6"/>
      </style:header>
      <style:footer>
        <text:p text:style-name="MP7"/>
        <text:p text:style-name="MP8"/>
      </style:footer>
    </style:master-page>
    <style:master-page style:name="Converted4" style:page-layout-name="Mpm5">
      <style:header>
        <text:p text:style-name="MP1"/>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2"/>
            </table:table-cell>
            <table:table-cell table:style-name="Tabla9.A1" office:value-type="string">
              <text:p text:style-name="MP3"/>
              <text:p text:style-name="MP2"/>
            </table:table-cell>
            <table:table-cell table:style-name="Tabla9.A1" office:value-type="string">
              <text:p text:style-name="MP4"/>
              <text:p text:style-name="MP5"/>
            </table:table-cell>
          </table:table-row>
        </table:table>
        <text:p text:style-name="MP6"/>
      </style:header>
      <style:footer>
        <text:p text:style-name="MP7"/>
        <text:p text:style-name="MP8"/>
      </style:footer>
    </style:master-page>
    <style:master-page style:name="Converted5" style:page-layout-name="Mpm6">
      <style:header>
        <text:p text:style-name="MP1"/>
        <text:p text:style-name="MP6"/>
      </style:header>
      <style:footer>
        <text:p text:style-name="MP7"/>
        <text:p text:style-name="MP8"/>
      </style:footer>
    </style:master-page>
    <style:master-page style:name="Converted6" style:page-layout-name="Mpm7">
      <style:header>
        <text:p text:style-name="MP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MP2"/>
            </table:table-cell>
            <table:table-cell table:style-name="Tabla19.A1" office:value-type="string">
              <text:p text:style-name="MP3"/>
              <text:p text:style-name="MP2"/>
            </table:table-cell>
            <table:table-cell table:style-name="Tabla19.A1" office:value-type="string">
              <text:p text:style-name="MP4"/>
              <text:p text:style-name="MP5"/>
            </table:table-cell>
          </table:table-row>
        </table:table>
        <text:p text:style-name="MP6"/>
      </style:header>
      <style:footer>
        <text:p text:style-name="MP7"/>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MP5"/>
            </table:table-cell>
            <table:table-cell table:style-name="Tabla20.A1" office:value-type="string">
              <text:p text:style-name="MP7"/>
            </table:table-cell>
            <table:table-cell table:style-name="Tabla20.A1" office:value-type="string">
              <text:p text:style-name="MP5"/>
            </table:table-cell>
          </table:table-row>
        </table:table>
        <text:p text:style-name="MP8"/>
      </style:footer>
    </style:master-page>
    <style:master-page style:name="Converted7" style:page-layout-name="Mpm6">
      <style:header>
        <text:p text:style-name="MP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MP2"/>
            </table:table-cell>
            <table:table-cell table:style-name="Tabla21.A1" office:value-type="string">
              <text:p text:style-name="MP9">[Nombre del proyecto]</text:p>
              <text:p text:style-name="MP9">Especificación de requisitos de software</text:p>
            </table:table-cell>
            <table:table-cell table:style-name="Tabla21.A1" office:value-type="string">
              <text:p text:style-name="MP10">Rev. [99.99]</text:p>
              <text:p text:style-name="MP11"><text:span text:style-name="MT1">Pág. </text:span><text:span text:style-name="MT1"><text:page-number text:select-page="current">0</text:page-number></text:span></text:p>
            </table:table-cell>
          </table:table-row>
        </table:table>
        <text:p text:style-name="MP1"/>
        <text:p text:style-name="MP6"/>
        <text:p text:style-name="MP12"/>
      </style:header>
      <style:footer>
        <text:p text:style-name="MP7"/>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MP5"/>
            </table:table-cell>
            <table:table-cell table:style-name="Tabla22.A1" office:value-type="string">
              <text:p text:style-name="MP13"><text:line-break/></text:p>
            </table:table-cell>
            <table:table-cell table:style-name="Tabla22.A1" office:value-type="string">
              <text:p text:style-name="MP14">Descripción de requisitos del sofware</text:p>
            </table:table-cell>
          </table:table-row>
        </table:table>
        <text:p text:style-name="MP7"/>
        <text:p text:style-name="MP8"/>
        <text:p text:style-name="MP12"/>
      </style:footer>
    </style:master-page>
    <style:master-page style:name="Converted8" style:page-layout-name="Mpm8">
      <style:header>
        <text:p text:style-name="MP1"/>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MP2"/>
            </table:table-cell>
            <table:table-cell table:style-name="Tabla23.A1" office:value-type="string">
              <text:p text:style-name="MP9">[Nombre del proyecto]</text:p>
              <text:p text:style-name="MP9">Especificación de requisitos de software</text:p>
            </table:table-cell>
            <table:table-cell table:style-name="Tabla23.A1" office:value-type="string">
              <text:p text:style-name="MP10">Rev. [99.99]</text:p>
              <text:p text:style-name="MP11"><text:span text:style-name="MT1">Pág. </text:span><text:span text:style-name="MT1"><text:page-number text:select-page="current">0</text:page-number></text:span></text:p>
            </table:table-cell>
          </table:table-row>
        </table:table>
        <text:p text:style-name="MP1"/>
        <text:p text:style-name="MP6"/>
        <text:p text:style-name="MP12"/>
      </style:header>
      <style:footer>
        <text:p text:style-name="MP7"/>
        <text:p text:style-name="MP7"/>
        <text:p text:style-name="MP8"/>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editing-cycles>51</meta:editing-cycles>
    <meta:creation-date>2014-05-05T02:53:00</meta:creation-date>
    <dc:date>2014-05-05T13:43:06.776000000</dc:date>
    <meta:editing-duration>PT4H1M55S</meta:editing-duration>
    <meta:generator>LibreOffice/4.2.3.3$Windows_x86 LibreOffice_project/882f8a0a489bc99a9e60c7905a60226254cb6ff0</meta:generator>
    <meta:document-statistic meta:table-count="25" meta:image-count="0" meta:object-count="0" meta:page-count="16" meta:paragraph-count="418" meta:word-count="3097" meta:character-count="19561" meta:non-whitespace-character-count="168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